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02in"/>
    </style:style>
    <style:style style:name="co2" style:family="table-column">
      <style:table-column-properties fo:break-before="auto" style:column-width="1.3319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307in"/>
    </style:style>
    <style:style style:name="co6" style:family="table-column">
      <style:table-column-properties fo:break-before="auto" style:column-width="1.4736in"/>
    </style:style>
    <style:style style:name="co7" style:family="table-column">
      <style:table-column-properties fo:break-before="auto" style:column-width="2.3465in"/>
    </style:style>
    <style:style style:name="co8" style:family="table-column">
      <style:table-column-properties fo:break-before="auto" style:column-width="2.6071in"/>
    </style:style>
    <style:style style:name="co9" style:family="table-column">
      <style:table-column-properties fo:break-before="auto" style:column-width="1.4673in"/>
    </style:style>
    <style:style style:name="co10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0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at Feb  8 23:03:05 2025_oak_image_stereo_test6_rap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1013" table:default-cell-style-name="Default"/>
        <table:table-row table:style-name="ro1">
          <table:table-cell office:value-type="string" calcext:value-type="string">
            <text:p>msg_published_time</text:p>
          </table:table-cell>
          <table:table-cell office:value-type="string" calcext:value-type="string">
            <text:p>msg_received_time</text:p>
          </table:table-cell>
          <table:table-cell office:value-type="string" calcext:value-type="string">
            <text:p>uint32_height</text:p>
          </table:table-cell>
          <table:table-cell office:value-type="string" calcext:value-type="string">
            <text:p>uint32_width</text:p>
          </table:table-cell>
          <table:table-cell office:value-type="string" calcext:value-type="string">
            <text:p>uint32_step</text:p>
          </table:table-cell>
          <table:table-cell office:value-type="string" calcext:value-type="string">
            <text:p>uint8_data_size.bytes</text:p>
          </table:table-cell>
          <table:table-cell/>
          <table:table-cell office:value-type="string" calcext:value-type="string">
            <text:p>Latency = received – published time (s)</text:p>
          </table:table-cell>
          <table:table-cell/>
          <table:table-cell office:value-type="string" calcext:value-type="string">
            <text:p>Actual latency rap (s)</text:p>
          </table:table-cell>
          <table:table-cell office:value-type="string" calcext:value-type="string">
            <text:p>Median latency plot (s)</text:p>
          </table:table-cell>
          <table:table-cell table:number-columns-repeated="1013"/>
        </table:table-row>
        <table:table-row table:style-name="ro1">
          <table:table-cell office:value-type="float" office:value="1739055786.025" calcext:value-type="float">
            <text:p>1739055786.025</text:p>
          </table:table-cell>
          <table:table-cell office:value-type="float" office:value="1739055786.986" calcext:value-type="float">
            <text:p>1739055786.98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]-[.A2]" office:value-type="float" office:value="0.960999965667725" calcext:value-type="float">
            <text:p>0.960999965667725</text:p>
          </table:table-cell>
          <table:table-cell/>
          <table:table-cell table:formula="of:=[.H2] - [.$H$366]" office:value-type="float" office:value="0.382999897003174" calcext:value-type="float">
            <text:p>0.38299989700317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786.991" calcext:value-type="float">
            <text:p>1739055786.991</text:p>
          </table:table-cell>
          <table:table-cell office:value-type="float" office:value="1739055787.964" calcext:value-type="float">
            <text:p>1739055787.96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]-[.A3]" office:value-type="float" office:value="0.973000049591064" calcext:value-type="float">
            <text:p>0.973000049591064</text:p>
          </table:table-cell>
          <table:table-cell/>
          <table:table-cell table:formula="of:=[.H3] - [.$H$366]" office:value-type="float" office:value="0.394999980926513" calcext:value-type="float">
            <text:p>0.39499998092651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788.091" calcext:value-type="float">
            <text:p>1739055788.091</text:p>
          </table:table-cell>
          <table:table-cell office:value-type="float" office:value="1739055788.907" calcext:value-type="float">
            <text:p>1739055788.90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]-[.A4]" office:value-type="float" office:value="0.815999984741211" calcext:value-type="float">
            <text:p>0.815999984741211</text:p>
          </table:table-cell>
          <table:table-cell/>
          <table:table-cell table:formula="of:=[.H4] - [.$H$366]" office:value-type="float" office:value="0.23799991607666" calcext:value-type="float">
            <text:p>0.2379999160766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788.991" calcext:value-type="float">
            <text:p>1739055788.991</text:p>
          </table:table-cell>
          <table:table-cell office:value-type="float" office:value="1739055790.084" calcext:value-type="float">
            <text:p>1739055790.08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]-[.A5]" office:value-type="float" office:value="1.09300017356873" calcext:value-type="float">
            <text:p>1.09300017356873</text:p>
          </table:table-cell>
          <table:table-cell/>
          <table:table-cell table:formula="of:=[.H5] - [.$H$366]" office:value-type="float" office:value="0.515000104904175" calcext:value-type="float">
            <text:p>0.51500010490417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789.991" calcext:value-type="float">
            <text:p>1739055789.991</text:p>
          </table:table-cell>
          <table:table-cell office:value-type="float" office:value="1739055791.015" calcext:value-type="float">
            <text:p>1739055791.01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]-[.A6]" office:value-type="float" office:value="1.02400016784668" calcext:value-type="float">
            <text:p>1.02400016784668</text:p>
          </table:table-cell>
          <table:table-cell/>
          <table:table-cell table:formula="of:=[.H6] - [.$H$366]" office:value-type="float" office:value="0.446000099182129" calcext:value-type="float">
            <text:p>0.44600009918212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791.025" calcext:value-type="float">
            <text:p>1739055791.025</text:p>
          </table:table-cell>
          <table:table-cell office:value-type="float" office:value="1739055791.986" calcext:value-type="float">
            <text:p>1739055791.98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]-[.A7]" office:value-type="float" office:value="0.960999965667725" calcext:value-type="float">
            <text:p>0.960999965667725</text:p>
          </table:table-cell>
          <table:table-cell/>
          <table:table-cell table:formula="of:=[.H7] - [.$H$366]" office:value-type="float" office:value="0.382999897003174" calcext:value-type="float">
            <text:p>0.38299989700317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792.025" calcext:value-type="float">
            <text:p>1739055792.025</text:p>
          </table:table-cell>
          <table:table-cell office:value-type="float" office:value="1739055792.927" calcext:value-type="float">
            <text:p>1739055792.92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]-[.A8]" office:value-type="float" office:value="0.901999950408936" calcext:value-type="float">
            <text:p>0.901999950408936</text:p>
          </table:table-cell>
          <table:table-cell/>
          <table:table-cell table:formula="of:=[.H8] - [.$H$366]" office:value-type="float" office:value="0.323999881744385" calcext:value-type="float">
            <text:p>0.32399988174438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793.025" calcext:value-type="float">
            <text:p>1739055793.025</text:p>
          </table:table-cell>
          <table:table-cell office:value-type="float" office:value="1739055793.925" calcext:value-type="float">
            <text:p>1739055793.92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]-[.A9]" office:value-type="float" office:value="0.899999856948853" calcext:value-type="float">
            <text:p>0.899999856948853</text:p>
          </table:table-cell>
          <table:table-cell/>
          <table:table-cell table:formula="of:=[.H9] - [.$H$366]" office:value-type="float" office:value="0.321999788284302" calcext:value-type="float">
            <text:p>0.32199978828430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794.025" calcext:value-type="float">
            <text:p>1739055794.025</text:p>
          </table:table-cell>
          <table:table-cell office:value-type="float" office:value="1739055794.934" calcext:value-type="float">
            <text:p>1739055794.93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]-[.A10]" office:value-type="float" office:value="0.908999919891357" calcext:value-type="float">
            <text:p>0.908999919891357</text:p>
          </table:table-cell>
          <table:table-cell/>
          <table:table-cell table:formula="of:=[.H10] - [.$H$366]" office:value-type="float" office:value="0.330999851226806" calcext:value-type="float">
            <text:p>0.33099985122680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794.991" calcext:value-type="float">
            <text:p>1739055794.991</text:p>
          </table:table-cell>
          <table:table-cell office:value-type="float" office:value="1739055795.937" calcext:value-type="float">
            <text:p>1739055795.93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]-[.A11]" office:value-type="float" office:value="0.946000099182129" calcext:value-type="float">
            <text:p>0.946000099182129</text:p>
          </table:table-cell>
          <table:table-cell/>
          <table:table-cell table:formula="of:=[.H11] - [.$H$366]" office:value-type="float" office:value="0.368000030517578" calcext:value-type="float">
            <text:p>0.36800003051757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796.091" calcext:value-type="float">
            <text:p>1739055796.091</text:p>
          </table:table-cell>
          <table:table-cell office:value-type="float" office:value="1739055797.038" calcext:value-type="float">
            <text:p>1739055797.03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]-[.A12]" office:value-type="float" office:value="0.947000026702881" calcext:value-type="float">
            <text:p>0.947000026702881</text:p>
          </table:table-cell>
          <table:table-cell/>
          <table:table-cell table:formula="of:=[.H12] - [.$H$366]" office:value-type="float" office:value="0.36899995803833" calcext:value-type="float">
            <text:p>0.3689999580383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796.991" calcext:value-type="float">
            <text:p>1739055796.991</text:p>
          </table:table-cell>
          <table:table-cell office:value-type="float" office:value="1739055797.956" calcext:value-type="float">
            <text:p>1739055797.95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]-[.A13]" office:value-type="float" office:value="0.965000152587891" calcext:value-type="float">
            <text:p>0.965000152587891</text:p>
          </table:table-cell>
          <table:table-cell/>
          <table:table-cell table:formula="of:=[.H13] - [.$H$366]" office:value-type="float" office:value="0.38700008392334" calcext:value-type="float">
            <text:p>0.3870000839233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798.058" calcext:value-type="float">
            <text:p>1739055798.058</text:p>
          </table:table-cell>
          <table:table-cell office:value-type="float" office:value="1739055798.934" calcext:value-type="float">
            <text:p>1739055798.93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]-[.A14]" office:value-type="float" office:value="0.875999927520752" calcext:value-type="float">
            <text:p>0.875999927520752</text:p>
          </table:table-cell>
          <table:table-cell/>
          <table:table-cell table:formula="of:=[.H14] - [.$H$366]" office:value-type="float" office:value="0.297999858856201" calcext:value-type="float">
            <text:p>0.29799985885620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799.025" calcext:value-type="float">
            <text:p>1739055799.025</text:p>
          </table:table-cell>
          <table:table-cell office:value-type="float" office:value="1739055799.935" calcext:value-type="float">
            <text:p>1739055799.93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]-[.A15]" office:value-type="float" office:value="0.909999847412109" calcext:value-type="float">
            <text:p>0.909999847412109</text:p>
          </table:table-cell>
          <table:table-cell/>
          <table:table-cell table:formula="of:=[.H15] - [.$H$366]" office:value-type="float" office:value="0.331999778747558" calcext:value-type="float">
            <text:p>0.33199977874755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00.125" calcext:value-type="float">
            <text:p>1739055800.125</text:p>
          </table:table-cell>
          <table:table-cell office:value-type="float" office:value="1739055800.947" calcext:value-type="float">
            <text:p>1739055800.94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]-[.A16]" office:value-type="float" office:value="0.822000026702881" calcext:value-type="float">
            <text:p>0.822000026702881</text:p>
          </table:table-cell>
          <table:table-cell/>
          <table:table-cell table:formula="of:=[.H16] - [.$H$366]" office:value-type="float" office:value="0.24399995803833" calcext:value-type="float">
            <text:p>0.2439999580383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01.091" calcext:value-type="float">
            <text:p>1739055801.091</text:p>
          </table:table-cell>
          <table:table-cell office:value-type="float" office:value="1739055801.952" calcext:value-type="float">
            <text:p>1739055801.95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]-[.A17]" office:value-type="float" office:value="0.860999822616577" calcext:value-type="float">
            <text:p>0.860999822616577</text:p>
          </table:table-cell>
          <table:table-cell/>
          <table:table-cell table:formula="of:=[.H17] - [.$H$366]" office:value-type="float" office:value="0.282999753952026" calcext:value-type="float">
            <text:p>0.28299975395202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02.058" calcext:value-type="float">
            <text:p>1739055802.058</text:p>
          </table:table-cell>
          <table:table-cell office:value-type="float" office:value="1739055802.957" calcext:value-type="float">
            <text:p>1739055802.95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]-[.A18]" office:value-type="float" office:value="0.898999929428101" calcext:value-type="float">
            <text:p>0.898999929428101</text:p>
          </table:table-cell>
          <table:table-cell/>
          <table:table-cell table:formula="of:=[.H18] - [.$H$366]" office:value-type="float" office:value="0.32099986076355" calcext:value-type="float">
            <text:p>0.3209998607635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03.025" calcext:value-type="float">
            <text:p>1739055803.025</text:p>
          </table:table-cell>
          <table:table-cell office:value-type="float" office:value="1739055803.949" calcext:value-type="float">
            <text:p>1739055803.94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]-[.A19]" office:value-type="float" office:value="0.923999786376953" calcext:value-type="float">
            <text:p>0.923999786376953</text:p>
          </table:table-cell>
          <table:table-cell/>
          <table:table-cell table:formula="of:=[.H19] - [.$H$366]" office:value-type="float" office:value="0.345999717712402" calcext:value-type="float">
            <text:p>0.34599971771240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04.125" calcext:value-type="float">
            <text:p>1739055804.125</text:p>
          </table:table-cell>
          <table:table-cell office:value-type="float" office:value="1739055804.955" calcext:value-type="float">
            <text:p>1739055804.95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]-[.A20]" office:value-type="float" office:value="0.829999923706055" calcext:value-type="float">
            <text:p>0.829999923706055</text:p>
          </table:table-cell>
          <table:table-cell/>
          <table:table-cell table:formula="of:=[.H20] - [.$H$366]" office:value-type="float" office:value="0.251999855041504" calcext:value-type="float">
            <text:p>0.25199985504150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05.025" calcext:value-type="float">
            <text:p>1739055805.025</text:p>
          </table:table-cell>
          <table:table-cell office:value-type="float" office:value="1739055805.967" calcext:value-type="float">
            <text:p>1739055805.96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]-[.A21]" office:value-type="float" office:value="0.941999912261963" calcext:value-type="float">
            <text:p>0.941999912261963</text:p>
          </table:table-cell>
          <table:table-cell/>
          <table:table-cell table:formula="of:=[.H21] - [.$H$366]" office:value-type="float" office:value="0.363999843597412" calcext:value-type="float">
            <text:p>0.36399984359741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06.058" calcext:value-type="float">
            <text:p>1739055806.058</text:p>
          </table:table-cell>
          <table:table-cell office:value-type="float" office:value="1739055806.955" calcext:value-type="float">
            <text:p>1739055806.95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]-[.A22]" office:value-type="float" office:value="0.896999835968018" calcext:value-type="float">
            <text:p>0.896999835968018</text:p>
          </table:table-cell>
          <table:table-cell/>
          <table:table-cell table:formula="of:=[.H22] - [.$H$366]" office:value-type="float" office:value="0.318999767303467" calcext:value-type="float">
            <text:p>0.31899976730346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07.058" calcext:value-type="float">
            <text:p>1739055807.058</text:p>
          </table:table-cell>
          <table:table-cell office:value-type="float" office:value="1739055807.966" calcext:value-type="float">
            <text:p>1739055807.96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]-[.A23]" office:value-type="float" office:value="0.907999992370606" calcext:value-type="float">
            <text:p>0.907999992370606</text:p>
          </table:table-cell>
          <table:table-cell/>
          <table:table-cell table:formula="of:=[.H23] - [.$H$366]" office:value-type="float" office:value="0.329999923706054" calcext:value-type="float">
            <text:p>0.32999992370605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08.091" calcext:value-type="float">
            <text:p>1739055808.091</text:p>
          </table:table-cell>
          <table:table-cell office:value-type="float" office:value="1739055808.974" calcext:value-type="float">
            <text:p>1739055808.97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]-[.A24]" office:value-type="float" office:value="0.882999897003174" calcext:value-type="float">
            <text:p>0.882999897003174</text:p>
          </table:table-cell>
          <table:table-cell/>
          <table:table-cell table:formula="of:=[.H24] - [.$H$366]" office:value-type="float" office:value="0.304999828338623" calcext:value-type="float">
            <text:p>0.30499982833862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09.025" calcext:value-type="float">
            <text:p>1739055809.025</text:p>
          </table:table-cell>
          <table:table-cell office:value-type="float" office:value="1739055809.974" calcext:value-type="float">
            <text:p>1739055809.97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]-[.A25]" office:value-type="float" office:value="0.948999881744385" calcext:value-type="float">
            <text:p>0.948999881744385</text:p>
          </table:table-cell>
          <table:table-cell/>
          <table:table-cell table:formula="of:=[.H25] - [.$H$366]" office:value-type="float" office:value="0.370999813079834" calcext:value-type="float">
            <text:p>0.37099981307983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10.025" calcext:value-type="float">
            <text:p>1739055810.025</text:p>
          </table:table-cell>
          <table:table-cell office:value-type="float" office:value="1739055810.965" calcext:value-type="float">
            <text:p>1739055810.96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]-[.A26]" office:value-type="float" office:value="0.93999981880188" calcext:value-type="float">
            <text:p>0.93999981880188</text:p>
          </table:table-cell>
          <table:table-cell/>
          <table:table-cell table:formula="of:=[.H26] - [.$H$366]" office:value-type="float" office:value="0.361999750137329" calcext:value-type="float">
            <text:p>0.36199975013732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11.058" calcext:value-type="float">
            <text:p>1739055811.058</text:p>
          </table:table-cell>
          <table:table-cell office:value-type="float" office:value="1739055811.985" calcext:value-type="float">
            <text:p>1739055811.98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]-[.A27]" office:value-type="float" office:value="0.926999807357788" calcext:value-type="float">
            <text:p>0.926999807357788</text:p>
          </table:table-cell>
          <table:table-cell/>
          <table:table-cell table:formula="of:=[.H27] - [.$H$366]" office:value-type="float" office:value="0.348999738693237" calcext:value-type="float">
            <text:p>0.34899973869323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12.158" calcext:value-type="float">
            <text:p>1739055812.158</text:p>
          </table:table-cell>
          <table:table-cell office:value-type="float" office:value="1739055812.968" calcext:value-type="float">
            <text:p>1739055812.96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]-[.A28]" office:value-type="float" office:value="0.809999942779541" calcext:value-type="float">
            <text:p>0.809999942779541</text:p>
          </table:table-cell>
          <table:table-cell/>
          <table:table-cell table:formula="of:=[.H28] - [.$H$366]" office:value-type="float" office:value="0.23199987411499" calcext:value-type="float">
            <text:p>0.2319998741149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13.091" calcext:value-type="float">
            <text:p>1739055813.091</text:p>
          </table:table-cell>
          <table:table-cell office:value-type="float" office:value="1739055813.979" calcext:value-type="float">
            <text:p>1739055813.97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]-[.A29]" office:value-type="float" office:value="0.888000011444092" calcext:value-type="float">
            <text:p>0.888000011444092</text:p>
          </table:table-cell>
          <table:table-cell/>
          <table:table-cell table:formula="of:=[.H29] - [.$H$366]" office:value-type="float" office:value="0.309999942779541" calcext:value-type="float">
            <text:p>0.30999994277954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14.091" calcext:value-type="float">
            <text:p>1739055814.091</text:p>
          </table:table-cell>
          <table:table-cell office:value-type="float" office:value="1739055814.983" calcext:value-type="float">
            <text:p>1739055814.98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]-[.A30]" office:value-type="float" office:value="0.891999959945679" calcext:value-type="float">
            <text:p>0.891999959945679</text:p>
          </table:table-cell>
          <table:table-cell/>
          <table:table-cell table:formula="of:=[.H30] - [.$H$366]" office:value-type="float" office:value="0.313999891281128" calcext:value-type="float">
            <text:p>0.31399989128112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15.125" calcext:value-type="float">
            <text:p>1739055815.125</text:p>
          </table:table-cell>
          <table:table-cell office:value-type="float" office:value="1739055816.059" calcext:value-type="float">
            <text:p>1739055816.05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]-[.A31]" office:value-type="float" office:value="0.934000015258789" calcext:value-type="float">
            <text:p>0.934000015258789</text:p>
          </table:table-cell>
          <table:table-cell/>
          <table:table-cell table:formula="of:=[.H31] - [.$H$366]" office:value-type="float" office:value="0.355999946594238" calcext:value-type="float">
            <text:p>0.35599994659423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16.092" calcext:value-type="float">
            <text:p>1739055816.092</text:p>
          </table:table-cell>
          <table:table-cell office:value-type="float" office:value="1739055816.985" calcext:value-type="float">
            <text:p>1739055816.98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]-[.A32]" office:value-type="float" office:value="0.892999887466431" calcext:value-type="float">
            <text:p>0.892999887466431</text:p>
          </table:table-cell>
          <table:table-cell/>
          <table:table-cell table:formula="of:=[.H32] - [.$H$366]" office:value-type="float" office:value="0.31499981880188" calcext:value-type="float">
            <text:p>0.3149998188018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17.058" calcext:value-type="float">
            <text:p>1739055817.058</text:p>
          </table:table-cell>
          <table:table-cell office:value-type="float" office:value="1739055817.998" calcext:value-type="float">
            <text:p>1739055817.99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]-[.A33]" office:value-type="float" office:value="0.93999981880188" calcext:value-type="float">
            <text:p>0.93999981880188</text:p>
          </table:table-cell>
          <table:table-cell/>
          <table:table-cell table:formula="of:=[.H33] - [.$H$366]" office:value-type="float" office:value="0.361999750137329" calcext:value-type="float">
            <text:p>0.36199975013732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17.091" calcext:value-type="float">
            <text:p>1739055817.091</text:p>
          </table:table-cell>
          <table:table-cell office:value-type="float" office:value="1739055818.297" calcext:value-type="float">
            <text:p>1739055818.29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]-[.A34]" office:value-type="float" office:value="1.20599985122681" calcext:value-type="float">
            <text:p>1.20599985122681</text:p>
          </table:table-cell>
          <table:table-cell/>
          <table:table-cell table:formula="of:=[.H34] - [.$H$366]" office:value-type="float" office:value="0.627999782562256" calcext:value-type="float">
            <text:p>0.62799978256225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18.091" calcext:value-type="float">
            <text:p>1739055818.091</text:p>
          </table:table-cell>
          <table:table-cell office:value-type="float" office:value="1739055818.985" calcext:value-type="float">
            <text:p>1739055818.98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]-[.A35]" office:value-type="float" office:value="0.893999814987183" calcext:value-type="float">
            <text:p>0.893999814987183</text:p>
          </table:table-cell>
          <table:table-cell/>
          <table:table-cell table:formula="of:=[.H35] - [.$H$366]" office:value-type="float" office:value="0.315999746322632" calcext:value-type="float">
            <text:p>0.31599974632263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19.092" calcext:value-type="float">
            <text:p>1739055819.092</text:p>
          </table:table-cell>
          <table:table-cell office:value-type="float" office:value="1739055820.014" calcext:value-type="float">
            <text:p>1739055820.01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6]-[.A36]" office:value-type="float" office:value="0.921999931335449" calcext:value-type="float">
            <text:p>0.921999931335449</text:p>
          </table:table-cell>
          <table:table-cell/>
          <table:table-cell table:formula="of:=[.H36] - [.$H$366]" office:value-type="float" office:value="0.343999862670898" calcext:value-type="float">
            <text:p>0.34399986267089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19.992" calcext:value-type="float">
            <text:p>1739055819.992</text:p>
          </table:table-cell>
          <table:table-cell office:value-type="float" office:value="1739055820.994" calcext:value-type="float">
            <text:p>1739055820.99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7]-[.A37]" office:value-type="float" office:value="1.0019998550415" calcext:value-type="float">
            <text:p>1.0019998550415</text:p>
          </table:table-cell>
          <table:table-cell/>
          <table:table-cell table:formula="of:=[.H37] - [.$H$366]" office:value-type="float" office:value="0.423999786376953" calcext:value-type="float">
            <text:p>0.42399978637695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21.092" calcext:value-type="float">
            <text:p>1739055821.092</text:p>
          </table:table-cell>
          <table:table-cell office:value-type="float" office:value="1739055822.005" calcext:value-type="float">
            <text:p>1739055822.00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8]-[.A38]" office:value-type="float" office:value="0.913000106811523" calcext:value-type="float">
            <text:p>0.913000106811523</text:p>
          </table:table-cell>
          <table:table-cell/>
          <table:table-cell table:formula="of:=[.H38] - [.$H$366]" office:value-type="float" office:value="0.335000038146972" calcext:value-type="float">
            <text:p>0.33500003814697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22.058" calcext:value-type="float">
            <text:p>1739055822.058</text:p>
          </table:table-cell>
          <table:table-cell office:value-type="float" office:value="1739055823.002" calcext:value-type="float">
            <text:p>1739055823.00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9]-[.A39]" office:value-type="float" office:value="0.944000005722046" calcext:value-type="float">
            <text:p>0.944000005722046</text:p>
          </table:table-cell>
          <table:table-cell/>
          <table:table-cell table:formula="of:=[.H39] - [.$H$366]" office:value-type="float" office:value="0.365999937057495" calcext:value-type="float">
            <text:p>0.36599993705749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23.091" calcext:value-type="float">
            <text:p>1739055823.091</text:p>
          </table:table-cell>
          <table:table-cell office:value-type="float" office:value="1739055824.008" calcext:value-type="float">
            <text:p>1739055824.00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0]-[.A40]" office:value-type="float" office:value="0.916999816894531" calcext:value-type="float">
            <text:p>0.916999816894531</text:p>
          </table:table-cell>
          <table:table-cell/>
          <table:table-cell table:formula="of:=[.H40] - [.$H$366]" office:value-type="float" office:value="0.33899974822998" calcext:value-type="float">
            <text:p>0.3389997482299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24.058" calcext:value-type="float">
            <text:p>1739055824.058</text:p>
          </table:table-cell>
          <table:table-cell office:value-type="float" office:value="1739055825.107" calcext:value-type="float">
            <text:p>1739055825.10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1]-[.A41]" office:value-type="float" office:value="1.04900002479553" calcext:value-type="float">
            <text:p>1.04900002479553</text:p>
          </table:table-cell>
          <table:table-cell/>
          <table:table-cell table:formula="of:=[.H41] - [.$H$366]" office:value-type="float" office:value="0.470999956130981" calcext:value-type="float">
            <text:p>0.47099995613098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25.125" calcext:value-type="float">
            <text:p>1739055825.125</text:p>
          </table:table-cell>
          <table:table-cell office:value-type="float" office:value="1739055826.009" calcext:value-type="float">
            <text:p>1739055826.00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2]-[.A42]" office:value-type="float" office:value="0.884000062942505" calcext:value-type="float">
            <text:p>0.884000062942505</text:p>
          </table:table-cell>
          <table:table-cell/>
          <table:table-cell table:formula="of:=[.H42] - [.$H$366]" office:value-type="float" office:value="0.305999994277954" calcext:value-type="float">
            <text:p>0.30599999427795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26.091" calcext:value-type="float">
            <text:p>1739055826.091</text:p>
          </table:table-cell>
          <table:table-cell office:value-type="float" office:value="1739055827.05" calcext:value-type="float">
            <text:p>1739055827.0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3]-[.A43]" office:value-type="float" office:value="0.958999872207642" calcext:value-type="float">
            <text:p>0.958999872207642</text:p>
          </table:table-cell>
          <table:table-cell/>
          <table:table-cell table:formula="of:=[.H43] - [.$H$366]" office:value-type="float" office:value="0.380999803543091" calcext:value-type="float">
            <text:p>0.38099980354309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27.125" calcext:value-type="float">
            <text:p>1739055827.125</text:p>
          </table:table-cell>
          <table:table-cell office:value-type="float" office:value="1739055828.025" calcext:value-type="float">
            <text:p>1739055828.02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4]-[.A44]" office:value-type="float" office:value="0.900000095367432" calcext:value-type="float">
            <text:p>0.900000095367432</text:p>
          </table:table-cell>
          <table:table-cell/>
          <table:table-cell table:formula="of:=[.H44] - [.$H$366]" office:value-type="float" office:value="0.322000026702881" calcext:value-type="float">
            <text:p>0.32200002670288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28.025" calcext:value-type="float">
            <text:p>1739055828.025</text:p>
          </table:table-cell>
          <table:table-cell office:value-type="float" office:value="1739055829.038" calcext:value-type="float">
            <text:p>1739055829.03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5]-[.A45]" office:value-type="float" office:value="1.01300001144409" calcext:value-type="float">
            <text:p>1.01300001144409</text:p>
          </table:table-cell>
          <table:table-cell/>
          <table:table-cell table:formula="of:=[.H45] - [.$H$366]" office:value-type="float" office:value="0.434999942779541" calcext:value-type="float">
            <text:p>0.43499994277954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28.091" calcext:value-type="float">
            <text:p>1739055828.091</text:p>
          </table:table-cell>
          <table:table-cell office:value-type="float" office:value="1739055829.34" calcext:value-type="float">
            <text:p>1739055829.3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6]-[.A46]" office:value-type="float" office:value="1.24899983406067" calcext:value-type="float">
            <text:p>1.24899983406067</text:p>
          </table:table-cell>
          <table:table-cell/>
          <table:table-cell table:formula="of:=[.H46] - [.$H$366]" office:value-type="float" office:value="0.670999765396118" calcext:value-type="float">
            <text:p>0.67099976539611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29.091" calcext:value-type="float">
            <text:p>1739055829.091</text:p>
          </table:table-cell>
          <table:table-cell office:value-type="float" office:value="1739055830.026" calcext:value-type="float">
            <text:p>1739055830.02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7]-[.A47]" office:value-type="float" office:value="0.934999942779541" calcext:value-type="float">
            <text:p>0.934999942779541</text:p>
          </table:table-cell>
          <table:table-cell/>
          <table:table-cell table:formula="of:=[.H47] - [.$H$366]" office:value-type="float" office:value="0.35699987411499" calcext:value-type="float">
            <text:p>0.3569998741149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30.158" calcext:value-type="float">
            <text:p>1739055830.158</text:p>
          </table:table-cell>
          <table:table-cell office:value-type="float" office:value="1739055831.075" calcext:value-type="float">
            <text:p>1739055831.07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8]-[.A48]" office:value-type="float" office:value="0.91700005531311" calcext:value-type="float">
            <text:p>0.91700005531311</text:p>
          </table:table-cell>
          <table:table-cell/>
          <table:table-cell table:formula="of:=[.H48] - [.$H$366]" office:value-type="float" office:value="0.338999986648559" calcext:value-type="float">
            <text:p>0.33899998664855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31.091" calcext:value-type="float">
            <text:p>1739055831.091</text:p>
          </table:table-cell>
          <table:table-cell office:value-type="float" office:value="1739055832.028" calcext:value-type="float">
            <text:p>1739055832.02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9]-[.A49]" office:value-type="float" office:value="0.937000036239624" calcext:value-type="float">
            <text:p>0.937000036239624</text:p>
          </table:table-cell>
          <table:table-cell/>
          <table:table-cell table:formula="of:=[.H49] - [.$H$366]" office:value-type="float" office:value="0.358999967575073" calcext:value-type="float">
            <text:p>0.35899996757507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31.125" calcext:value-type="float">
            <text:p>1739055831.125</text:p>
          </table:table-cell>
          <table:table-cell office:value-type="float" office:value="1739055832.331" calcext:value-type="float">
            <text:p>1739055832.33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0]-[.A50]" office:value-type="float" office:value="1.20600008964539" calcext:value-type="float">
            <text:p>1.20600008964539</text:p>
          </table:table-cell>
          <table:table-cell/>
          <table:table-cell table:formula="of:=[.H50] - [.$H$366]" office:value-type="float" office:value="0.628000020980835" calcext:value-type="float">
            <text:p>0.62800002098083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32.125" calcext:value-type="float">
            <text:p>1739055832.125</text:p>
          </table:table-cell>
          <table:table-cell office:value-type="float" office:value="1739055833.034" calcext:value-type="float">
            <text:p>1739055833.03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1]-[.A51]" office:value-type="float" office:value="0.908999919891357" calcext:value-type="float">
            <text:p>0.908999919891357</text:p>
          </table:table-cell>
          <table:table-cell/>
          <table:table-cell table:formula="of:=[.H51] - [.$H$366]" office:value-type="float" office:value="0.330999851226806" calcext:value-type="float">
            <text:p>0.33099985122680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33.091" calcext:value-type="float">
            <text:p>1739055833.091</text:p>
          </table:table-cell>
          <table:table-cell office:value-type="float" office:value="1739055834.112" calcext:value-type="float">
            <text:p>1739055834.11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2]-[.A52]" office:value-type="float" office:value="1.02099990844727" calcext:value-type="float">
            <text:p>1.02099990844727</text:p>
          </table:table-cell>
          <table:table-cell/>
          <table:table-cell table:formula="of:=[.H52] - [.$H$366]" office:value-type="float" office:value="0.442999839782715" calcext:value-type="float">
            <text:p>0.44299983978271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34.158" calcext:value-type="float">
            <text:p>1739055834.158</text:p>
          </table:table-cell>
          <table:table-cell office:value-type="float" office:value="1739055835.093" calcext:value-type="float">
            <text:p>1739055835.0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3]-[.A53]" office:value-type="float" office:value="0.934999942779541" calcext:value-type="float">
            <text:p>0.934999942779541</text:p>
          </table:table-cell>
          <table:table-cell/>
          <table:table-cell table:formula="of:=[.H53] - [.$H$366]" office:value-type="float" office:value="0.35699987411499" calcext:value-type="float">
            <text:p>0.3569998741149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table:style-name="ce1" office:value-type="float" office:value="1739055835.125" calcext:value-type="float">
            <text:p>1739055835.125</text:p>
          </table:table-cell>
          <table:table-cell table:style-name="ce1" office:value-type="float" office:value="1739055836.051" calcext:value-type="float">
            <text:p>1739055836.051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1843200" calcext:value-type="float">
            <text:p>1843200</text:p>
          </table:table-cell>
          <table:table-cell table:style-name="ce1"/>
          <table:table-cell table:formula="of:=[.B54]-[.A54]" office:value-type="float" office:value="0.926000118255615" calcext:value-type="float">
            <text:p>0.926000118255615</text:p>
          </table:table-cell>
          <table:table-cell table:style-name="ce1"/>
          <table:table-cell table:formula="of:=[.H54] - [.$H$366]" office:value-type="float" office:value="0.348000049591064" calcext:value-type="float">
            <text:p>0.34800004959106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style-name="ce1" table:number-columns-repeated="1013"/>
        </table:table-row>
        <table:table-row table:style-name="ro1">
          <table:table-cell office:value-type="float" office:value="1739055836.158" calcext:value-type="float">
            <text:p>1739055836.158</text:p>
          </table:table-cell>
          <table:table-cell office:value-type="float" office:value="1739055837.04" calcext:value-type="float">
            <text:p>1739055837.0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5]-[.A55]" office:value-type="float" office:value="0.881999969482422" calcext:value-type="float">
            <text:p>0.881999969482422</text:p>
          </table:table-cell>
          <table:table-cell/>
          <table:table-cell table:formula="of:=[.H55] - [.$H$366]" office:value-type="float" office:value="0.303999900817871" calcext:value-type="float">
            <text:p>0.30399990081787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37.125" calcext:value-type="float">
            <text:p>1739055837.125</text:p>
          </table:table-cell>
          <table:table-cell office:value-type="float" office:value="1739055838.052" calcext:value-type="float">
            <text:p>1739055838.05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6]-[.A56]" office:value-type="float" office:value="0.927000045776367" calcext:value-type="float">
            <text:p>0.927000045776367</text:p>
          </table:table-cell>
          <table:table-cell/>
          <table:table-cell table:formula="of:=[.H56] - [.$H$366]" office:value-type="float" office:value="0.348999977111816" calcext:value-type="float">
            <text:p>0.34899997711181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38.092" calcext:value-type="float">
            <text:p>1739055838.092</text:p>
          </table:table-cell>
          <table:table-cell office:value-type="float" office:value="1739055839.186" calcext:value-type="float">
            <text:p>1739055839.18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7]-[.A57]" office:value-type="float" office:value="1.09400010108948" calcext:value-type="float">
            <text:p>1.09400010108948</text:p>
          </table:table-cell>
          <table:table-cell/>
          <table:table-cell table:formula="of:=[.H57] - [.$H$366]" office:value-type="float" office:value="0.516000032424927" calcext:value-type="float">
            <text:p>0.51600003242492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39.092" calcext:value-type="float">
            <text:p>1739055839.092</text:p>
          </table:table-cell>
          <table:table-cell office:value-type="float" office:value="1739055840.111" calcext:value-type="float">
            <text:p>1739055840.11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8]-[.A58]" office:value-type="float" office:value="1.01900005340576" calcext:value-type="float">
            <text:p>1.01900005340576</text:p>
          </table:table-cell>
          <table:table-cell/>
          <table:table-cell table:formula="of:=[.H58] - [.$H$366]" office:value-type="float" office:value="0.440999984741211" calcext:value-type="float">
            <text:p>0.44099998474121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40.125" calcext:value-type="float">
            <text:p>1739055840.125</text:p>
          </table:table-cell>
          <table:table-cell office:value-type="float" office:value="1739055841.065" calcext:value-type="float">
            <text:p>1739055841.06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9]-[.A59]" office:value-type="float" office:value="0.940000057220459" calcext:value-type="float">
            <text:p>0.940000057220459</text:p>
          </table:table-cell>
          <table:table-cell/>
          <table:table-cell table:formula="of:=[.H59] - [.$H$366]" office:value-type="float" office:value="0.361999988555908" calcext:value-type="float">
            <text:p>0.36199998855590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41.058" calcext:value-type="float">
            <text:p>1739055841.058</text:p>
          </table:table-cell>
          <table:table-cell office:value-type="float" office:value="1739055842.167" calcext:value-type="float">
            <text:p>1739055842.16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0]-[.A60]" office:value-type="float" office:value="1.10899996757507" calcext:value-type="float">
            <text:p>1.10899996757507</text:p>
          </table:table-cell>
          <table:table-cell/>
          <table:table-cell table:formula="of:=[.H60] - [.$H$366]" office:value-type="float" office:value="0.530999898910522" calcext:value-type="float">
            <text:p>0.53099989891052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42.125" calcext:value-type="float">
            <text:p>1739055842.125</text:p>
          </table:table-cell>
          <table:table-cell office:value-type="float" office:value="1739055843.078" calcext:value-type="float">
            <text:p>1739055843.07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1]-[.A61]" office:value-type="float" office:value="0.953000068664551" calcext:value-type="float">
            <text:p>0.953000068664551</text:p>
          </table:table-cell>
          <table:table-cell/>
          <table:table-cell table:formula="of:=[.H61] - [.$H$366]" office:value-type="float" office:value="0.375" calcext:value-type="float">
            <text:p>0.37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43.158" calcext:value-type="float">
            <text:p>1739055843.158</text:p>
          </table:table-cell>
          <table:table-cell office:value-type="float" office:value="1739055844.074" calcext:value-type="float">
            <text:p>1739055844.07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2]-[.A62]" office:value-type="float" office:value="0.915999889373779" calcext:value-type="float">
            <text:p>0.915999889373779</text:p>
          </table:table-cell>
          <table:table-cell/>
          <table:table-cell table:formula="of:=[.H62] - [.$H$366]" office:value-type="float" office:value="0.337999820709228" calcext:value-type="float">
            <text:p>0.33799982070922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44.125" calcext:value-type="float">
            <text:p>1739055844.125</text:p>
          </table:table-cell>
          <table:table-cell office:value-type="float" office:value="1739055845.096" calcext:value-type="float">
            <text:p>1739055845.09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3]-[.A63]" office:value-type="float" office:value="0.970999956130981" calcext:value-type="float">
            <text:p>0.970999956130981</text:p>
          </table:table-cell>
          <table:table-cell/>
          <table:table-cell table:formula="of:=[.H63] - [.$H$366]" office:value-type="float" office:value="0.39299988746643" calcext:value-type="float">
            <text:p>0.3929998874664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45.192" calcext:value-type="float">
            <text:p>1739055845.192</text:p>
          </table:table-cell>
          <table:table-cell office:value-type="float" office:value="1739055846.069" calcext:value-type="float">
            <text:p>1739055846.06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4]-[.A64]" office:value-type="float" office:value="0.877000093460083" calcext:value-type="float">
            <text:p>0.877000093460083</text:p>
          </table:table-cell>
          <table:table-cell/>
          <table:table-cell table:formula="of:=[.H64] - [.$H$366]" office:value-type="float" office:value="0.299000024795532" calcext:value-type="float">
            <text:p>0.29900002479553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46.092" calcext:value-type="float">
            <text:p>1739055846.092</text:p>
          </table:table-cell>
          <table:table-cell office:value-type="float" office:value="1739055847.074" calcext:value-type="float">
            <text:p>1739055847.07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5]-[.A65]" office:value-type="float" office:value="0.98199987411499" calcext:value-type="float">
            <text:p>0.98199987411499</text:p>
          </table:table-cell>
          <table:table-cell/>
          <table:table-cell table:formula="of:=[.H65] - [.$H$366]" office:value-type="float" office:value="0.403999805450439" calcext:value-type="float">
            <text:p>0.40399980545043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47.192" calcext:value-type="float">
            <text:p>1739055847.192</text:p>
          </table:table-cell>
          <table:table-cell office:value-type="float" office:value="1739055848.09" calcext:value-type="float">
            <text:p>1739055848.0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6]-[.A66]" office:value-type="float" office:value="0.898000001907349" calcext:value-type="float">
            <text:p>0.898000001907349</text:p>
          </table:table-cell>
          <table:table-cell/>
          <table:table-cell table:formula="of:=[.H66] - [.$H$366]" office:value-type="float" office:value="0.319999933242798" calcext:value-type="float">
            <text:p>0.31999993324279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48.158" calcext:value-type="float">
            <text:p>1739055848.158</text:p>
          </table:table-cell>
          <table:table-cell office:value-type="float" office:value="1739055849.216" calcext:value-type="float">
            <text:p>1739055849.21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7]-[.A67]" office:value-type="float" office:value="1.05800008773804" calcext:value-type="float">
            <text:p>1.05800008773804</text:p>
          </table:table-cell>
          <table:table-cell/>
          <table:table-cell table:formula="of:=[.H67] - [.$H$366]" office:value-type="float" office:value="0.480000019073486" calcext:value-type="float">
            <text:p>0.48000001907348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49.192" calcext:value-type="float">
            <text:p>1739055849.192</text:p>
          </table:table-cell>
          <table:table-cell office:value-type="float" office:value="1739055850.092" calcext:value-type="float">
            <text:p>1739055850.09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8]-[.A68]" office:value-type="float" office:value="0.900000095367432" calcext:value-type="float">
            <text:p>0.900000095367432</text:p>
          </table:table-cell>
          <table:table-cell/>
          <table:table-cell table:formula="of:=[.H68] - [.$H$366]" office:value-type="float" office:value="0.322000026702881" calcext:value-type="float">
            <text:p>0.32200002670288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50.125" calcext:value-type="float">
            <text:p>1739055850.125</text:p>
          </table:table-cell>
          <table:table-cell office:value-type="float" office:value="1739055851.085" calcext:value-type="float">
            <text:p>1739055851.08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9]-[.A69]" office:value-type="float" office:value="0.960000038146973" calcext:value-type="float">
            <text:p>0.960000038146973</text:p>
          </table:table-cell>
          <table:table-cell/>
          <table:table-cell table:formula="of:=[.H69] - [.$H$366]" office:value-type="float" office:value="0.381999969482422" calcext:value-type="float">
            <text:p>0.38199996948242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51.158" calcext:value-type="float">
            <text:p>1739055851.158</text:p>
          </table:table-cell>
          <table:table-cell office:value-type="float" office:value="1739055852.102" calcext:value-type="float">
            <text:p>1739055852.10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0]-[.A70]" office:value-type="float" office:value="0.944000005722046" calcext:value-type="float">
            <text:p>0.944000005722046</text:p>
          </table:table-cell>
          <table:table-cell/>
          <table:table-cell table:formula="of:=[.H70] - [.$H$366]" office:value-type="float" office:value="0.365999937057495" calcext:value-type="float">
            <text:p>0.36599993705749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52.192" calcext:value-type="float">
            <text:p>1739055852.192</text:p>
          </table:table-cell>
          <table:table-cell office:value-type="float" office:value="1739055853.116" calcext:value-type="float">
            <text:p>1739055853.11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1]-[.A71]" office:value-type="float" office:value="0.924000024795532" calcext:value-type="float">
            <text:p>0.924000024795532</text:p>
          </table:table-cell>
          <table:table-cell/>
          <table:table-cell table:formula="of:=[.H71] - [.$H$366]" office:value-type="float" office:value="0.345999956130981" calcext:value-type="float">
            <text:p>0.34599995613098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53.192" calcext:value-type="float">
            <text:p>1739055853.192</text:p>
          </table:table-cell>
          <table:table-cell office:value-type="float" office:value="1739055854.127" calcext:value-type="float">
            <text:p>1739055854.12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2]-[.A72]" office:value-type="float" office:value="0.93500018119812" calcext:value-type="float">
            <text:p>0.93500018119812</text:p>
          </table:table-cell>
          <table:table-cell/>
          <table:table-cell table:formula="of:=[.H72] - [.$H$366]" office:value-type="float" office:value="0.357000112533569" calcext:value-type="float">
            <text:p>0.35700011253356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54.158" calcext:value-type="float">
            <text:p>1739055854.158</text:p>
          </table:table-cell>
          <table:table-cell office:value-type="float" office:value="1739055855.109" calcext:value-type="float">
            <text:p>1739055855.10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3]-[.A73]" office:value-type="float" office:value="0.950999975204468" calcext:value-type="float">
            <text:p>0.950999975204468</text:p>
          </table:table-cell>
          <table:table-cell/>
          <table:table-cell table:formula="of:=[.H73] - [.$H$366]" office:value-type="float" office:value="0.372999906539917" calcext:value-type="float">
            <text:p>0.37299990653991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55.258" calcext:value-type="float">
            <text:p>1739055855.258</text:p>
          </table:table-cell>
          <table:table-cell office:value-type="float" office:value="1739055856.129" calcext:value-type="float">
            <text:p>1739055856.12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4]-[.A74]" office:value-type="float" office:value="0.871000051498413" calcext:value-type="float">
            <text:p>0.871000051498413</text:p>
          </table:table-cell>
          <table:table-cell/>
          <table:table-cell table:formula="of:=[.H74] - [.$H$366]" office:value-type="float" office:value="0.292999982833862" calcext:value-type="float">
            <text:p>0.29299998283386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56.158" calcext:value-type="float">
            <text:p>1739055856.158</text:p>
          </table:table-cell>
          <table:table-cell office:value-type="float" office:value="1739055857.111" calcext:value-type="float">
            <text:p>1739055857.11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5]-[.A75]" office:value-type="float" office:value="0.953000068664551" calcext:value-type="float">
            <text:p>0.953000068664551</text:p>
          </table:table-cell>
          <table:table-cell/>
          <table:table-cell table:formula="of:=[.H75] - [.$H$366]" office:value-type="float" office:value="0.375" calcext:value-type="float">
            <text:p>0.37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57.192" calcext:value-type="float">
            <text:p>1739055857.192</text:p>
          </table:table-cell>
          <table:table-cell office:value-type="float" office:value="1739055858.105" calcext:value-type="float">
            <text:p>1739055858.10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6]-[.A76]" office:value-type="float" office:value="0.913000106811523" calcext:value-type="float">
            <text:p>0.913000106811523</text:p>
          </table:table-cell>
          <table:table-cell/>
          <table:table-cell table:formula="of:=[.H76] - [.$H$366]" office:value-type="float" office:value="0.335000038146972" calcext:value-type="float">
            <text:p>0.33500003814697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58.192" calcext:value-type="float">
            <text:p>1739055858.192</text:p>
          </table:table-cell>
          <table:table-cell office:value-type="float" office:value="1739055859.122" calcext:value-type="float">
            <text:p>1739055859.12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7]-[.A77]" office:value-type="float" office:value="0.930000066757202" calcext:value-type="float">
            <text:p>0.930000066757202</text:p>
          </table:table-cell>
          <table:table-cell/>
          <table:table-cell table:formula="of:=[.H77] - [.$H$366]" office:value-type="float" office:value="0.351999998092651" calcext:value-type="float">
            <text:p>0.35199999809265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59.158" calcext:value-type="float">
            <text:p>1739055859.158</text:p>
          </table:table-cell>
          <table:table-cell office:value-type="float" office:value="1739055860.12" calcext:value-type="float">
            <text:p>1739055860.1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8]-[.A78]" office:value-type="float" office:value="0.961999893188477" calcext:value-type="float">
            <text:p>0.961999893188477</text:p>
          </table:table-cell>
          <table:table-cell/>
          <table:table-cell table:formula="of:=[.H78] - [.$H$366]" office:value-type="float" office:value="0.383999824523926" calcext:value-type="float">
            <text:p>0.38399982452392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60.225" calcext:value-type="float">
            <text:p>1739055860.225</text:p>
          </table:table-cell>
          <table:table-cell office:value-type="float" office:value="1739055861.129" calcext:value-type="float">
            <text:p>1739055861.12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9]-[.A79]" office:value-type="float" office:value="0.904000043869019" calcext:value-type="float">
            <text:p>0.904000043869019</text:p>
          </table:table-cell>
          <table:table-cell/>
          <table:table-cell table:formula="of:=[.H79] - [.$H$366]" office:value-type="float" office:value="0.325999975204468" calcext:value-type="float">
            <text:p>0.32599997520446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61.158" calcext:value-type="float">
            <text:p>1739055861.158</text:p>
          </table:table-cell>
          <table:table-cell office:value-type="float" office:value="1739055862.119" calcext:value-type="float">
            <text:p>1739055862.11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0]-[.A80]" office:value-type="float" office:value="0.960999965667725" calcext:value-type="float">
            <text:p>0.960999965667725</text:p>
          </table:table-cell>
          <table:table-cell/>
          <table:table-cell table:formula="of:=[.H80] - [.$H$366]" office:value-type="float" office:value="0.382999897003174" calcext:value-type="float">
            <text:p>0.38299989700317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62.158" calcext:value-type="float">
            <text:p>1739055862.158</text:p>
          </table:table-cell>
          <table:table-cell office:value-type="float" office:value="1739055863.204" calcext:value-type="float">
            <text:p>1739055863.20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1]-[.A81]" office:value-type="float" office:value="1.0460000038147" calcext:value-type="float">
            <text:p>1.0460000038147</text:p>
          </table:table-cell>
          <table:table-cell/>
          <table:table-cell table:formula="of:=[.H81] - [.$H$366]" office:value-type="float" office:value="0.467999935150146" calcext:value-type="float">
            <text:p>0.46799993515014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62.225" calcext:value-type="float">
            <text:p>1739055862.225</text:p>
          </table:table-cell>
          <table:table-cell office:value-type="float" office:value="1739055863.506" calcext:value-type="float">
            <text:p>1739055863.5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2]-[.A82]" office:value-type="float" office:value="1.2810001373291" calcext:value-type="float">
            <text:p>1.2810001373291</text:p>
          </table:table-cell>
          <table:table-cell/>
          <table:table-cell table:formula="of:=[.H82] - [.$H$366]" office:value-type="float" office:value="0.703000068664551" calcext:value-type="float">
            <text:p>0.70300006866455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62.992" calcext:value-type="float">
            <text:p>1739055862.992</text:p>
          </table:table-cell>
          <table:table-cell office:value-type="float" office:value="1739055864.149" calcext:value-type="float">
            <text:p>1739055864.14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3]-[.A83]" office:value-type="float" office:value="1.15699982643127" calcext:value-type="float">
            <text:p>1.15699982643127</text:p>
          </table:table-cell>
          <table:table-cell/>
          <table:table-cell table:formula="of:=[.H83] - [.$H$366]" office:value-type="float" office:value="0.578999757766723" calcext:value-type="float">
            <text:p>0.57899975776672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64.225" calcext:value-type="float">
            <text:p>1739055864.225</text:p>
          </table:table-cell>
          <table:table-cell office:value-type="float" office:value="1739055865.164" calcext:value-type="float">
            <text:p>1739055865.16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4]-[.A84]" office:value-type="float" office:value="0.939000129699707" calcext:value-type="float">
            <text:p>0.939000129699707</text:p>
          </table:table-cell>
          <table:table-cell/>
          <table:table-cell table:formula="of:=[.H84] - [.$H$366]" office:value-type="float" office:value="0.361000061035156" calcext:value-type="float">
            <text:p>0.36100006103515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65.192" calcext:value-type="float">
            <text:p>1739055865.192</text:p>
          </table:table-cell>
          <table:table-cell office:value-type="float" office:value="1739055866.154" calcext:value-type="float">
            <text:p>1739055866.15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5]-[.A85]" office:value-type="float" office:value="0.962000131607056" calcext:value-type="float">
            <text:p>0.962000131607056</text:p>
          </table:table-cell>
          <table:table-cell/>
          <table:table-cell table:formula="of:=[.H85] - [.$H$366]" office:value-type="float" office:value="0.384000062942505" calcext:value-type="float">
            <text:p>0.38400006294250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66.292" calcext:value-type="float">
            <text:p>1739055866.292</text:p>
          </table:table-cell>
          <table:table-cell office:value-type="float" office:value="1739055867.137" calcext:value-type="float">
            <text:p>1739055867.13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6]-[.A86]" office:value-type="float" office:value="0.84500002861023" calcext:value-type="float">
            <text:p>0.84500002861023</text:p>
          </table:table-cell>
          <table:table-cell/>
          <table:table-cell table:formula="of:=[.H86] - [.$H$366]" office:value-type="float" office:value="0.266999959945678" calcext:value-type="float">
            <text:p>0.26699995994567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67.192" calcext:value-type="float">
            <text:p>1739055867.192</text:p>
          </table:table-cell>
          <table:table-cell office:value-type="float" office:value="1739055868.146" calcext:value-type="float">
            <text:p>1739055868.14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7]-[.A87]" office:value-type="float" office:value="0.953999996185303" calcext:value-type="float">
            <text:p>0.953999996185303</text:p>
          </table:table-cell>
          <table:table-cell/>
          <table:table-cell table:formula="of:=[.H87] - [.$H$366]" office:value-type="float" office:value="0.375999927520752" calcext:value-type="float">
            <text:p>0.37599992752075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68.258" calcext:value-type="float">
            <text:p>1739055868.258</text:p>
          </table:table-cell>
          <table:table-cell office:value-type="float" office:value="1739055869.16" calcext:value-type="float">
            <text:p>1739055869.1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8]-[.A88]" office:value-type="float" office:value="0.902000188827515" calcext:value-type="float">
            <text:p>0.902000188827515</text:p>
          </table:table-cell>
          <table:table-cell/>
          <table:table-cell table:formula="of:=[.H88] - [.$H$366]" office:value-type="float" office:value="0.324000120162964" calcext:value-type="float">
            <text:p>0.32400012016296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69.292" calcext:value-type="float">
            <text:p>1739055869.292</text:p>
          </table:table-cell>
          <table:table-cell office:value-type="float" office:value="1739055870.178" calcext:value-type="float">
            <text:p>1739055870.17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9]-[.A89]" office:value-type="float" office:value="0.885999917984009" calcext:value-type="float">
            <text:p>0.885999917984009</text:p>
          </table:table-cell>
          <table:table-cell/>
          <table:table-cell table:formula="of:=[.H89] - [.$H$366]" office:value-type="float" office:value="0.307999849319458" calcext:value-type="float">
            <text:p>0.30799984931945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70.225" calcext:value-type="float">
            <text:p>1739055870.225</text:p>
          </table:table-cell>
          <table:table-cell office:value-type="float" office:value="1739055871.156" calcext:value-type="float">
            <text:p>1739055871.15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0]-[.A90]" office:value-type="float" office:value="0.930999994277954" calcext:value-type="float">
            <text:p>0.930999994277954</text:p>
          </table:table-cell>
          <table:table-cell/>
          <table:table-cell table:formula="of:=[.H90] - [.$H$366]" office:value-type="float" office:value="0.352999925613403" calcext:value-type="float">
            <text:p>0.35299992561340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71.225" calcext:value-type="float">
            <text:p>1739055871.225</text:p>
          </table:table-cell>
          <table:table-cell office:value-type="float" office:value="1739055872.163" calcext:value-type="float">
            <text:p>1739055872.1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1]-[.A91]" office:value-type="float" office:value="0.938000202178955" calcext:value-type="float">
            <text:p>0.938000202178955</text:p>
          </table:table-cell>
          <table:table-cell/>
          <table:table-cell table:formula="of:=[.H91] - [.$H$366]" office:value-type="float" office:value="0.360000133514404" calcext:value-type="float">
            <text:p>0.36000013351440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72.258" calcext:value-type="float">
            <text:p>1739055872.258</text:p>
          </table:table-cell>
          <table:table-cell office:value-type="float" office:value="1739055873.165" calcext:value-type="float">
            <text:p>1739055873.16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2]-[.A92]" office:value-type="float" office:value="0.907000064849854" calcext:value-type="float">
            <text:p>0.907000064849854</text:p>
          </table:table-cell>
          <table:table-cell/>
          <table:table-cell table:formula="of:=[.H92] - [.$H$366]" office:value-type="float" office:value="0.328999996185303" calcext:value-type="float">
            <text:p>0.32899999618530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73.258" calcext:value-type="float">
            <text:p>1739055873.258</text:p>
          </table:table-cell>
          <table:table-cell office:value-type="float" office:value="1739055874.209" calcext:value-type="float">
            <text:p>1739055874.20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3]-[.A93]" office:value-type="float" office:value="0.951000213623047" calcext:value-type="float">
            <text:p>0.951000213623047</text:p>
          </table:table-cell>
          <table:table-cell/>
          <table:table-cell table:formula="of:=[.H93] - [.$H$366]" office:value-type="float" office:value="0.373000144958496" calcext:value-type="float">
            <text:p>0.37300014495849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74.292" calcext:value-type="float">
            <text:p>1739055874.292</text:p>
          </table:table-cell>
          <table:table-cell office:value-type="float" office:value="1739055875.18" calcext:value-type="float">
            <text:p>1739055875.1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4]-[.A94]" office:value-type="float" office:value="0.888000011444092" calcext:value-type="float">
            <text:p>0.888000011444092</text:p>
          </table:table-cell>
          <table:table-cell/>
          <table:table-cell table:formula="of:=[.H94] - [.$H$366]" office:value-type="float" office:value="0.309999942779541" calcext:value-type="float">
            <text:p>0.30999994277954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75.358" calcext:value-type="float">
            <text:p>1739055875.358</text:p>
          </table:table-cell>
          <table:table-cell office:value-type="float" office:value="1739055876.192" calcext:value-type="float">
            <text:p>1739055876.19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5]-[.A95]" office:value-type="float" office:value="0.833999872207642" calcext:value-type="float">
            <text:p>0.833999872207642</text:p>
          </table:table-cell>
          <table:table-cell/>
          <table:table-cell table:formula="of:=[.H95] - [.$H$366]" office:value-type="float" office:value="0.255999803543091" calcext:value-type="float">
            <text:p>0.25599980354309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76.292" calcext:value-type="float">
            <text:p>1739055876.292</text:p>
          </table:table-cell>
          <table:table-cell office:value-type="float" office:value="1739055877.19" calcext:value-type="float">
            <text:p>1739055877.1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6]-[.A96]" office:value-type="float" office:value="0.898000001907349" calcext:value-type="float">
            <text:p>0.898000001907349</text:p>
          </table:table-cell>
          <table:table-cell/>
          <table:table-cell table:formula="of:=[.H96] - [.$H$366]" office:value-type="float" office:value="0.319999933242798" calcext:value-type="float">
            <text:p>0.31999993324279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77.325" calcext:value-type="float">
            <text:p>1739055877.325</text:p>
          </table:table-cell>
          <table:table-cell office:value-type="float" office:value="1739055878.18" calcext:value-type="float">
            <text:p>1739055878.1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7]-[.A97]" office:value-type="float" office:value="0.855000019073486" calcext:value-type="float">
            <text:p>0.855000019073486</text:p>
          </table:table-cell>
          <table:table-cell/>
          <table:table-cell table:formula="of:=[.H97] - [.$H$366]" office:value-type="float" office:value="0.276999950408935" calcext:value-type="float">
            <text:p>0.27699995040893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78.225" calcext:value-type="float">
            <text:p>1739055878.225</text:p>
          </table:table-cell>
          <table:table-cell office:value-type="float" office:value="1739055879.194" calcext:value-type="float">
            <text:p>1739055879.19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8]-[.A98]" office:value-type="float" office:value="0.969000101089478" calcext:value-type="float">
            <text:p>0.969000101089478</text:p>
          </table:table-cell>
          <table:table-cell/>
          <table:table-cell table:formula="of:=[.H98] - [.$H$366]" office:value-type="float" office:value="0.391000032424927" calcext:value-type="float">
            <text:p>0.39100003242492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79.292" calcext:value-type="float">
            <text:p>1739055879.292</text:p>
          </table:table-cell>
          <table:table-cell office:value-type="float" office:value="1739055880.193" calcext:value-type="float">
            <text:p>1739055880.1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9]-[.A99]" office:value-type="float" office:value="0.901000022888184" calcext:value-type="float">
            <text:p>0.901000022888184</text:p>
          </table:table-cell>
          <table:table-cell/>
          <table:table-cell table:formula="of:=[.H99] - [.$H$366]" office:value-type="float" office:value="0.322999954223633" calcext:value-type="float">
            <text:p>0.32299995422363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80.292" calcext:value-type="float">
            <text:p>1739055880.292</text:p>
          </table:table-cell>
          <table:table-cell office:value-type="float" office:value="1739055881.206" calcext:value-type="float">
            <text:p>1739055881.2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0]-[.A100]" office:value-type="float" office:value="0.914000034332275" calcext:value-type="float">
            <text:p>0.914000034332275</text:p>
          </table:table-cell>
          <table:table-cell/>
          <table:table-cell table:formula="of:=[.H100] - [.$H$366]" office:value-type="float" office:value="0.335999965667724" calcext:value-type="float">
            <text:p>0.33599996566772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81.292" calcext:value-type="float">
            <text:p>1739055881.292</text:p>
          </table:table-cell>
          <table:table-cell office:value-type="float" office:value="1739055882.323" calcext:value-type="float">
            <text:p>1739055882.32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1]-[.A101]" office:value-type="float" office:value="1.03099989891052" calcext:value-type="float">
            <text:p>1.03099989891052</text:p>
          </table:table-cell>
          <table:table-cell/>
          <table:table-cell table:formula="of:=[.H101] - [.$H$366]" office:value-type="float" office:value="0.452999830245971" calcext:value-type="float">
            <text:p>0.45299983024597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82.258" calcext:value-type="float">
            <text:p>1739055882.258</text:p>
          </table:table-cell>
          <table:table-cell office:value-type="float" office:value="1739055883.204" calcext:value-type="float">
            <text:p>1739055883.20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2]-[.A102]" office:value-type="float" office:value="0.946000099182129" calcext:value-type="float">
            <text:p>0.946000099182129</text:p>
          </table:table-cell>
          <table:table-cell/>
          <table:table-cell table:formula="of:=[.H102] - [.$H$366]" office:value-type="float" office:value="0.368000030517578" calcext:value-type="float">
            <text:p>0.36800003051757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83.225" calcext:value-type="float">
            <text:p>1739055883.225</text:p>
          </table:table-cell>
          <table:table-cell office:value-type="float" office:value="1739055884.19" calcext:value-type="float">
            <text:p>1739055884.1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3]-[.A103]" office:value-type="float" office:value="0.965000152587891" calcext:value-type="float">
            <text:p>0.965000152587891</text:p>
          </table:table-cell>
          <table:table-cell/>
          <table:table-cell table:formula="of:=[.H103] - [.$H$366]" office:value-type="float" office:value="0.38700008392334" calcext:value-type="float">
            <text:p>0.3870000839233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84.258" calcext:value-type="float">
            <text:p>1739055884.258</text:p>
          </table:table-cell>
          <table:table-cell office:value-type="float" office:value="1739055885.201" calcext:value-type="float">
            <text:p>1739055885.20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4]-[.A104]" office:value-type="float" office:value="0.943000078201294" calcext:value-type="float">
            <text:p>0.943000078201294</text:p>
          </table:table-cell>
          <table:table-cell/>
          <table:table-cell table:formula="of:=[.H104] - [.$H$366]" office:value-type="float" office:value="0.365000009536743" calcext:value-type="float">
            <text:p>0.36500000953674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85.258" calcext:value-type="float">
            <text:p>1739055885.258</text:p>
          </table:table-cell>
          <table:table-cell office:value-type="float" office:value="1739055886.202" calcext:value-type="float">
            <text:p>1739055886.20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5]-[.A105]" office:value-type="float" office:value="0.944000005722046" calcext:value-type="float">
            <text:p>0.944000005722046</text:p>
          </table:table-cell>
          <table:table-cell/>
          <table:table-cell table:formula="of:=[.H105] - [.$H$366]" office:value-type="float" office:value="0.365999937057495" calcext:value-type="float">
            <text:p>0.36599993705749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85.292" calcext:value-type="float">
            <text:p>1739055885.292</text:p>
          </table:table-cell>
          <table:table-cell office:value-type="float" office:value="1739055886.499" calcext:value-type="float">
            <text:p>1739055886.49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6]-[.A106]" office:value-type="float" office:value="1.20700001716614" calcext:value-type="float">
            <text:p>1.20700001716614</text:p>
          </table:table-cell>
          <table:table-cell/>
          <table:table-cell table:formula="of:=[.H106] - [.$H$366]" office:value-type="float" office:value="0.628999948501587" calcext:value-type="float">
            <text:p>0.62899994850158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86.258" calcext:value-type="float">
            <text:p>1739055886.258</text:p>
          </table:table-cell>
          <table:table-cell office:value-type="float" office:value="1739055887.208" calcext:value-type="float">
            <text:p>1739055887.20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7]-[.A107]" office:value-type="float" office:value="0.950000047683716" calcext:value-type="float">
            <text:p>0.950000047683716</text:p>
          </table:table-cell>
          <table:table-cell/>
          <table:table-cell table:formula="of:=[.H107] - [.$H$366]" office:value-type="float" office:value="0.371999979019165" calcext:value-type="float">
            <text:p>0.37199997901916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87.325" calcext:value-type="float">
            <text:p>1739055887.325</text:p>
          </table:table-cell>
          <table:table-cell office:value-type="float" office:value="1739055888.224" calcext:value-type="float">
            <text:p>1739055888.22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8]-[.A108]" office:value-type="float" office:value="0.898999929428101" calcext:value-type="float">
            <text:p>0.898999929428101</text:p>
          </table:table-cell>
          <table:table-cell/>
          <table:table-cell table:formula="of:=[.H108] - [.$H$366]" office:value-type="float" office:value="0.32099986076355" calcext:value-type="float">
            <text:p>0.3209998607635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88.292" calcext:value-type="float">
            <text:p>1739055888.292</text:p>
          </table:table-cell>
          <table:table-cell office:value-type="float" office:value="1739055889.219" calcext:value-type="float">
            <text:p>1739055889.21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9]-[.A109]" office:value-type="float" office:value="0.927000045776367" calcext:value-type="float">
            <text:p>0.927000045776367</text:p>
          </table:table-cell>
          <table:table-cell/>
          <table:table-cell table:formula="of:=[.H109] - [.$H$366]" office:value-type="float" office:value="0.348999977111816" calcext:value-type="float">
            <text:p>0.34899997711181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89.258" calcext:value-type="float">
            <text:p>1739055889.258</text:p>
          </table:table-cell>
          <table:table-cell office:value-type="float" office:value="1739055890.226" calcext:value-type="float">
            <text:p>1739055890.22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0]-[.A110]" office:value-type="float" office:value="0.968000173568726" calcext:value-type="float">
            <text:p>0.968000173568726</text:p>
          </table:table-cell>
          <table:table-cell/>
          <table:table-cell table:formula="of:=[.H110] - [.$H$366]" office:value-type="float" office:value="0.390000104904175" calcext:value-type="float">
            <text:p>0.39000010490417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90.358" calcext:value-type="float">
            <text:p>1739055890.358</text:p>
          </table:table-cell>
          <table:table-cell office:value-type="float" office:value="1739055891.221" calcext:value-type="float">
            <text:p>1739055891.22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1]-[.A111]" office:value-type="float" office:value="0.86299991607666" calcext:value-type="float">
            <text:p>0.86299991607666</text:p>
          </table:table-cell>
          <table:table-cell/>
          <table:table-cell table:formula="of:=[.H111] - [.$H$366]" office:value-type="float" office:value="0.284999847412109" calcext:value-type="float">
            <text:p>0.28499984741210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91.292" calcext:value-type="float">
            <text:p>1739055891.292</text:p>
          </table:table-cell>
          <table:table-cell office:value-type="float" office:value="1739055892.22" calcext:value-type="float">
            <text:p>1739055892.2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2]-[.A112]" office:value-type="float" office:value="0.927999973297119" calcext:value-type="float">
            <text:p>0.927999973297119</text:p>
          </table:table-cell>
          <table:table-cell/>
          <table:table-cell table:formula="of:=[.H112] - [.$H$366]" office:value-type="float" office:value="0.349999904632568" calcext:value-type="float">
            <text:p>0.34999990463256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92.258" calcext:value-type="float">
            <text:p>1739055892.258</text:p>
          </table:table-cell>
          <table:table-cell office:value-type="float" office:value="1739055893.341" calcext:value-type="float">
            <text:p>1739055893.34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3]-[.A113]" office:value-type="float" office:value="1.08300018310547" calcext:value-type="float">
            <text:p>1.08300018310547</text:p>
          </table:table-cell>
          <table:table-cell/>
          <table:table-cell table:formula="of:=[.H113] - [.$H$366]" office:value-type="float" office:value="0.505000114440918" calcext:value-type="float">
            <text:p>0.50500011444091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93.258" calcext:value-type="float">
            <text:p>1739055893.258</text:p>
          </table:table-cell>
          <table:table-cell office:value-type="float" office:value="1739055894.252" calcext:value-type="float">
            <text:p>1739055894.25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4]-[.A114]" office:value-type="float" office:value="0.994000196456909" calcext:value-type="float">
            <text:p>0.994000196456909</text:p>
          </table:table-cell>
          <table:table-cell/>
          <table:table-cell table:formula="of:=[.H114] - [.$H$366]" office:value-type="float" office:value="0.416000127792358" calcext:value-type="float">
            <text:p>0.41600012779235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93.292" calcext:value-type="float">
            <text:p>1739055893.292</text:p>
          </table:table-cell>
          <table:table-cell office:value-type="float" office:value="1739055894.549" calcext:value-type="float">
            <text:p>1739055894.54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5]-[.A115]" office:value-type="float" office:value="1.25699996948242" calcext:value-type="float">
            <text:p>1.25699996948242</text:p>
          </table:table-cell>
          <table:table-cell/>
          <table:table-cell table:formula="of:=[.H115] - [.$H$366]" office:value-type="float" office:value="0.678999900817871" calcext:value-type="float">
            <text:p>0.67899990081787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94.358" calcext:value-type="float">
            <text:p>1739055894.358</text:p>
          </table:table-cell>
          <table:table-cell office:value-type="float" office:value="1739055895.247" calcext:value-type="float">
            <text:p>1739055895.24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6]-[.A116]" office:value-type="float" office:value="0.888999938964844" calcext:value-type="float">
            <text:p>0.888999938964844</text:p>
          </table:table-cell>
          <table:table-cell/>
          <table:table-cell table:formula="of:=[.H116] - [.$H$366]" office:value-type="float" office:value="0.310999870300293" calcext:value-type="float">
            <text:p>0.31099987030029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95.292" calcext:value-type="float">
            <text:p>1739055895.292</text:p>
          </table:table-cell>
          <table:table-cell office:value-type="float" office:value="1739055896.239" calcext:value-type="float">
            <text:p>1739055896.23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7]-[.A117]" office:value-type="float" office:value="0.947000026702881" calcext:value-type="float">
            <text:p>0.947000026702881</text:p>
          </table:table-cell>
          <table:table-cell/>
          <table:table-cell table:formula="of:=[.H117] - [.$H$366]" office:value-type="float" office:value="0.36899995803833" calcext:value-type="float">
            <text:p>0.3689999580383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96.358" calcext:value-type="float">
            <text:p>1739055896.358</text:p>
          </table:table-cell>
          <table:table-cell office:value-type="float" office:value="1739055897.24" calcext:value-type="float">
            <text:p>1739055897.2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8]-[.A118]" office:value-type="float" office:value="0.881999969482422" calcext:value-type="float">
            <text:p>0.881999969482422</text:p>
          </table:table-cell>
          <table:table-cell/>
          <table:table-cell table:formula="of:=[.H118] - [.$H$366]" office:value-type="float" office:value="0.303999900817871" calcext:value-type="float">
            <text:p>0.30399990081787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97.325" calcext:value-type="float">
            <text:p>1739055897.325</text:p>
          </table:table-cell>
          <table:table-cell office:value-type="float" office:value="1739055898.254" calcext:value-type="float">
            <text:p>1739055898.25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9]-[.A119]" office:value-type="float" office:value="0.928999900817871" calcext:value-type="float">
            <text:p>0.928999900817871</text:p>
          </table:table-cell>
          <table:table-cell/>
          <table:table-cell table:formula="of:=[.H119] - [.$H$366]" office:value-type="float" office:value="0.35099983215332" calcext:value-type="float">
            <text:p>0.3509998321533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98.292" calcext:value-type="float">
            <text:p>1739055898.292</text:p>
          </table:table-cell>
          <table:table-cell office:value-type="float" office:value="1739055899.246" calcext:value-type="float">
            <text:p>1739055899.24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0]-[.A120]" office:value-type="float" office:value="0.953999996185303" calcext:value-type="float">
            <text:p>0.953999996185303</text:p>
          </table:table-cell>
          <table:table-cell/>
          <table:table-cell table:formula="of:=[.H120] - [.$H$366]" office:value-type="float" office:value="0.375999927520752" calcext:value-type="float">
            <text:p>0.37599992752075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899.292" calcext:value-type="float">
            <text:p>1739055899.292</text:p>
          </table:table-cell>
          <table:table-cell office:value-type="float" office:value="1739055900.247" calcext:value-type="float">
            <text:p>1739055900.24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1]-[.A121]" office:value-type="float" office:value="0.954999923706055" calcext:value-type="float">
            <text:p>0.954999923706055</text:p>
          </table:table-cell>
          <table:table-cell/>
          <table:table-cell table:formula="of:=[.H121] - [.$H$366]" office:value-type="float" office:value="0.376999855041504" calcext:value-type="float">
            <text:p>0.37699985504150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00.259" calcext:value-type="float">
            <text:p>1739055900.259</text:p>
          </table:table-cell>
          <table:table-cell office:value-type="float" office:value="1739055901.255" calcext:value-type="float">
            <text:p>1739055901.25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2]-[.A122]" office:value-type="float" office:value="0.996000051498413" calcext:value-type="float">
            <text:p>0.996000051498413</text:p>
          </table:table-cell>
          <table:table-cell/>
          <table:table-cell table:formula="of:=[.H122] - [.$H$366]" office:value-type="float" office:value="0.417999982833862" calcext:value-type="float">
            <text:p>0.41799998283386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01.392" calcext:value-type="float">
            <text:p>1739055901.392</text:p>
          </table:table-cell>
          <table:table-cell office:value-type="float" office:value="1739055902.282" calcext:value-type="float">
            <text:p>1739055902.28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3]-[.A123]" office:value-type="float" office:value="0.890000104904175" calcext:value-type="float">
            <text:p>0.890000104904175</text:p>
          </table:table-cell>
          <table:table-cell/>
          <table:table-cell table:formula="of:=[.H123] - [.$H$366]" office:value-type="float" office:value="0.312000036239624" calcext:value-type="float">
            <text:p>0.31200003623962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02.325" calcext:value-type="float">
            <text:p>1739055902.325</text:p>
          </table:table-cell>
          <table:table-cell office:value-type="float" office:value="1739055903.257" calcext:value-type="float">
            <text:p>1739055903.25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4]-[.A124]" office:value-type="float" office:value="0.931999921798706" calcext:value-type="float">
            <text:p>0.931999921798706</text:p>
          </table:table-cell>
          <table:table-cell/>
          <table:table-cell table:formula="of:=[.H124] - [.$H$366]" office:value-type="float" office:value="0.353999853134155" calcext:value-type="float">
            <text:p>0.35399985313415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03.259" calcext:value-type="float">
            <text:p>1739055903.259</text:p>
          </table:table-cell>
          <table:table-cell office:value-type="float" office:value="1739055904.267" calcext:value-type="float">
            <text:p>1739055904.26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5]-[.A125]" office:value-type="float" office:value="1.00799989700317" calcext:value-type="float">
            <text:p>1.00799989700317</text:p>
          </table:table-cell>
          <table:table-cell/>
          <table:table-cell table:formula="of:=[.H125] - [.$H$366]" office:value-type="float" office:value="0.429999828338623" calcext:value-type="float">
            <text:p>0.42999982833862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04.259" calcext:value-type="float">
            <text:p>1739055904.259</text:p>
          </table:table-cell>
          <table:table-cell office:value-type="float" office:value="1739055905.264" calcext:value-type="float">
            <text:p>1739055905.26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6]-[.A126]" office:value-type="float" office:value="1.00499987602234" calcext:value-type="float">
            <text:p>1.00499987602234</text:p>
          </table:table-cell>
          <table:table-cell/>
          <table:table-cell table:formula="of:=[.H126] - [.$H$366]" office:value-type="float" office:value="0.426999807357788" calcext:value-type="float">
            <text:p>0.42699980735778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05.225" calcext:value-type="float">
            <text:p>1739055905.225</text:p>
          </table:table-cell>
          <table:table-cell office:value-type="float" office:value="1739055906.277" calcext:value-type="float">
            <text:p>1739055906.27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7]-[.A127]" office:value-type="float" office:value="1.05200004577637" calcext:value-type="float">
            <text:p>1.05200004577637</text:p>
          </table:table-cell>
          <table:table-cell/>
          <table:table-cell table:formula="of:=[.H127] - [.$H$366]" office:value-type="float" office:value="0.473999977111816" calcext:value-type="float">
            <text:p>0.47399997711181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06.292" calcext:value-type="float">
            <text:p>1739055906.292</text:p>
          </table:table-cell>
          <table:table-cell office:value-type="float" office:value="1739055907.289" calcext:value-type="float">
            <text:p>1739055907.28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8]-[.A128]" office:value-type="float" office:value="0.996999979019165" calcext:value-type="float">
            <text:p>0.996999979019165</text:p>
          </table:table-cell>
          <table:table-cell/>
          <table:table-cell table:formula="of:=[.H128] - [.$H$366]" office:value-type="float" office:value="0.418999910354614" calcext:value-type="float">
            <text:p>0.41899991035461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07.325" calcext:value-type="float">
            <text:p>1739055907.325</text:p>
          </table:table-cell>
          <table:table-cell office:value-type="float" office:value="1739055908.277" calcext:value-type="float">
            <text:p>1739055908.27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9]-[.A129]" office:value-type="float" office:value="0.95199990272522" calcext:value-type="float">
            <text:p>0.95199990272522</text:p>
          </table:table-cell>
          <table:table-cell/>
          <table:table-cell table:formula="of:=[.H129] - [.$H$366]" office:value-type="float" office:value="0.373999834060669" calcext:value-type="float">
            <text:p>0.37399983406066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08.325" calcext:value-type="float">
            <text:p>1739055908.325</text:p>
          </table:table-cell>
          <table:table-cell office:value-type="float" office:value="1739055909.294" calcext:value-type="float">
            <text:p>1739055909.29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0]-[.A130]" office:value-type="float" office:value="0.968999862670898" calcext:value-type="float">
            <text:p>0.968999862670898</text:p>
          </table:table-cell>
          <table:table-cell/>
          <table:table-cell table:formula="of:=[.H130] - [.$H$366]" office:value-type="float" office:value="0.390999794006347" calcext:value-type="float">
            <text:p>0.39099979400634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09.392" calcext:value-type="float">
            <text:p>1739055909.392</text:p>
          </table:table-cell>
          <table:table-cell office:value-type="float" office:value="1739055910.365" calcext:value-type="float">
            <text:p>1739055910.36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1]-[.A131]" office:value-type="float" office:value="0.973000049591064" calcext:value-type="float">
            <text:p>0.973000049591064</text:p>
          </table:table-cell>
          <table:table-cell/>
          <table:table-cell table:formula="of:=[.H131] - [.$H$366]" office:value-type="float" office:value="0.394999980926513" calcext:value-type="float">
            <text:p>0.39499998092651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10.292" calcext:value-type="float">
            <text:p>1739055910.292</text:p>
          </table:table-cell>
          <table:table-cell office:value-type="float" office:value="1739055911.288" calcext:value-type="float">
            <text:p>1739055911.28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2]-[.A132]" office:value-type="float" office:value="0.996000051498413" calcext:value-type="float">
            <text:p>0.996000051498413</text:p>
          </table:table-cell>
          <table:table-cell/>
          <table:table-cell table:formula="of:=[.H132] - [.$H$366]" office:value-type="float" office:value="0.417999982833862" calcext:value-type="float">
            <text:p>0.41799998283386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11.392" calcext:value-type="float">
            <text:p>1739055911.392</text:p>
          </table:table-cell>
          <table:table-cell office:value-type="float" office:value="1739055912.318" calcext:value-type="float">
            <text:p>1739055912.31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3]-[.A133]" office:value-type="float" office:value="0.926000118255615" calcext:value-type="float">
            <text:p>0.926000118255615</text:p>
          </table:table-cell>
          <table:table-cell/>
          <table:table-cell table:formula="of:=[.H133] - [.$H$366]" office:value-type="float" office:value="0.348000049591064" calcext:value-type="float">
            <text:p>0.34800004959106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12.425" calcext:value-type="float">
            <text:p>1739055912.425</text:p>
          </table:table-cell>
          <table:table-cell office:value-type="float" office:value="1739055913.31" calcext:value-type="float">
            <text:p>1739055913.3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4]-[.A134]" office:value-type="float" office:value="0.884999990463257" calcext:value-type="float">
            <text:p>0.884999990463257</text:p>
          </table:table-cell>
          <table:table-cell/>
          <table:table-cell table:formula="of:=[.H134] - [.$H$366]" office:value-type="float" office:value="0.306999921798706" calcext:value-type="float">
            <text:p>0.30699992179870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13.325" calcext:value-type="float">
            <text:p>1739055913.325</text:p>
          </table:table-cell>
          <table:table-cell office:value-type="float" office:value="1739055914.319" calcext:value-type="float">
            <text:p>1739055914.31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5]-[.A135]" office:value-type="float" office:value="0.99399995803833" calcext:value-type="float">
            <text:p>0.99399995803833</text:p>
          </table:table-cell>
          <table:table-cell/>
          <table:table-cell table:formula="of:=[.H135] - [.$H$366]" office:value-type="float" office:value="0.415999889373779" calcext:value-type="float">
            <text:p>0.41599988937377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14.392" calcext:value-type="float">
            <text:p>1739055914.392</text:p>
          </table:table-cell>
          <table:table-cell office:value-type="float" office:value="1739055915.306" calcext:value-type="float">
            <text:p>1739055915.3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6]-[.A136]" office:value-type="float" office:value="0.914000034332275" calcext:value-type="float">
            <text:p>0.914000034332275</text:p>
          </table:table-cell>
          <table:table-cell/>
          <table:table-cell table:formula="of:=[.H136] - [.$H$366]" office:value-type="float" office:value="0.335999965667724" calcext:value-type="float">
            <text:p>0.33599996566772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15.325" calcext:value-type="float">
            <text:p>1739055915.325</text:p>
          </table:table-cell>
          <table:table-cell office:value-type="float" office:value="1739055916.293" calcext:value-type="float">
            <text:p>1739055916.2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7]-[.A137]" office:value-type="float" office:value="0.967999935150147" calcext:value-type="float">
            <text:p>0.967999935150147</text:p>
          </table:table-cell>
          <table:table-cell/>
          <table:table-cell table:formula="of:=[.H137] - [.$H$366]" office:value-type="float" office:value="0.389999866485595" calcext:value-type="float">
            <text:p>0.38999986648559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16.392" calcext:value-type="float">
            <text:p>1739055916.392</text:p>
          </table:table-cell>
          <table:table-cell office:value-type="float" office:value="1739055917.337" calcext:value-type="float">
            <text:p>1739055917.33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8]-[.A138]" office:value-type="float" office:value="0.944999933242798" calcext:value-type="float">
            <text:p>0.944999933242798</text:p>
          </table:table-cell>
          <table:table-cell/>
          <table:table-cell table:formula="of:=[.H138] - [.$H$366]" office:value-type="float" office:value="0.366999864578247" calcext:value-type="float">
            <text:p>0.36699986457824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17.459" calcext:value-type="float">
            <text:p>1739055917.459</text:p>
          </table:table-cell>
          <table:table-cell office:value-type="float" office:value="1739055918.331" calcext:value-type="float">
            <text:p>1739055918.33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9]-[.A139]" office:value-type="float" office:value="0.871999979019165" calcext:value-type="float">
            <text:p>0.871999979019165</text:p>
          </table:table-cell>
          <table:table-cell/>
          <table:table-cell table:formula="of:=[.H139] - [.$H$366]" office:value-type="float" office:value="0.293999910354614" calcext:value-type="float">
            <text:p>0.29399991035461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18.392" calcext:value-type="float">
            <text:p>1739055918.392</text:p>
          </table:table-cell>
          <table:table-cell office:value-type="float" office:value="1739055919.336" calcext:value-type="float">
            <text:p>1739055919.33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0]-[.A140]" office:value-type="float" office:value="0.944000005722046" calcext:value-type="float">
            <text:p>0.944000005722046</text:p>
          </table:table-cell>
          <table:table-cell/>
          <table:table-cell table:formula="of:=[.H140] - [.$H$366]" office:value-type="float" office:value="0.365999937057495" calcext:value-type="float">
            <text:p>0.36599993705749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19.459" calcext:value-type="float">
            <text:p>1739055919.459</text:p>
          </table:table-cell>
          <table:table-cell office:value-type="float" office:value="1739055920.315" calcext:value-type="float">
            <text:p>1739055920.31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1]-[.A141]" office:value-type="float" office:value="0.855999946594238" calcext:value-type="float">
            <text:p>0.855999946594238</text:p>
          </table:table-cell>
          <table:table-cell/>
          <table:table-cell table:formula="of:=[.H141] - [.$H$366]" office:value-type="float" office:value="0.277999877929687" calcext:value-type="float">
            <text:p>0.27799987792968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20.359" calcext:value-type="float">
            <text:p>1739055920.359</text:p>
          </table:table-cell>
          <table:table-cell office:value-type="float" office:value="1739055921.335" calcext:value-type="float">
            <text:p>1739055921.33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2]-[.A142]" office:value-type="float" office:value="0.976000070571899" calcext:value-type="float">
            <text:p>0.976000070571899</text:p>
          </table:table-cell>
          <table:table-cell/>
          <table:table-cell table:formula="of:=[.H142] - [.$H$366]" office:value-type="float" office:value="0.398000001907348" calcext:value-type="float">
            <text:p>0.39800000190734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21.392" calcext:value-type="float">
            <text:p>1739055921.392</text:p>
          </table:table-cell>
          <table:table-cell office:value-type="float" office:value="1739055922.335" calcext:value-type="float">
            <text:p>1739055922.33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3]-[.A143]" office:value-type="float" office:value="0.943000078201294" calcext:value-type="float">
            <text:p>0.943000078201294</text:p>
          </table:table-cell>
          <table:table-cell/>
          <table:table-cell table:formula="of:=[.H143] - [.$H$366]" office:value-type="float" office:value="0.365000009536743" calcext:value-type="float">
            <text:p>0.36500000953674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22.392" calcext:value-type="float">
            <text:p>1739055922.392</text:p>
          </table:table-cell>
          <table:table-cell office:value-type="float" office:value="1739055923.45" calcext:value-type="float">
            <text:p>1739055923.4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4]-[.A144]" office:value-type="float" office:value="1.05800008773804" calcext:value-type="float">
            <text:p>1.05800008773804</text:p>
          </table:table-cell>
          <table:table-cell/>
          <table:table-cell table:formula="of:=[.H144] - [.$H$366]" office:value-type="float" office:value="0.480000019073486" calcext:value-type="float">
            <text:p>0.48000001907348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23.359" calcext:value-type="float">
            <text:p>1739055923.359</text:p>
          </table:table-cell>
          <table:table-cell office:value-type="float" office:value="1739055924.363" calcext:value-type="float">
            <text:p>1739055924.3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5]-[.A145]" office:value-type="float" office:value="1.00399994850159" calcext:value-type="float">
            <text:p>1.00399994850159</text:p>
          </table:table-cell>
          <table:table-cell/>
          <table:table-cell table:formula="of:=[.H145] - [.$H$366]" office:value-type="float" office:value="0.425999879837036" calcext:value-type="float">
            <text:p>0.42599987983703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24.425" calcext:value-type="float">
            <text:p>1739055924.425</text:p>
          </table:table-cell>
          <table:table-cell office:value-type="float" office:value="1739055925.342" calcext:value-type="float">
            <text:p>1739055925.34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6]-[.A146]" office:value-type="float" office:value="0.91700005531311" calcext:value-type="float">
            <text:p>0.91700005531311</text:p>
          </table:table-cell>
          <table:table-cell/>
          <table:table-cell table:formula="of:=[.H146] - [.$H$366]" office:value-type="float" office:value="0.338999986648559" calcext:value-type="float">
            <text:p>0.33899998664855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25.459" calcext:value-type="float">
            <text:p>1739055925.459</text:p>
          </table:table-cell>
          <table:table-cell office:value-type="float" office:value="1739055926.38" calcext:value-type="float">
            <text:p>1739055926.3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7]-[.A147]" office:value-type="float" office:value="0.921000003814697" calcext:value-type="float">
            <text:p>0.921000003814697</text:p>
          </table:table-cell>
          <table:table-cell/>
          <table:table-cell table:formula="of:=[.H147] - [.$H$366]" office:value-type="float" office:value="0.342999935150146" calcext:value-type="float">
            <text:p>0.34299993515014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26.359" calcext:value-type="float">
            <text:p>1739055926.359</text:p>
          </table:table-cell>
          <table:table-cell office:value-type="float" office:value="1739055927.411" calcext:value-type="float">
            <text:p>1739055927.41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8]-[.A148]" office:value-type="float" office:value="1.05200004577637" calcext:value-type="float">
            <text:p>1.05200004577637</text:p>
          </table:table-cell>
          <table:table-cell/>
          <table:table-cell table:formula="of:=[.H148] - [.$H$366]" office:value-type="float" office:value="0.473999977111816" calcext:value-type="float">
            <text:p>0.47399997711181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26.425" calcext:value-type="float">
            <text:p>1739055926.425</text:p>
          </table:table-cell>
          <table:table-cell office:value-type="float" office:value="1739055927.703" calcext:value-type="float">
            <text:p>1739055927.70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9]-[.A149]" office:value-type="float" office:value="1.27800011634827" calcext:value-type="float">
            <text:p>1.27800011634827</text:p>
          </table:table-cell>
          <table:table-cell/>
          <table:table-cell table:formula="of:=[.H149] - [.$H$366]" office:value-type="float" office:value="0.700000047683716" calcext:value-type="float">
            <text:p>0.70000004768371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27.425" calcext:value-type="float">
            <text:p>1739055927.425</text:p>
          </table:table-cell>
          <table:table-cell office:value-type="float" office:value="1739055928.35" calcext:value-type="float">
            <text:p>1739055928.3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0]-[.A150]" office:value-type="float" office:value="0.924999952316284" calcext:value-type="float">
            <text:p>0.924999952316284</text:p>
          </table:table-cell>
          <table:table-cell/>
          <table:table-cell table:formula="of:=[.H150] - [.$H$366]" office:value-type="float" office:value="0.346999883651733" calcext:value-type="float">
            <text:p>0.34699988365173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28.425" calcext:value-type="float">
            <text:p>1739055928.425</text:p>
          </table:table-cell>
          <table:table-cell office:value-type="float" office:value="1739055929.374" calcext:value-type="float">
            <text:p>1739055929.37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1]-[.A151]" office:value-type="float" office:value="0.949000120162964" calcext:value-type="float">
            <text:p>0.949000120162964</text:p>
          </table:table-cell>
          <table:table-cell/>
          <table:table-cell table:formula="of:=[.H151] - [.$H$366]" office:value-type="float" office:value="0.371000051498413" calcext:value-type="float">
            <text:p>0.37100005149841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29.425" calcext:value-type="float">
            <text:p>1739055929.425</text:p>
          </table:table-cell>
          <table:table-cell office:value-type="float" office:value="1739055930.353" calcext:value-type="float">
            <text:p>1739055930.35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2]-[.A152]" office:value-type="float" office:value="0.927999973297119" calcext:value-type="float">
            <text:p>0.927999973297119</text:p>
          </table:table-cell>
          <table:table-cell/>
          <table:table-cell table:formula="of:=[.H152] - [.$H$366]" office:value-type="float" office:value="0.349999904632568" calcext:value-type="float">
            <text:p>0.34999990463256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30.392" calcext:value-type="float">
            <text:p>1739055930.392</text:p>
          </table:table-cell>
          <table:table-cell office:value-type="float" office:value="1739055931.354" calcext:value-type="float">
            <text:p>1739055931.35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3]-[.A153]" office:value-type="float" office:value="0.962000131607056" calcext:value-type="float">
            <text:p>0.962000131607056</text:p>
          </table:table-cell>
          <table:table-cell/>
          <table:table-cell table:formula="of:=[.H153] - [.$H$366]" office:value-type="float" office:value="0.384000062942505" calcext:value-type="float">
            <text:p>0.38400006294250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31.425" calcext:value-type="float">
            <text:p>1739055931.425</text:p>
          </table:table-cell>
          <table:table-cell office:value-type="float" office:value="1739055932.363" calcext:value-type="float">
            <text:p>1739055932.3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4]-[.A154]" office:value-type="float" office:value="0.937999963760376" calcext:value-type="float">
            <text:p>0.937999963760376</text:p>
          </table:table-cell>
          <table:table-cell/>
          <table:table-cell table:formula="of:=[.H154] - [.$H$366]" office:value-type="float" office:value="0.359999895095825" calcext:value-type="float">
            <text:p>0.35999989509582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32.459" calcext:value-type="float">
            <text:p>1739055932.459</text:p>
          </table:table-cell>
          <table:table-cell office:value-type="float" office:value="1739055933.376" calcext:value-type="float">
            <text:p>1739055933.37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5]-[.A155]" office:value-type="float" office:value="0.916999816894531" calcext:value-type="float">
            <text:p>0.916999816894531</text:p>
          </table:table-cell>
          <table:table-cell/>
          <table:table-cell table:formula="of:=[.H155] - [.$H$366]" office:value-type="float" office:value="0.33899974822998" calcext:value-type="float">
            <text:p>0.3389997482299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33.392" calcext:value-type="float">
            <text:p>1739055933.392</text:p>
          </table:table-cell>
          <table:table-cell office:value-type="float" office:value="1739055934.375" calcext:value-type="float">
            <text:p>1739055934.37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6]-[.A156]" office:value-type="float" office:value="0.983000040054321" calcext:value-type="float">
            <text:p>0.983000040054321</text:p>
          </table:table-cell>
          <table:table-cell/>
          <table:table-cell table:formula="of:=[.H156] - [.$H$366]" office:value-type="float" office:value="0.40499997138977" calcext:value-type="float">
            <text:p>0.4049999713897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34.459" calcext:value-type="float">
            <text:p>1739055934.459</text:p>
          </table:table-cell>
          <table:table-cell office:value-type="float" office:value="1739055935.392" calcext:value-type="float">
            <text:p>1739055935.39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7]-[.A157]" office:value-type="float" office:value="0.932999849319458" calcext:value-type="float">
            <text:p>0.932999849319458</text:p>
          </table:table-cell>
          <table:table-cell/>
          <table:table-cell table:formula="of:=[.H157] - [.$H$366]" office:value-type="float" office:value="0.354999780654907" calcext:value-type="float">
            <text:p>0.35499978065490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35.425" calcext:value-type="float">
            <text:p>1739055935.425</text:p>
          </table:table-cell>
          <table:table-cell office:value-type="float" office:value="1739055936.38" calcext:value-type="float">
            <text:p>1739055936.3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8]-[.A158]" office:value-type="float" office:value="0.955000162124634" calcext:value-type="float">
            <text:p>0.955000162124634</text:p>
          </table:table-cell>
          <table:table-cell/>
          <table:table-cell table:formula="of:=[.H158] - [.$H$366]" office:value-type="float" office:value="0.377000093460083" calcext:value-type="float">
            <text:p>0.37700009346008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36.492" calcext:value-type="float">
            <text:p>1739055936.492</text:p>
          </table:table-cell>
          <table:table-cell office:value-type="float" office:value="1739055937.385" calcext:value-type="float">
            <text:p>1739055937.38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9]-[.A159]" office:value-type="float" office:value="0.892999887466431" calcext:value-type="float">
            <text:p>0.892999887466431</text:p>
          </table:table-cell>
          <table:table-cell/>
          <table:table-cell table:formula="of:=[.H159] - [.$H$366]" office:value-type="float" office:value="0.31499981880188" calcext:value-type="float">
            <text:p>0.3149998188018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37.425" calcext:value-type="float">
            <text:p>1739055937.425</text:p>
          </table:table-cell>
          <table:table-cell office:value-type="float" office:value="1739055938.386" calcext:value-type="float">
            <text:p>1739055938.38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0]-[.A160]" office:value-type="float" office:value="0.960999965667725" calcext:value-type="float">
            <text:p>0.960999965667725</text:p>
          </table:table-cell>
          <table:table-cell/>
          <table:table-cell table:formula="of:=[.H160] - [.$H$366]" office:value-type="float" office:value="0.382999897003174" calcext:value-type="float">
            <text:p>0.38299989700317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38.459" calcext:value-type="float">
            <text:p>1739055938.459</text:p>
          </table:table-cell>
          <table:table-cell office:value-type="float" office:value="1739055939.393" calcext:value-type="float">
            <text:p>1739055939.3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1]-[.A161]" office:value-type="float" office:value="0.93399977684021" calcext:value-type="float">
            <text:p>0.93399977684021</text:p>
          </table:table-cell>
          <table:table-cell/>
          <table:table-cell table:formula="of:=[.H161] - [.$H$366]" office:value-type="float" office:value="0.355999708175659" calcext:value-type="float">
            <text:p>0.35599970817565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39.459" calcext:value-type="float">
            <text:p>1739055939.459</text:p>
          </table:table-cell>
          <table:table-cell office:value-type="float" office:value="1739055940.407" calcext:value-type="float">
            <text:p>1739055940.40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2]-[.A162]" office:value-type="float" office:value="0.947999954223633" calcext:value-type="float">
            <text:p>0.947999954223633</text:p>
          </table:table-cell>
          <table:table-cell/>
          <table:table-cell table:formula="of:=[.H162] - [.$H$366]" office:value-type="float" office:value="0.369999885559082" calcext:value-type="float">
            <text:p>0.36999988555908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40.492" calcext:value-type="float">
            <text:p>1739055940.492</text:p>
          </table:table-cell>
          <table:table-cell office:value-type="float" office:value="1739055941.384" calcext:value-type="float">
            <text:p>1739055941.38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3]-[.A163]" office:value-type="float" office:value="0.891999959945679" calcext:value-type="float">
            <text:p>0.891999959945679</text:p>
          </table:table-cell>
          <table:table-cell/>
          <table:table-cell table:formula="of:=[.H163] - [.$H$366]" office:value-type="float" office:value="0.313999891281128" calcext:value-type="float">
            <text:p>0.31399989128112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40.525" calcext:value-type="float">
            <text:p>1739055940.525</text:p>
          </table:table-cell>
          <table:table-cell office:value-type="float" office:value="1739055941.669" calcext:value-type="float">
            <text:p>1739055941.66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4]-[.A164]" office:value-type="float" office:value="1.14399981498718" calcext:value-type="float">
            <text:p>1.14399981498718</text:p>
          </table:table-cell>
          <table:table-cell/>
          <table:table-cell table:formula="of:=[.H164] - [.$H$366]" office:value-type="float" office:value="0.565999746322632" calcext:value-type="float">
            <text:p>0.56599974632263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41.392" calcext:value-type="float">
            <text:p>1739055941.392</text:p>
          </table:table-cell>
          <table:table-cell office:value-type="float" office:value="1739055942.407" calcext:value-type="float">
            <text:p>1739055942.40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5]-[.A165]" office:value-type="float" office:value="1.01500010490417" calcext:value-type="float">
            <text:p>1.01500010490417</text:p>
          </table:table-cell>
          <table:table-cell/>
          <table:table-cell table:formula="of:=[.H165] - [.$H$366]" office:value-type="float" office:value="0.437000036239624" calcext:value-type="float">
            <text:p>0.43700003623962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42.492" calcext:value-type="float">
            <text:p>1739055942.492</text:p>
          </table:table-cell>
          <table:table-cell office:value-type="float" office:value="1739055943.414" calcext:value-type="float">
            <text:p>1739055943.41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6]-[.A166]" office:value-type="float" office:value="0.921999931335449" calcext:value-type="float">
            <text:p>0.921999931335449</text:p>
          </table:table-cell>
          <table:table-cell/>
          <table:table-cell table:formula="of:=[.H166] - [.$H$366]" office:value-type="float" office:value="0.343999862670898" calcext:value-type="float">
            <text:p>0.34399986267089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43.425" calcext:value-type="float">
            <text:p>1739055943.425</text:p>
          </table:table-cell>
          <table:table-cell office:value-type="float" office:value="1739055944.515" calcext:value-type="float">
            <text:p>1739055944.51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7]-[.A167]" office:value-type="float" office:value="1.09000015258789" calcext:value-type="float">
            <text:p>1.09000015258789</text:p>
          </table:table-cell>
          <table:table-cell/>
          <table:table-cell table:formula="of:=[.H167] - [.$H$366]" office:value-type="float" office:value="0.51200008392334" calcext:value-type="float">
            <text:p>0.5120000839233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44.459" calcext:value-type="float">
            <text:p>1739055944.459</text:p>
          </table:table-cell>
          <table:table-cell office:value-type="float" office:value="1739055945.401" calcext:value-type="float">
            <text:p>1739055945.40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8]-[.A168]" office:value-type="float" office:value="0.941999912261963" calcext:value-type="float">
            <text:p>0.941999912261963</text:p>
          </table:table-cell>
          <table:table-cell/>
          <table:table-cell table:formula="of:=[.H168] - [.$H$366]" office:value-type="float" office:value="0.363999843597412" calcext:value-type="float">
            <text:p>0.36399984359741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45.459" calcext:value-type="float">
            <text:p>1739055945.459</text:p>
          </table:table-cell>
          <table:table-cell office:value-type="float" office:value="1739055946.416" calcext:value-type="float">
            <text:p>1739055946.41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9]-[.A169]" office:value-type="float" office:value="0.956999778747559" calcext:value-type="float">
            <text:p>0.956999778747559</text:p>
          </table:table-cell>
          <table:table-cell/>
          <table:table-cell table:formula="of:=[.H169] - [.$H$366]" office:value-type="float" office:value="0.378999710083008" calcext:value-type="float">
            <text:p>0.37899971008300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46.592" calcext:value-type="float">
            <text:p>1739055946.592</text:p>
          </table:table-cell>
          <table:table-cell office:value-type="float" office:value="1739055947.414" calcext:value-type="float">
            <text:p>1739055947.41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0]-[.A170]" office:value-type="float" office:value="0.822000026702881" calcext:value-type="float">
            <text:p>0.822000026702881</text:p>
          </table:table-cell>
          <table:table-cell/>
          <table:table-cell table:formula="of:=[.H170] - [.$H$366]" office:value-type="float" office:value="0.24399995803833" calcext:value-type="float">
            <text:p>0.2439999580383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47.459" calcext:value-type="float">
            <text:p>1739055947.459</text:p>
          </table:table-cell>
          <table:table-cell office:value-type="float" office:value="1739055948.423" calcext:value-type="float">
            <text:p>1739055948.42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1]-[.A171]" office:value-type="float" office:value="0.96399998664856" calcext:value-type="float">
            <text:p>0.96399998664856</text:p>
          </table:table-cell>
          <table:table-cell/>
          <table:table-cell table:formula="of:=[.H171] - [.$H$366]" office:value-type="float" office:value="0.385999917984009" calcext:value-type="float">
            <text:p>0.38599991798400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48.492" calcext:value-type="float">
            <text:p>1739055948.492</text:p>
          </table:table-cell>
          <table:table-cell office:value-type="float" office:value="1739055949.414" calcext:value-type="float">
            <text:p>1739055949.41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2]-[.A172]" office:value-type="float" office:value="0.921999931335449" calcext:value-type="float">
            <text:p>0.921999931335449</text:p>
          </table:table-cell>
          <table:table-cell/>
          <table:table-cell table:formula="of:=[.H172] - [.$H$366]" office:value-type="float" office:value="0.343999862670898" calcext:value-type="float">
            <text:p>0.34399986267089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49.459" calcext:value-type="float">
            <text:p>1739055949.459</text:p>
          </table:table-cell>
          <table:table-cell office:value-type="float" office:value="1739055950.526" calcext:value-type="float">
            <text:p>1739055950.52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3]-[.A173]" office:value-type="float" office:value="1.06699991226196" calcext:value-type="float">
            <text:p>1.06699991226196</text:p>
          </table:table-cell>
          <table:table-cell/>
          <table:table-cell table:formula="of:=[.H173] - [.$H$366]" office:value-type="float" office:value="0.488999843597412" calcext:value-type="float">
            <text:p>0.48899984359741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50.525" calcext:value-type="float">
            <text:p>1739055950.525</text:p>
          </table:table-cell>
          <table:table-cell office:value-type="float" office:value="1739055951.432" calcext:value-type="float">
            <text:p>1739055951.43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4]-[.A174]" office:value-type="float" office:value="0.906999826431274" calcext:value-type="float">
            <text:p>0.906999826431274</text:p>
          </table:table-cell>
          <table:table-cell/>
          <table:table-cell table:formula="of:=[.H174] - [.$H$366]" office:value-type="float" office:value="0.328999757766723" calcext:value-type="float">
            <text:p>0.32899975776672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51.425" calcext:value-type="float">
            <text:p>1739055951.425</text:p>
          </table:table-cell>
          <table:table-cell office:value-type="float" office:value="1739055952.424" calcext:value-type="float">
            <text:p>1739055952.42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5]-[.A175]" office:value-type="float" office:value="0.999000072479248" calcext:value-type="float">
            <text:p>0.999000072479248</text:p>
          </table:table-cell>
          <table:table-cell/>
          <table:table-cell table:formula="of:=[.H175] - [.$H$366]" office:value-type="float" office:value="0.421000003814697" calcext:value-type="float">
            <text:p>0.42100000381469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52.459" calcext:value-type="float">
            <text:p>1739055952.459</text:p>
          </table:table-cell>
          <table:table-cell office:value-type="float" office:value="1739055953.429" calcext:value-type="float">
            <text:p>1739055953.42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6]-[.A176]" office:value-type="float" office:value="0.96999979019165" calcext:value-type="float">
            <text:p>0.96999979019165</text:p>
          </table:table-cell>
          <table:table-cell/>
          <table:table-cell table:formula="of:=[.H176] - [.$H$366]" office:value-type="float" office:value="0.391999721527099" calcext:value-type="float">
            <text:p>0.39199972152709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53.459" calcext:value-type="float">
            <text:p>1739055953.459</text:p>
          </table:table-cell>
          <table:table-cell office:value-type="float" office:value="1739055954.433" calcext:value-type="float">
            <text:p>1739055954.43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7]-[.A177]" office:value-type="float" office:value="0.973999977111816" calcext:value-type="float">
            <text:p>0.973999977111816</text:p>
          </table:table-cell>
          <table:table-cell/>
          <table:table-cell table:formula="of:=[.H177] - [.$H$366]" office:value-type="float" office:value="0.395999908447265" calcext:value-type="float">
            <text:p>0.39599990844726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54.492" calcext:value-type="float">
            <text:p>1739055954.492</text:p>
          </table:table-cell>
          <table:table-cell office:value-type="float" office:value="1739055955.444" calcext:value-type="float">
            <text:p>1739055955.44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8]-[.A178]" office:value-type="float" office:value="0.95199990272522" calcext:value-type="float">
            <text:p>0.95199990272522</text:p>
          </table:table-cell>
          <table:table-cell/>
          <table:table-cell table:formula="of:=[.H178] - [.$H$366]" office:value-type="float" office:value="0.373999834060669" calcext:value-type="float">
            <text:p>0.37399983406066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55.592" calcext:value-type="float">
            <text:p>1739055955.592</text:p>
          </table:table-cell>
          <table:table-cell office:value-type="float" office:value="1739055956.446" calcext:value-type="float">
            <text:p>1739055956.44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9]-[.A179]" office:value-type="float" office:value="0.854000091552734" calcext:value-type="float">
            <text:p>0.854000091552734</text:p>
          </table:table-cell>
          <table:table-cell/>
          <table:table-cell table:formula="of:=[.H179] - [.$H$366]" office:value-type="float" office:value="0.276000022888183" calcext:value-type="float">
            <text:p>0.27600002288818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56.559" calcext:value-type="float">
            <text:p>1739055956.559</text:p>
          </table:table-cell>
          <table:table-cell office:value-type="float" office:value="1739055957.52" calcext:value-type="float">
            <text:p>1739055957.5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0]-[.A180]" office:value-type="float" office:value="0.960999965667725" calcext:value-type="float">
            <text:p>0.960999965667725</text:p>
          </table:table-cell>
          <table:table-cell/>
          <table:table-cell table:formula="of:=[.H180] - [.$H$366]" office:value-type="float" office:value="0.382999897003174" calcext:value-type="float">
            <text:p>0.38299989700317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57.459" calcext:value-type="float">
            <text:p>1739055957.459</text:p>
          </table:table-cell>
          <table:table-cell office:value-type="float" office:value="1739055958.439" calcext:value-type="float">
            <text:p>1739055958.43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1]-[.A181]" office:value-type="float" office:value="0.979999780654907" calcext:value-type="float">
            <text:p>0.979999780654907</text:p>
          </table:table-cell>
          <table:table-cell/>
          <table:table-cell table:formula="of:=[.H181] - [.$H$366]" office:value-type="float" office:value="0.401999711990356" calcext:value-type="float">
            <text:p>0.40199971199035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58.492" calcext:value-type="float">
            <text:p>1739055958.492</text:p>
          </table:table-cell>
          <table:table-cell office:value-type="float" office:value="1739055959.449" calcext:value-type="float">
            <text:p>1739055959.44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2]-[.A182]" office:value-type="float" office:value="0.956999778747559" calcext:value-type="float">
            <text:p>0.956999778747559</text:p>
          </table:table-cell>
          <table:table-cell/>
          <table:table-cell table:formula="of:=[.H182] - [.$H$366]" office:value-type="float" office:value="0.378999710083008" calcext:value-type="float">
            <text:p>0.37899971008300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59.559" calcext:value-type="float">
            <text:p>1739055959.559</text:p>
          </table:table-cell>
          <table:table-cell office:value-type="float" office:value="1739055960.468" calcext:value-type="float">
            <text:p>1739055960.46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3]-[.A183]" office:value-type="float" office:value="0.908999919891357" calcext:value-type="float">
            <text:p>0.908999919891357</text:p>
          </table:table-cell>
          <table:table-cell/>
          <table:table-cell table:formula="of:=[.H183] - [.$H$366]" office:value-type="float" office:value="0.330999851226806" calcext:value-type="float">
            <text:p>0.33099985122680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60.459" calcext:value-type="float">
            <text:p>1739055960.459</text:p>
          </table:table-cell>
          <table:table-cell office:value-type="float" office:value="1739055961.468" calcext:value-type="float">
            <text:p>1739055961.46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4]-[.A184]" office:value-type="float" office:value="1.00899982452393" calcext:value-type="float">
            <text:p>1.00899982452393</text:p>
          </table:table-cell>
          <table:table-cell/>
          <table:table-cell table:formula="of:=[.H184] - [.$H$366]" office:value-type="float" office:value="0.430999755859375" calcext:value-type="float">
            <text:p>0.43099975585937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61.525" calcext:value-type="float">
            <text:p>1739055961.525</text:p>
          </table:table-cell>
          <table:table-cell office:value-type="float" office:value="1739055962.451" calcext:value-type="float">
            <text:p>1739055962.45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5]-[.A185]" office:value-type="float" office:value="0.925999879837036" calcext:value-type="float">
            <text:p>0.925999879837036</text:p>
          </table:table-cell>
          <table:table-cell/>
          <table:table-cell table:formula="of:=[.H185] - [.$H$366]" office:value-type="float" office:value="0.347999811172485" calcext:value-type="float">
            <text:p>0.34799981117248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62.592" calcext:value-type="float">
            <text:p>1739055962.592</text:p>
          </table:table-cell>
          <table:table-cell office:value-type="float" office:value="1739055963.474" calcext:value-type="float">
            <text:p>1739055963.47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6]-[.A186]" office:value-type="float" office:value="0.881999969482422" calcext:value-type="float">
            <text:p>0.881999969482422</text:p>
          </table:table-cell>
          <table:table-cell/>
          <table:table-cell table:formula="of:=[.H186] - [.$H$366]" office:value-type="float" office:value="0.303999900817871" calcext:value-type="float">
            <text:p>0.30399990081787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63.525" calcext:value-type="float">
            <text:p>1739055963.525</text:p>
          </table:table-cell>
          <table:table-cell office:value-type="float" office:value="1739055964.469" calcext:value-type="float">
            <text:p>1739055964.46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7]-[.A187]" office:value-type="float" office:value="0.944000005722046" calcext:value-type="float">
            <text:p>0.944000005722046</text:p>
          </table:table-cell>
          <table:table-cell/>
          <table:table-cell table:formula="of:=[.H187] - [.$H$366]" office:value-type="float" office:value="0.365999937057495" calcext:value-type="float">
            <text:p>0.36599993705749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64.559" calcext:value-type="float">
            <text:p>1739055964.559</text:p>
          </table:table-cell>
          <table:table-cell office:value-type="float" office:value="1739055965.571" calcext:value-type="float">
            <text:p>1739055965.57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8]-[.A188]" office:value-type="float" office:value="1.01200008392334" calcext:value-type="float">
            <text:p>1.01200008392334</text:p>
          </table:table-cell>
          <table:table-cell/>
          <table:table-cell table:formula="of:=[.H188] - [.$H$366]" office:value-type="float" office:value="0.434000015258789" calcext:value-type="float">
            <text:p>0.43400001525878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65.592" calcext:value-type="float">
            <text:p>1739055965.592</text:p>
          </table:table-cell>
          <table:table-cell office:value-type="float" office:value="1739055966.47" calcext:value-type="float">
            <text:p>1739055966.4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9]-[.A189]" office:value-type="float" office:value="0.878000020980835" calcext:value-type="float">
            <text:p>0.878000020980835</text:p>
          </table:table-cell>
          <table:table-cell/>
          <table:table-cell table:formula="of:=[.H189] - [.$H$366]" office:value-type="float" office:value="0.299999952316284" calcext:value-type="float">
            <text:p>0.29999995231628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66.525" calcext:value-type="float">
            <text:p>1739055966.525</text:p>
          </table:table-cell>
          <table:table-cell office:value-type="float" office:value="1739055967.487" calcext:value-type="float">
            <text:p>1739055967.48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0]-[.A190]" office:value-type="float" office:value="0.961999893188477" calcext:value-type="float">
            <text:p>0.961999893188477</text:p>
          </table:table-cell>
          <table:table-cell/>
          <table:table-cell table:formula="of:=[.H190] - [.$H$366]" office:value-type="float" office:value="0.383999824523926" calcext:value-type="float">
            <text:p>0.38399982452392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67.525" calcext:value-type="float">
            <text:p>1739055967.525</text:p>
          </table:table-cell>
          <table:table-cell office:value-type="float" office:value="1739055968.486" calcext:value-type="float">
            <text:p>1739055968.48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1]-[.A191]" office:value-type="float" office:value="0.960999965667725" calcext:value-type="float">
            <text:p>0.960999965667725</text:p>
          </table:table-cell>
          <table:table-cell/>
          <table:table-cell table:formula="of:=[.H191] - [.$H$366]" office:value-type="float" office:value="0.382999897003174" calcext:value-type="float">
            <text:p>0.38299989700317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68.659" calcext:value-type="float">
            <text:p>1739055968.659</text:p>
          </table:table-cell>
          <table:table-cell office:value-type="float" office:value="1739055969.482" calcext:value-type="float">
            <text:p>1739055969.48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2]-[.A192]" office:value-type="float" office:value="0.823000192642212" calcext:value-type="float">
            <text:p>0.823000192642212</text:p>
          </table:table-cell>
          <table:table-cell/>
          <table:table-cell table:formula="of:=[.H192] - [.$H$366]" office:value-type="float" office:value="0.245000123977661" calcext:value-type="float">
            <text:p>0.24500012397766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69.625" calcext:value-type="float">
            <text:p>1739055969.625</text:p>
          </table:table-cell>
          <table:table-cell office:value-type="float" office:value="1739055970.521" calcext:value-type="float">
            <text:p>1739055970.52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3]-[.A193]" office:value-type="float" office:value="0.895999908447266" calcext:value-type="float">
            <text:p>0.895999908447266</text:p>
          </table:table-cell>
          <table:table-cell/>
          <table:table-cell table:formula="of:=[.H193] - [.$H$366]" office:value-type="float" office:value="0.317999839782715" calcext:value-type="float">
            <text:p>0.31799983978271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70.525" calcext:value-type="float">
            <text:p>1739055970.525</text:p>
          </table:table-cell>
          <table:table-cell office:value-type="float" office:value="1739055971.491" calcext:value-type="float">
            <text:p>1739055971.49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4]-[.A194]" office:value-type="float" office:value="0.965999841690064" calcext:value-type="float">
            <text:p>0.965999841690064</text:p>
          </table:table-cell>
          <table:table-cell/>
          <table:table-cell table:formula="of:=[.H194] - [.$H$366]" office:value-type="float" office:value="0.387999773025512" calcext:value-type="float">
            <text:p>0.38799977302551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71.559" calcext:value-type="float">
            <text:p>1739055971.559</text:p>
          </table:table-cell>
          <table:table-cell office:value-type="float" office:value="1739055972.501" calcext:value-type="float">
            <text:p>1739055972.50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5]-[.A195]" office:value-type="float" office:value="0.941999912261963" calcext:value-type="float">
            <text:p>0.941999912261963</text:p>
          </table:table-cell>
          <table:table-cell/>
          <table:table-cell table:formula="of:=[.H195] - [.$H$366]" office:value-type="float" office:value="0.363999843597412" calcext:value-type="float">
            <text:p>0.36399984359741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72.592" calcext:value-type="float">
            <text:p>1739055972.592</text:p>
          </table:table-cell>
          <table:table-cell office:value-type="float" office:value="1739055973.502" calcext:value-type="float">
            <text:p>1739055973.50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6]-[.A196]" office:value-type="float" office:value="0.910000085830689" calcext:value-type="float">
            <text:p>0.910000085830689</text:p>
          </table:table-cell>
          <table:table-cell/>
          <table:table-cell table:formula="of:=[.H196] - [.$H$366]" office:value-type="float" office:value="0.332000017166137" calcext:value-type="float">
            <text:p>0.33200001716613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73.559" calcext:value-type="float">
            <text:p>1739055973.559</text:p>
          </table:table-cell>
          <table:table-cell office:value-type="float" office:value="1739055974.53" calcext:value-type="float">
            <text:p>1739055974.5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7]-[.A197]" office:value-type="float" office:value="0.970999956130981" calcext:value-type="float">
            <text:p>0.970999956130981</text:p>
          </table:table-cell>
          <table:table-cell/>
          <table:table-cell table:formula="of:=[.H197] - [.$H$366]" office:value-type="float" office:value="0.39299988746643" calcext:value-type="float">
            <text:p>0.3929998874664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74.492" calcext:value-type="float">
            <text:p>1739055974.492</text:p>
          </table:table-cell>
          <table:table-cell office:value-type="float" office:value="1739055975.525" calcext:value-type="float">
            <text:p>1739055975.52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8]-[.A198]" office:value-type="float" office:value="1.03299999237061" calcext:value-type="float">
            <text:p>1.03299999237061</text:p>
          </table:table-cell>
          <table:table-cell/>
          <table:table-cell table:formula="of:=[.H198] - [.$H$366]" office:value-type="float" office:value="0.454999923706054" calcext:value-type="float">
            <text:p>0.45499992370605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75.525" calcext:value-type="float">
            <text:p>1739055975.525</text:p>
          </table:table-cell>
          <table:table-cell office:value-type="float" office:value="1739055976.537" calcext:value-type="float">
            <text:p>1739055976.53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9]-[.A199]" office:value-type="float" office:value="1.01199984550476" calcext:value-type="float">
            <text:p>1.01199984550476</text:p>
          </table:table-cell>
          <table:table-cell/>
          <table:table-cell table:formula="of:=[.H199] - [.$H$366]" office:value-type="float" office:value="0.43399977684021" calcext:value-type="float">
            <text:p>0.4339997768402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76.459" calcext:value-type="float">
            <text:p>1739055976.459</text:p>
          </table:table-cell>
          <table:table-cell office:value-type="float" office:value="1739055977.506" calcext:value-type="float">
            <text:p>1739055977.5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0]-[.A200]" office:value-type="float" office:value="1.04699993133545" calcext:value-type="float">
            <text:p>1.04699993133545</text:p>
          </table:table-cell>
          <table:table-cell/>
          <table:table-cell table:formula="of:=[.H200] - [.$H$366]" office:value-type="float" office:value="0.468999862670898" calcext:value-type="float">
            <text:p>0.46899986267089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77.526" calcext:value-type="float">
            <text:p>1739055977.526</text:p>
          </table:table-cell>
          <table:table-cell office:value-type="float" office:value="1739055978.508" calcext:value-type="float">
            <text:p>1739055978.50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1]-[.A201]" office:value-type="float" office:value="0.98199987411499" calcext:value-type="float">
            <text:p>0.98199987411499</text:p>
          </table:table-cell>
          <table:table-cell/>
          <table:table-cell table:formula="of:=[.H201] - [.$H$366]" office:value-type="float" office:value="0.403999805450439" calcext:value-type="float">
            <text:p>0.40399980545043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78.559" calcext:value-type="float">
            <text:p>1739055978.559</text:p>
          </table:table-cell>
          <table:table-cell office:value-type="float" office:value="1739055979.564" calcext:value-type="float">
            <text:p>1739055979.56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2]-[.A202]" office:value-type="float" office:value="1.00499987602234" calcext:value-type="float">
            <text:p>1.00499987602234</text:p>
          </table:table-cell>
          <table:table-cell/>
          <table:table-cell table:formula="of:=[.H202] - [.$H$366]" office:value-type="float" office:value="0.426999807357788" calcext:value-type="float">
            <text:p>0.42699980735778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79.559" calcext:value-type="float">
            <text:p>1739055979.559</text:p>
          </table:table-cell>
          <table:table-cell office:value-type="float" office:value="1739055980.525" calcext:value-type="float">
            <text:p>1739055980.52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3]-[.A203]" office:value-type="float" office:value="0.966000080108643" calcext:value-type="float">
            <text:p>0.966000080108643</text:p>
          </table:table-cell>
          <table:table-cell/>
          <table:table-cell table:formula="of:=[.H203] - [.$H$366]" office:value-type="float" office:value="0.388000011444092" calcext:value-type="float">
            <text:p>0.38800001144409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80.526" calcext:value-type="float">
            <text:p>1739055980.526</text:p>
          </table:table-cell>
          <table:table-cell office:value-type="float" office:value="1739055981.57" calcext:value-type="float">
            <text:p>1739055981.5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4]-[.A204]" office:value-type="float" office:value="1.04399991035461" calcext:value-type="float">
            <text:p>1.04399991035461</text:p>
          </table:table-cell>
          <table:table-cell/>
          <table:table-cell table:formula="of:=[.H204] - [.$H$366]" office:value-type="float" office:value="0.465999841690063" calcext:value-type="float">
            <text:p>0.46599984169006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81.559" calcext:value-type="float">
            <text:p>1739055981.559</text:p>
          </table:table-cell>
          <table:table-cell office:value-type="float" office:value="1739055982.518" calcext:value-type="float">
            <text:p>1739055982.51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5]-[.A205]" office:value-type="float" office:value="0.958999872207642" calcext:value-type="float">
            <text:p>0.958999872207642</text:p>
          </table:table-cell>
          <table:table-cell/>
          <table:table-cell table:formula="of:=[.H205] - [.$H$366]" office:value-type="float" office:value="0.380999803543091" calcext:value-type="float">
            <text:p>0.38099980354309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82.526" calcext:value-type="float">
            <text:p>1739055982.526</text:p>
          </table:table-cell>
          <table:table-cell office:value-type="float" office:value="1739055983.538" calcext:value-type="float">
            <text:p>1739055983.53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6]-[.A206]" office:value-type="float" office:value="1.01200008392334" calcext:value-type="float">
            <text:p>1.01200008392334</text:p>
          </table:table-cell>
          <table:table-cell/>
          <table:table-cell table:formula="of:=[.H206] - [.$H$366]" office:value-type="float" office:value="0.434000015258789" calcext:value-type="float">
            <text:p>0.43400001525878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83.659" calcext:value-type="float">
            <text:p>1739055983.659</text:p>
          </table:table-cell>
          <table:table-cell office:value-type="float" office:value="1739055984.538" calcext:value-type="float">
            <text:p>1739055984.53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7]-[.A207]" office:value-type="float" office:value="0.879000186920166" calcext:value-type="float">
            <text:p>0.879000186920166</text:p>
          </table:table-cell>
          <table:table-cell/>
          <table:table-cell table:formula="of:=[.H207] - [.$H$366]" office:value-type="float" office:value="0.301000118255615" calcext:value-type="float">
            <text:p>0.30100011825561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84.559" calcext:value-type="float">
            <text:p>1739055984.559</text:p>
          </table:table-cell>
          <table:table-cell office:value-type="float" office:value="1739055985.539" calcext:value-type="float">
            <text:p>1739055985.53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8]-[.A208]" office:value-type="float" office:value="0.980000019073486" calcext:value-type="float">
            <text:p>0.980000019073486</text:p>
          </table:table-cell>
          <table:table-cell/>
          <table:table-cell table:formula="of:=[.H208] - [.$H$366]" office:value-type="float" office:value="0.401999950408935" calcext:value-type="float">
            <text:p>0.40199995040893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84.626" calcext:value-type="float">
            <text:p>1739055984.626</text:p>
          </table:table-cell>
          <table:table-cell office:value-type="float" office:value="1739055985.84" calcext:value-type="float">
            <text:p>1739055985.8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9]-[.A209]" office:value-type="float" office:value="1.21399998664856" calcext:value-type="float">
            <text:p>1.21399998664856</text:p>
          </table:table-cell>
          <table:table-cell/>
          <table:table-cell table:formula="of:=[.H209] - [.$H$366]" office:value-type="float" office:value="0.635999917984009" calcext:value-type="float">
            <text:p>0.63599991798400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85.559" calcext:value-type="float">
            <text:p>1739055985.559</text:p>
          </table:table-cell>
          <table:table-cell office:value-type="float" office:value="1739055986.539" calcext:value-type="float">
            <text:p>1739055986.53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0]-[.A210]" office:value-type="float" office:value="0.980000019073486" calcext:value-type="float">
            <text:p>0.980000019073486</text:p>
          </table:table-cell>
          <table:table-cell/>
          <table:table-cell table:formula="of:=[.H210] - [.$H$366]" office:value-type="float" office:value="0.401999950408935" calcext:value-type="float">
            <text:p>0.40199995040893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86.592" calcext:value-type="float">
            <text:p>1739055986.592</text:p>
          </table:table-cell>
          <table:table-cell office:value-type="float" office:value="1739055987.57" calcext:value-type="float">
            <text:p>1739055987.5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1]-[.A211]" office:value-type="float" office:value="0.977999925613403" calcext:value-type="float">
            <text:p>0.977999925613403</text:p>
          </table:table-cell>
          <table:table-cell/>
          <table:table-cell table:formula="of:=[.H211] - [.$H$366]" office:value-type="float" office:value="0.399999856948852" calcext:value-type="float">
            <text:p>0.39999985694885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87.592" calcext:value-type="float">
            <text:p>1739055987.592</text:p>
          </table:table-cell>
          <table:table-cell office:value-type="float" office:value="1739055988.549" calcext:value-type="float">
            <text:p>1739055988.54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2]-[.A212]" office:value-type="float" office:value="0.957000017166138" calcext:value-type="float">
            <text:p>0.957000017166138</text:p>
          </table:table-cell>
          <table:table-cell/>
          <table:table-cell table:formula="of:=[.H212] - [.$H$366]" office:value-type="float" office:value="0.378999948501587" calcext:value-type="float">
            <text:p>0.37899994850158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88.626" calcext:value-type="float">
            <text:p>1739055988.626</text:p>
          </table:table-cell>
          <table:table-cell office:value-type="float" office:value="1739055989.58" calcext:value-type="float">
            <text:p>1739055989.5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3]-[.A213]" office:value-type="float" office:value="0.953999996185303" calcext:value-type="float">
            <text:p>0.953999996185303</text:p>
          </table:table-cell>
          <table:table-cell/>
          <table:table-cell table:formula="of:=[.H213] - [.$H$366]" office:value-type="float" office:value="0.375999927520752" calcext:value-type="float">
            <text:p>0.37599992752075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89.592" calcext:value-type="float">
            <text:p>1739055989.592</text:p>
          </table:table-cell>
          <table:table-cell office:value-type="float" office:value="1739055990.544" calcext:value-type="float">
            <text:p>1739055990.54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4]-[.A214]" office:value-type="float" office:value="0.95199990272522" calcext:value-type="float">
            <text:p>0.95199990272522</text:p>
          </table:table-cell>
          <table:table-cell/>
          <table:table-cell table:formula="of:=[.H214] - [.$H$366]" office:value-type="float" office:value="0.373999834060669" calcext:value-type="float">
            <text:p>0.37399983406066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90.592" calcext:value-type="float">
            <text:p>1739055990.592</text:p>
          </table:table-cell>
          <table:table-cell office:value-type="float" office:value="1739055991.558" calcext:value-type="float">
            <text:p>1739055991.55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5]-[.A215]" office:value-type="float" office:value="0.966000080108643" calcext:value-type="float">
            <text:p>0.966000080108643</text:p>
          </table:table-cell>
          <table:table-cell/>
          <table:table-cell table:formula="of:=[.H215] - [.$H$366]" office:value-type="float" office:value="0.388000011444092" calcext:value-type="float">
            <text:p>0.38800001144409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91.626" calcext:value-type="float">
            <text:p>1739055991.626</text:p>
          </table:table-cell>
          <table:table-cell office:value-type="float" office:value="1739055992.564" calcext:value-type="float">
            <text:p>1739055992.56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6]-[.A216]" office:value-type="float" office:value="0.937999963760376" calcext:value-type="float">
            <text:p>0.937999963760376</text:p>
          </table:table-cell>
          <table:table-cell/>
          <table:table-cell table:formula="of:=[.H216] - [.$H$366]" office:value-type="float" office:value="0.359999895095825" calcext:value-type="float">
            <text:p>0.35999989509582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92.592" calcext:value-type="float">
            <text:p>1739055992.592</text:p>
          </table:table-cell>
          <table:table-cell office:value-type="float" office:value="1739055993.561" calcext:value-type="float">
            <text:p>1739055993.56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7]-[.A217]" office:value-type="float" office:value="0.969000101089478" calcext:value-type="float">
            <text:p>0.969000101089478</text:p>
          </table:table-cell>
          <table:table-cell/>
          <table:table-cell table:formula="of:=[.H217] - [.$H$366]" office:value-type="float" office:value="0.391000032424927" calcext:value-type="float">
            <text:p>0.39100003242492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93.626" calcext:value-type="float">
            <text:p>1739055993.626</text:p>
          </table:table-cell>
          <table:table-cell office:value-type="float" office:value="1739055994.56" calcext:value-type="float">
            <text:p>1739055994.5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8]-[.A218]" office:value-type="float" office:value="0.934000015258789" calcext:value-type="float">
            <text:p>0.934000015258789</text:p>
          </table:table-cell>
          <table:table-cell/>
          <table:table-cell table:formula="of:=[.H218] - [.$H$366]" office:value-type="float" office:value="0.355999946594238" calcext:value-type="float">
            <text:p>0.35599994659423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94.626" calcext:value-type="float">
            <text:p>1739055994.626</text:p>
          </table:table-cell>
          <table:table-cell office:value-type="float" office:value="1739055995.563" calcext:value-type="float">
            <text:p>1739055995.5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9]-[.A219]" office:value-type="float" office:value="0.937000036239624" calcext:value-type="float">
            <text:p>0.937000036239624</text:p>
          </table:table-cell>
          <table:table-cell/>
          <table:table-cell table:formula="of:=[.H219] - [.$H$366]" office:value-type="float" office:value="0.358999967575073" calcext:value-type="float">
            <text:p>0.35899996757507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95.626" calcext:value-type="float">
            <text:p>1739055995.626</text:p>
          </table:table-cell>
          <table:table-cell office:value-type="float" office:value="1739055996.586" calcext:value-type="float">
            <text:p>1739055996.58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0]-[.A220]" office:value-type="float" office:value="0.960000038146973" calcext:value-type="float">
            <text:p>0.960000038146973</text:p>
          </table:table-cell>
          <table:table-cell/>
          <table:table-cell table:formula="of:=[.H220] - [.$H$366]" office:value-type="float" office:value="0.381999969482422" calcext:value-type="float">
            <text:p>0.38199996948242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96.626" calcext:value-type="float">
            <text:p>1739055996.626</text:p>
          </table:table-cell>
          <table:table-cell office:value-type="float" office:value="1739055997.563" calcext:value-type="float">
            <text:p>1739055997.5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1]-[.A221]" office:value-type="float" office:value="0.937000036239624" calcext:value-type="float">
            <text:p>0.937000036239624</text:p>
          </table:table-cell>
          <table:table-cell/>
          <table:table-cell table:formula="of:=[.H221] - [.$H$366]" office:value-type="float" office:value="0.358999967575073" calcext:value-type="float">
            <text:p>0.35899996757507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97.626" calcext:value-type="float">
            <text:p>1739055997.626</text:p>
          </table:table-cell>
          <table:table-cell office:value-type="float" office:value="1739055998.579" calcext:value-type="float">
            <text:p>1739055998.57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2]-[.A222]" office:value-type="float" office:value="0.953000068664551" calcext:value-type="float">
            <text:p>0.953000068664551</text:p>
          </table:table-cell>
          <table:table-cell/>
          <table:table-cell table:formula="of:=[.H222] - [.$H$366]" office:value-type="float" office:value="0.375" calcext:value-type="float">
            <text:p>0.37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98.659" calcext:value-type="float">
            <text:p>1739055998.659</text:p>
          </table:table-cell>
          <table:table-cell office:value-type="float" office:value="1739055999.582" calcext:value-type="float">
            <text:p>1739055999.58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3]-[.A223]" office:value-type="float" office:value="0.92300009727478" calcext:value-type="float">
            <text:p>0.92300009727478</text:p>
          </table:table-cell>
          <table:table-cell/>
          <table:table-cell table:formula="of:=[.H223] - [.$H$366]" office:value-type="float" office:value="0.345000028610229" calcext:value-type="float">
            <text:p>0.34500002861022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5999.692" calcext:value-type="float">
            <text:p>1739055999.692</text:p>
          </table:table-cell>
          <table:table-cell office:value-type="float" office:value="1739056000.605" calcext:value-type="float">
            <text:p>1739056000.60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4]-[.A224]" office:value-type="float" office:value="0.913000106811523" calcext:value-type="float">
            <text:p>0.913000106811523</text:p>
          </table:table-cell>
          <table:table-cell/>
          <table:table-cell table:formula="of:=[.H224] - [.$H$366]" office:value-type="float" office:value="0.335000038146972" calcext:value-type="float">
            <text:p>0.33500003814697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00.659" calcext:value-type="float">
            <text:p>1739056000.659</text:p>
          </table:table-cell>
          <table:table-cell office:value-type="float" office:value="1739056001.58" calcext:value-type="float">
            <text:p>1739056001.5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5]-[.A225]" office:value-type="float" office:value="0.921000003814697" calcext:value-type="float">
            <text:p>0.921000003814697</text:p>
          </table:table-cell>
          <table:table-cell/>
          <table:table-cell table:formula="of:=[.H225] - [.$H$366]" office:value-type="float" office:value="0.342999935150146" calcext:value-type="float">
            <text:p>0.34299993515014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01.692" calcext:value-type="float">
            <text:p>1739056001.692</text:p>
          </table:table-cell>
          <table:table-cell office:value-type="float" office:value="1739056002.58" calcext:value-type="float">
            <text:p>1739056002.5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6]-[.A226]" office:value-type="float" office:value="0.888000011444092" calcext:value-type="float">
            <text:p>0.888000011444092</text:p>
          </table:table-cell>
          <table:table-cell/>
          <table:table-cell table:formula="of:=[.H226] - [.$H$366]" office:value-type="float" office:value="0.309999942779541" calcext:value-type="float">
            <text:p>0.30999994277954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02.659" calcext:value-type="float">
            <text:p>1739056002.659</text:p>
          </table:table-cell>
          <table:table-cell office:value-type="float" office:value="1739056003.578" calcext:value-type="float">
            <text:p>1739056003.57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7]-[.A227]" office:value-type="float" office:value="0.919000148773193" calcext:value-type="float">
            <text:p>0.919000148773193</text:p>
          </table:table-cell>
          <table:table-cell/>
          <table:table-cell table:formula="of:=[.H227] - [.$H$366]" office:value-type="float" office:value="0.341000080108642" calcext:value-type="float">
            <text:p>0.34100008010864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03.659" calcext:value-type="float">
            <text:p>1739056003.659</text:p>
          </table:table-cell>
          <table:table-cell office:value-type="float" office:value="1739056004.605" calcext:value-type="float">
            <text:p>1739056004.60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8]-[.A228]" office:value-type="float" office:value="0.946000099182129" calcext:value-type="float">
            <text:p>0.946000099182129</text:p>
          </table:table-cell>
          <table:table-cell/>
          <table:table-cell table:formula="of:=[.H228] - [.$H$366]" office:value-type="float" office:value="0.368000030517578" calcext:value-type="float">
            <text:p>0.36800003051757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04.659" calcext:value-type="float">
            <text:p>1739056004.659</text:p>
          </table:table-cell>
          <table:table-cell office:value-type="float" office:value="1739056005.609" calcext:value-type="float">
            <text:p>1739056005.60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9]-[.A229]" office:value-type="float" office:value="0.950000047683716" calcext:value-type="float">
            <text:p>0.950000047683716</text:p>
          </table:table-cell>
          <table:table-cell/>
          <table:table-cell table:formula="of:=[.H229] - [.$H$366]" office:value-type="float" office:value="0.371999979019165" calcext:value-type="float">
            <text:p>0.37199997901916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05.692" calcext:value-type="float">
            <text:p>1739056005.692</text:p>
          </table:table-cell>
          <table:table-cell office:value-type="float" office:value="1739056006.6" calcext:value-type="float">
            <text:p>1739056006.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0]-[.A230]" office:value-type="float" office:value="0.907999992370606" calcext:value-type="float">
            <text:p>0.907999992370606</text:p>
          </table:table-cell>
          <table:table-cell/>
          <table:table-cell table:formula="of:=[.H230] - [.$H$366]" office:value-type="float" office:value="0.329999923706054" calcext:value-type="float">
            <text:p>0.32999992370605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06.592" calcext:value-type="float">
            <text:p>1739056006.592</text:p>
          </table:table-cell>
          <table:table-cell office:value-type="float" office:value="1739056007.603" calcext:value-type="float">
            <text:p>1739056007.60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1]-[.A231]" office:value-type="float" office:value="1.01099991798401" calcext:value-type="float">
            <text:p>1.01099991798401</text:p>
          </table:table-cell>
          <table:table-cell/>
          <table:table-cell table:formula="of:=[.H231] - [.$H$366]" office:value-type="float" office:value="0.432999849319458" calcext:value-type="float">
            <text:p>0.43299984931945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07.726" calcext:value-type="float">
            <text:p>1739056007.726</text:p>
          </table:table-cell>
          <table:table-cell office:value-type="float" office:value="1739056008.606" calcext:value-type="float">
            <text:p>1739056008.6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2]-[.A232]" office:value-type="float" office:value="0.879999876022339" calcext:value-type="float">
            <text:p>0.879999876022339</text:p>
          </table:table-cell>
          <table:table-cell/>
          <table:table-cell table:formula="of:=[.H232] - [.$H$366]" office:value-type="float" office:value="0.301999807357788" calcext:value-type="float">
            <text:p>0.30199980735778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08.626" calcext:value-type="float">
            <text:p>1739056008.626</text:p>
          </table:table-cell>
          <table:table-cell office:value-type="float" office:value="1739056009.593" calcext:value-type="float">
            <text:p>1739056009.5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3]-[.A233]" office:value-type="float" office:value="0.967000007629395" calcext:value-type="float">
            <text:p>0.967000007629395</text:p>
          </table:table-cell>
          <table:table-cell/>
          <table:table-cell table:formula="of:=[.H233] - [.$H$366]" office:value-type="float" office:value="0.388999938964844" calcext:value-type="float">
            <text:p>0.38899993896484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09.726" calcext:value-type="float">
            <text:p>1739056009.726</text:p>
          </table:table-cell>
          <table:table-cell office:value-type="float" office:value="1739056010.606" calcext:value-type="float">
            <text:p>1739056010.6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4]-[.A234]" office:value-type="float" office:value="0.879999876022339" calcext:value-type="float">
            <text:p>0.879999876022339</text:p>
          </table:table-cell>
          <table:table-cell/>
          <table:table-cell table:formula="of:=[.H234] - [.$H$366]" office:value-type="float" office:value="0.301999807357788" calcext:value-type="float">
            <text:p>0.30199980735778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10.659" calcext:value-type="float">
            <text:p>1739056010.659</text:p>
          </table:table-cell>
          <table:table-cell office:value-type="float" office:value="1739056011.72" calcext:value-type="float">
            <text:p>1739056011.7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5]-[.A235]" office:value-type="float" office:value="1.06100010871887" calcext:value-type="float">
            <text:p>1.06100010871887</text:p>
          </table:table-cell>
          <table:table-cell/>
          <table:table-cell table:formula="of:=[.H235] - [.$H$366]" office:value-type="float" office:value="0.483000040054321" calcext:value-type="float">
            <text:p>0.48300004005432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11.692" calcext:value-type="float">
            <text:p>1739056011.692</text:p>
          </table:table-cell>
          <table:table-cell office:value-type="float" office:value="1739056012.747" calcext:value-type="float">
            <text:p>1739056012.74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6]-[.A236]" office:value-type="float" office:value="1.0550000667572" calcext:value-type="float">
            <text:p>1.0550000667572</text:p>
          </table:table-cell>
          <table:table-cell/>
          <table:table-cell table:formula="of:=[.H236] - [.$H$366]" office:value-type="float" office:value="0.476999998092651" calcext:value-type="float">
            <text:p>0.47699999809265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12.692" calcext:value-type="float">
            <text:p>1739056012.692</text:p>
          </table:table-cell>
          <table:table-cell office:value-type="float" office:value="1739056013.607" calcext:value-type="float">
            <text:p>1739056013.60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7]-[.A237]" office:value-type="float" office:value="0.915000200271606" calcext:value-type="float">
            <text:p>0.915000200271606</text:p>
          </table:table-cell>
          <table:table-cell/>
          <table:table-cell table:formula="of:=[.H237] - [.$H$366]" office:value-type="float" office:value="0.337000131607055" calcext:value-type="float">
            <text:p>0.33700013160705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13.659" calcext:value-type="float">
            <text:p>1739056013.659</text:p>
          </table:table-cell>
          <table:table-cell office:value-type="float" office:value="1739056014.725" calcext:value-type="float">
            <text:p>1739056014.72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8]-[.A238]" office:value-type="float" office:value="1.06599998474121" calcext:value-type="float">
            <text:p>1.06599998474121</text:p>
          </table:table-cell>
          <table:table-cell/>
          <table:table-cell table:formula="of:=[.H238] - [.$H$366]" office:value-type="float" office:value="0.48799991607666" calcext:value-type="float">
            <text:p>0.4879999160766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14.692" calcext:value-type="float">
            <text:p>1739056014.692</text:p>
          </table:table-cell>
          <table:table-cell office:value-type="float" office:value="1739056015.727" calcext:value-type="float">
            <text:p>1739056015.72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9]-[.A239]" office:value-type="float" office:value="1.03500008583069" calcext:value-type="float">
            <text:p>1.03500008583069</text:p>
          </table:table-cell>
          <table:table-cell/>
          <table:table-cell table:formula="of:=[.H239] - [.$H$366]" office:value-type="float" office:value="0.457000017166137" calcext:value-type="float">
            <text:p>0.45700001716613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15.659" calcext:value-type="float">
            <text:p>1739056015.659</text:p>
          </table:table-cell>
          <table:table-cell office:value-type="float" office:value="1739056016.629" calcext:value-type="float">
            <text:p>1739056016.62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0]-[.A240]" office:value-type="float" office:value="0.97000002861023" calcext:value-type="float">
            <text:p>0.97000002861023</text:p>
          </table:table-cell>
          <table:table-cell/>
          <table:table-cell table:formula="of:=[.H240] - [.$H$366]" office:value-type="float" office:value="0.391999959945678" calcext:value-type="float">
            <text:p>0.39199995994567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16.726" calcext:value-type="float">
            <text:p>1739056016.726</text:p>
          </table:table-cell>
          <table:table-cell office:value-type="float" office:value="1739056017.636" calcext:value-type="float">
            <text:p>1739056017.63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1]-[.A241]" office:value-type="float" office:value="0.909999847412109" calcext:value-type="float">
            <text:p>0.909999847412109</text:p>
          </table:table-cell>
          <table:table-cell/>
          <table:table-cell table:formula="of:=[.H241] - [.$H$366]" office:value-type="float" office:value="0.331999778747558" calcext:value-type="float">
            <text:p>0.33199977874755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17.692" calcext:value-type="float">
            <text:p>1739056017.692</text:p>
          </table:table-cell>
          <table:table-cell office:value-type="float" office:value="1739056018.653" calcext:value-type="float">
            <text:p>1739056018.65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2]-[.A242]" office:value-type="float" office:value="0.961000204086304" calcext:value-type="float">
            <text:p>0.961000204086304</text:p>
          </table:table-cell>
          <table:table-cell/>
          <table:table-cell table:formula="of:=[.H242] - [.$H$366]" office:value-type="float" office:value="0.383000135421753" calcext:value-type="float">
            <text:p>0.38300013542175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18.759" calcext:value-type="float">
            <text:p>1739056018.759</text:p>
          </table:table-cell>
          <table:table-cell office:value-type="float" office:value="1739056019.643" calcext:value-type="float">
            <text:p>1739056019.64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3]-[.A243]" office:value-type="float" office:value="0.883999824523926" calcext:value-type="float">
            <text:p>0.883999824523926</text:p>
          </table:table-cell>
          <table:table-cell/>
          <table:table-cell table:formula="of:=[.H243] - [.$H$366]" office:value-type="float" office:value="0.305999755859375" calcext:value-type="float">
            <text:p>0.30599975585937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19.692" calcext:value-type="float">
            <text:p>1739056019.692</text:p>
          </table:table-cell>
          <table:table-cell office:value-type="float" office:value="1739056020.636" calcext:value-type="float">
            <text:p>1739056020.63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4]-[.A244]" office:value-type="float" office:value="0.944000005722046" calcext:value-type="float">
            <text:p>0.944000005722046</text:p>
          </table:table-cell>
          <table:table-cell/>
          <table:table-cell table:formula="of:=[.H244] - [.$H$366]" office:value-type="float" office:value="0.365999937057495" calcext:value-type="float">
            <text:p>0.36599993705749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19.759" calcext:value-type="float">
            <text:p>1739056019.759</text:p>
          </table:table-cell>
          <table:table-cell office:value-type="float" office:value="1739056020.927" calcext:value-type="float">
            <text:p>1739056020.92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5]-[.A245]" office:value-type="float" office:value="1.16799998283386" calcext:value-type="float">
            <text:p>1.16799998283386</text:p>
          </table:table-cell>
          <table:table-cell/>
          <table:table-cell table:formula="of:=[.H245] - [.$H$366]" office:value-type="float" office:value="0.589999914169311" calcext:value-type="float">
            <text:p>0.58999991416931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20.759" calcext:value-type="float">
            <text:p>1739056020.759</text:p>
          </table:table-cell>
          <table:table-cell office:value-type="float" office:value="1739056021.639" calcext:value-type="float">
            <text:p>1739056021.63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6]-[.A246]" office:value-type="float" office:value="0.879999876022339" calcext:value-type="float">
            <text:p>0.879999876022339</text:p>
          </table:table-cell>
          <table:table-cell/>
          <table:table-cell table:formula="of:=[.H246] - [.$H$366]" office:value-type="float" office:value="0.301999807357788" calcext:value-type="float">
            <text:p>0.30199980735778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21.692" calcext:value-type="float">
            <text:p>1739056021.692</text:p>
          </table:table-cell>
          <table:table-cell office:value-type="float" office:value="1739056022.663" calcext:value-type="float">
            <text:p>1739056022.6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7]-[.A247]" office:value-type="float" office:value="0.971000194549561" calcext:value-type="float">
            <text:p>0.971000194549561</text:p>
          </table:table-cell>
          <table:table-cell/>
          <table:table-cell table:formula="of:=[.H247] - [.$H$366]" office:value-type="float" office:value="0.39300012588501" calcext:value-type="float">
            <text:p>0.3930001258850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22.692" calcext:value-type="float">
            <text:p>1739056022.692</text:p>
          </table:table-cell>
          <table:table-cell office:value-type="float" office:value="1739056023.65" calcext:value-type="float">
            <text:p>1739056023.6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8]-[.A248]" office:value-type="float" office:value="0.958000183105469" calcext:value-type="float">
            <text:p>0.958000183105469</text:p>
          </table:table-cell>
          <table:table-cell/>
          <table:table-cell table:formula="of:=[.H248] - [.$H$366]" office:value-type="float" office:value="0.380000114440918" calcext:value-type="float">
            <text:p>0.38000011444091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23.826" calcext:value-type="float">
            <text:p>1739056023.826</text:p>
          </table:table-cell>
          <table:table-cell office:value-type="float" office:value="1739056024.645" calcext:value-type="float">
            <text:p>1739056024.64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9]-[.A249]" office:value-type="float" office:value="0.819000005722046" calcext:value-type="float">
            <text:p>0.819000005722046</text:p>
          </table:table-cell>
          <table:table-cell/>
          <table:table-cell table:formula="of:=[.H249] - [.$H$366]" office:value-type="float" office:value="0.240999937057495" calcext:value-type="float">
            <text:p>0.24099993705749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24.726" calcext:value-type="float">
            <text:p>1739056024.726</text:p>
          </table:table-cell>
          <table:table-cell office:value-type="float" office:value="1739056025.671" calcext:value-type="float">
            <text:p>1739056025.67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0]-[.A250]" office:value-type="float" office:value="0.944999933242798" calcext:value-type="float">
            <text:p>0.944999933242798</text:p>
          </table:table-cell>
          <table:table-cell/>
          <table:table-cell table:formula="of:=[.H250] - [.$H$366]" office:value-type="float" office:value="0.366999864578247" calcext:value-type="float">
            <text:p>0.36699986457824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25.826" calcext:value-type="float">
            <text:p>1739056025.826</text:p>
          </table:table-cell>
          <table:table-cell office:value-type="float" office:value="1739056026.68" calcext:value-type="float">
            <text:p>1739056026.6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1]-[.A251]" office:value-type="float" office:value="0.854000091552734" calcext:value-type="float">
            <text:p>0.854000091552734</text:p>
          </table:table-cell>
          <table:table-cell/>
          <table:table-cell table:formula="of:=[.H251] - [.$H$366]" office:value-type="float" office:value="0.276000022888183" calcext:value-type="float">
            <text:p>0.27600002288818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26.692" calcext:value-type="float">
            <text:p>1739056026.692</text:p>
          </table:table-cell>
          <table:table-cell office:value-type="float" office:value="1739056027.665" calcext:value-type="float">
            <text:p>1739056027.66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2]-[.A252]" office:value-type="float" office:value="0.973000049591064" calcext:value-type="float">
            <text:p>0.973000049591064</text:p>
          </table:table-cell>
          <table:table-cell/>
          <table:table-cell table:formula="of:=[.H252] - [.$H$366]" office:value-type="float" office:value="0.394999980926513" calcext:value-type="float">
            <text:p>0.39499998092651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27.759" calcext:value-type="float">
            <text:p>1739056027.759</text:p>
          </table:table-cell>
          <table:table-cell office:value-type="float" office:value="1739056028.675" calcext:value-type="float">
            <text:p>1739056028.67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3]-[.A253]" office:value-type="float" office:value="0.915999889373779" calcext:value-type="float">
            <text:p>0.915999889373779</text:p>
          </table:table-cell>
          <table:table-cell/>
          <table:table-cell table:formula="of:=[.H253] - [.$H$366]" office:value-type="float" office:value="0.337999820709228" calcext:value-type="float">
            <text:p>0.33799982070922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28.759" calcext:value-type="float">
            <text:p>1739056028.759</text:p>
          </table:table-cell>
          <table:table-cell office:value-type="float" office:value="1739056029.658" calcext:value-type="float">
            <text:p>1739056029.65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4]-[.A254]" office:value-type="float" office:value="0.898999929428101" calcext:value-type="float">
            <text:p>0.898999929428101</text:p>
          </table:table-cell>
          <table:table-cell/>
          <table:table-cell table:formula="of:=[.H254] - [.$H$366]" office:value-type="float" office:value="0.32099986076355" calcext:value-type="float">
            <text:p>0.3209998607635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29.726" calcext:value-type="float">
            <text:p>1739056029.726</text:p>
          </table:table-cell>
          <table:table-cell office:value-type="float" office:value="1739056030.684" calcext:value-type="float">
            <text:p>1739056030.68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5]-[.A255]" office:value-type="float" office:value="0.95799994468689" calcext:value-type="float">
            <text:p>0.95799994468689</text:p>
          </table:table-cell>
          <table:table-cell/>
          <table:table-cell table:formula="of:=[.H255] - [.$H$366]" office:value-type="float" office:value="0.379999876022339" calcext:value-type="float">
            <text:p>0.37999987602233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30.759" calcext:value-type="float">
            <text:p>1739056030.759</text:p>
          </table:table-cell>
          <table:table-cell office:value-type="float" office:value="1739056031.685" calcext:value-type="float">
            <text:p>1739056031.68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6]-[.A256]" office:value-type="float" office:value="0.925999879837036" calcext:value-type="float">
            <text:p>0.925999879837036</text:p>
          </table:table-cell>
          <table:table-cell/>
          <table:table-cell table:formula="of:=[.H256] - [.$H$366]" office:value-type="float" office:value="0.347999811172485" calcext:value-type="float">
            <text:p>0.34799981117248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31.726" calcext:value-type="float">
            <text:p>1739056031.726</text:p>
          </table:table-cell>
          <table:table-cell office:value-type="float" office:value="1739056032.693" calcext:value-type="float">
            <text:p>1739056032.6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7]-[.A257]" office:value-type="float" office:value="0.967000007629395" calcext:value-type="float">
            <text:p>0.967000007629395</text:p>
          </table:table-cell>
          <table:table-cell/>
          <table:table-cell table:formula="of:=[.H257] - [.$H$366]" office:value-type="float" office:value="0.388999938964844" calcext:value-type="float">
            <text:p>0.38899993896484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32.726" calcext:value-type="float">
            <text:p>1739056032.726</text:p>
          </table:table-cell>
          <table:table-cell office:value-type="float" office:value="1739056033.675" calcext:value-type="float">
            <text:p>1739056033.67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8]-[.A258]" office:value-type="float" office:value="0.948999881744385" calcext:value-type="float">
            <text:p>0.948999881744385</text:p>
          </table:table-cell>
          <table:table-cell/>
          <table:table-cell table:formula="of:=[.H258] - [.$H$366]" office:value-type="float" office:value="0.370999813079834" calcext:value-type="float">
            <text:p>0.37099981307983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32.759" calcext:value-type="float">
            <text:p>1739056032.759</text:p>
          </table:table-cell>
          <table:table-cell office:value-type="float" office:value="1739056033.964" calcext:value-type="float">
            <text:p>1739056033.96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9]-[.A259]" office:value-type="float" office:value="1.20499992370605" calcext:value-type="float">
            <text:p>1.20499992370605</text:p>
          </table:table-cell>
          <table:table-cell/>
          <table:table-cell table:formula="of:=[.H259] - [.$H$366]" office:value-type="float" office:value="0.626999855041504" calcext:value-type="float">
            <text:p>0.62699985504150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33.726" calcext:value-type="float">
            <text:p>1739056033.726</text:p>
          </table:table-cell>
          <table:table-cell office:value-type="float" office:value="1739056034.696" calcext:value-type="float">
            <text:p>1739056034.69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0]-[.A260]" office:value-type="float" office:value="0.97000002861023" calcext:value-type="float">
            <text:p>0.97000002861023</text:p>
          </table:table-cell>
          <table:table-cell/>
          <table:table-cell table:formula="of:=[.H260] - [.$H$366]" office:value-type="float" office:value="0.391999959945678" calcext:value-type="float">
            <text:p>0.39199995994567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34.759" calcext:value-type="float">
            <text:p>1739056034.759</text:p>
          </table:table-cell>
          <table:table-cell office:value-type="float" office:value="1739056035.708" calcext:value-type="float">
            <text:p>1739056035.70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1]-[.A261]" office:value-type="float" office:value="0.948999881744385" calcext:value-type="float">
            <text:p>0.948999881744385</text:p>
          </table:table-cell>
          <table:table-cell/>
          <table:table-cell table:formula="of:=[.H261] - [.$H$366]" office:value-type="float" office:value="0.370999813079834" calcext:value-type="float">
            <text:p>0.37099981307983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35.826" calcext:value-type="float">
            <text:p>1739056035.826</text:p>
          </table:table-cell>
          <table:table-cell office:value-type="float" office:value="1739056036.699" calcext:value-type="float">
            <text:p>1739056036.69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2]-[.A262]" office:value-type="float" office:value="0.872999906539917" calcext:value-type="float">
            <text:p>0.872999906539917</text:p>
          </table:table-cell>
          <table:table-cell/>
          <table:table-cell table:formula="of:=[.H262] - [.$H$366]" office:value-type="float" office:value="0.294999837875366" calcext:value-type="float">
            <text:p>0.29499983787536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36.826" calcext:value-type="float">
            <text:p>1739056036.826</text:p>
          </table:table-cell>
          <table:table-cell office:value-type="float" office:value="1739056037.715" calcext:value-type="float">
            <text:p>1739056037.71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3]-[.A263]" office:value-type="float" office:value="0.888999938964844" calcext:value-type="float">
            <text:p>0.888999938964844</text:p>
          </table:table-cell>
          <table:table-cell/>
          <table:table-cell table:formula="of:=[.H263] - [.$H$366]" office:value-type="float" office:value="0.310999870300293" calcext:value-type="float">
            <text:p>0.31099987030029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37.792" calcext:value-type="float">
            <text:p>1739056037.792</text:p>
          </table:table-cell>
          <table:table-cell office:value-type="float" office:value="1739056038.722" calcext:value-type="float">
            <text:p>1739056038.72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4]-[.A264]" office:value-type="float" office:value="0.929999828338623" calcext:value-type="float">
            <text:p>0.929999828338623</text:p>
          </table:table-cell>
          <table:table-cell/>
          <table:table-cell table:formula="of:=[.H264] - [.$H$366]" office:value-type="float" office:value="0.351999759674072" calcext:value-type="float">
            <text:p>0.35199975967407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38.859" calcext:value-type="float">
            <text:p>1739056038.859</text:p>
          </table:table-cell>
          <table:table-cell office:value-type="float" office:value="1739056039.718" calcext:value-type="float">
            <text:p>1739056039.71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5]-[.A265]" office:value-type="float" office:value="0.858999967575073" calcext:value-type="float">
            <text:p>0.858999967575073</text:p>
          </table:table-cell>
          <table:table-cell/>
          <table:table-cell table:formula="of:=[.H265] - [.$H$366]" office:value-type="float" office:value="0.280999898910522" calcext:value-type="float">
            <text:p>0.28099989891052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39.759" calcext:value-type="float">
            <text:p>1739056039.759</text:p>
          </table:table-cell>
          <table:table-cell office:value-type="float" office:value="1739056040.72" calcext:value-type="float">
            <text:p>1739056040.7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6]-[.A266]" office:value-type="float" office:value="0.960999965667725" calcext:value-type="float">
            <text:p>0.960999965667725</text:p>
          </table:table-cell>
          <table:table-cell/>
          <table:table-cell table:formula="of:=[.H266] - [.$H$366]" office:value-type="float" office:value="0.382999897003174" calcext:value-type="float">
            <text:p>0.38299989700317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40.892" calcext:value-type="float">
            <text:p>1739056040.892</text:p>
          </table:table-cell>
          <table:table-cell office:value-type="float" office:value="1739056041.73" calcext:value-type="float">
            <text:p>1739056041.7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7]-[.A267]" office:value-type="float" office:value="0.838000059127808" calcext:value-type="float">
            <text:p>0.838000059127808</text:p>
          </table:table-cell>
          <table:table-cell/>
          <table:table-cell table:formula="of:=[.H267] - [.$H$366]" office:value-type="float" office:value="0.259999990463257" calcext:value-type="float">
            <text:p>0.25999999046325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41.759" calcext:value-type="float">
            <text:p>1739056041.759</text:p>
          </table:table-cell>
          <table:table-cell office:value-type="float" office:value="1739056042.724" calcext:value-type="float">
            <text:p>1739056042.72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8]-[.A268]" office:value-type="float" office:value="0.964999914169312" calcext:value-type="float">
            <text:p>0.964999914169312</text:p>
          </table:table-cell>
          <table:table-cell/>
          <table:table-cell table:formula="of:=[.H268] - [.$H$366]" office:value-type="float" office:value="0.386999845504761" calcext:value-type="float">
            <text:p>0.38699984550476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42.759" calcext:value-type="float">
            <text:p>1739056042.759</text:p>
          </table:table-cell>
          <table:table-cell office:value-type="float" office:value="1739056043.715" calcext:value-type="float">
            <text:p>1739056043.71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9]-[.A269]" office:value-type="float" office:value="0.955999851226807" calcext:value-type="float">
            <text:p>0.955999851226807</text:p>
          </table:table-cell>
          <table:table-cell/>
          <table:table-cell table:formula="of:=[.H269] - [.$H$366]" office:value-type="float" office:value="0.377999782562256" calcext:value-type="float">
            <text:p>0.37799978256225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43.792" calcext:value-type="float">
            <text:p>1739056043.792</text:p>
          </table:table-cell>
          <table:table-cell office:value-type="float" office:value="1739056044.741" calcext:value-type="float">
            <text:p>1739056044.74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0]-[.A270]" office:value-type="float" office:value="0.948999881744385" calcext:value-type="float">
            <text:p>0.948999881744385</text:p>
          </table:table-cell>
          <table:table-cell/>
          <table:table-cell table:formula="of:=[.H270] - [.$H$366]" office:value-type="float" office:value="0.370999813079834" calcext:value-type="float">
            <text:p>0.37099981307983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44.759" calcext:value-type="float">
            <text:p>1739056044.759</text:p>
          </table:table-cell>
          <table:table-cell office:value-type="float" office:value="1739056045.718" calcext:value-type="float">
            <text:p>1739056045.71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1]-[.A271]" office:value-type="float" office:value="0.958999872207642" calcext:value-type="float">
            <text:p>0.958999872207642</text:p>
          </table:table-cell>
          <table:table-cell/>
          <table:table-cell table:formula="of:=[.H271] - [.$H$366]" office:value-type="float" office:value="0.380999803543091" calcext:value-type="float">
            <text:p>0.38099980354309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45.826" calcext:value-type="float">
            <text:p>1739056045.826</text:p>
          </table:table-cell>
          <table:table-cell office:value-type="float" office:value="1739056046.733" calcext:value-type="float">
            <text:p>1739056046.73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2]-[.A272]" office:value-type="float" office:value="0.907000064849854" calcext:value-type="float">
            <text:p>0.907000064849854</text:p>
          </table:table-cell>
          <table:table-cell/>
          <table:table-cell table:formula="of:=[.H272] - [.$H$366]" office:value-type="float" office:value="0.328999996185303" calcext:value-type="float">
            <text:p>0.32899999618530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46.826" calcext:value-type="float">
            <text:p>1739056046.826</text:p>
          </table:table-cell>
          <table:table-cell office:value-type="float" office:value="1739056047.742" calcext:value-type="float">
            <text:p>1739056047.74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3]-[.A273]" office:value-type="float" office:value="0.916000127792358" calcext:value-type="float">
            <text:p>0.916000127792358</text:p>
          </table:table-cell>
          <table:table-cell/>
          <table:table-cell table:formula="of:=[.H273] - [.$H$366]" office:value-type="float" office:value="0.338000059127807" calcext:value-type="float">
            <text:p>0.33800005912780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47.859" calcext:value-type="float">
            <text:p>1739056047.859</text:p>
          </table:table-cell>
          <table:table-cell office:value-type="float" office:value="1739056048.732" calcext:value-type="float">
            <text:p>1739056048.73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4]-[.A274]" office:value-type="float" office:value="0.873000144958496" calcext:value-type="float">
            <text:p>0.873000144958496</text:p>
          </table:table-cell>
          <table:table-cell/>
          <table:table-cell table:formula="of:=[.H274] - [.$H$366]" office:value-type="float" office:value="0.295000076293945" calcext:value-type="float">
            <text:p>0.29500007629394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48.826" calcext:value-type="float">
            <text:p>1739056048.826</text:p>
          </table:table-cell>
          <table:table-cell office:value-type="float" office:value="1739056049.755" calcext:value-type="float">
            <text:p>1739056049.75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5]-[.A275]" office:value-type="float" office:value="0.92900013923645" calcext:value-type="float">
            <text:p>0.92900013923645</text:p>
          </table:table-cell>
          <table:table-cell/>
          <table:table-cell table:formula="of:=[.H275] - [.$H$366]" office:value-type="float" office:value="0.351000070571899" calcext:value-type="float">
            <text:p>0.35100007057189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49.859" calcext:value-type="float">
            <text:p>1739056049.859</text:p>
          </table:table-cell>
          <table:table-cell office:value-type="float" office:value="1739056050.741" calcext:value-type="float">
            <text:p>1739056050.74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6]-[.A276]" office:value-type="float" office:value="0.881999969482422" calcext:value-type="float">
            <text:p>0.881999969482422</text:p>
          </table:table-cell>
          <table:table-cell/>
          <table:table-cell table:formula="of:=[.H276] - [.$H$366]" office:value-type="float" office:value="0.303999900817871" calcext:value-type="float">
            <text:p>0.30399990081787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50.826" calcext:value-type="float">
            <text:p>1739056050.826</text:p>
          </table:table-cell>
          <table:table-cell office:value-type="float" office:value="1739056051.744" calcext:value-type="float">
            <text:p>1739056051.74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7]-[.A277]" office:value-type="float" office:value="0.917999982833862" calcext:value-type="float">
            <text:p>0.917999982833862</text:p>
          </table:table-cell>
          <table:table-cell/>
          <table:table-cell table:formula="of:=[.H277] - [.$H$366]" office:value-type="float" office:value="0.339999914169311" calcext:value-type="float">
            <text:p>0.33999991416931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51.793" calcext:value-type="float">
            <text:p>1739056051.793</text:p>
          </table:table-cell>
          <table:table-cell office:value-type="float" office:value="1739056052.764" calcext:value-type="float">
            <text:p>1739056052.76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8]-[.A278]" office:value-type="float" office:value="0.970999956130981" calcext:value-type="float">
            <text:p>0.970999956130981</text:p>
          </table:table-cell>
          <table:table-cell/>
          <table:table-cell table:formula="of:=[.H278] - [.$H$366]" office:value-type="float" office:value="0.39299988746643" calcext:value-type="float">
            <text:p>0.3929998874664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52.859" calcext:value-type="float">
            <text:p>1739056052.859</text:p>
          </table:table-cell>
          <table:table-cell office:value-type="float" office:value="1739056053.763" calcext:value-type="float">
            <text:p>1739056053.7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9]-[.A279]" office:value-type="float" office:value="0.904000043869019" calcext:value-type="float">
            <text:p>0.904000043869019</text:p>
          </table:table-cell>
          <table:table-cell/>
          <table:table-cell table:formula="of:=[.H279] - [.$H$366]" office:value-type="float" office:value="0.325999975204468" calcext:value-type="float">
            <text:p>0.32599997520446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53.826" calcext:value-type="float">
            <text:p>1739056053.826</text:p>
          </table:table-cell>
          <table:table-cell office:value-type="float" office:value="1739056054.788" calcext:value-type="float">
            <text:p>1739056054.78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0]-[.A280]" office:value-type="float" office:value="0.962000131607056" calcext:value-type="float">
            <text:p>0.962000131607056</text:p>
          </table:table-cell>
          <table:table-cell/>
          <table:table-cell table:formula="of:=[.H280] - [.$H$366]" office:value-type="float" office:value="0.384000062942505" calcext:value-type="float">
            <text:p>0.38400006294250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54.893" calcext:value-type="float">
            <text:p>1739056054.893</text:p>
          </table:table-cell>
          <table:table-cell office:value-type="float" office:value="1739056055.761" calcext:value-type="float">
            <text:p>1739056055.76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1]-[.A281]" office:value-type="float" office:value="0.868000030517578" calcext:value-type="float">
            <text:p>0.868000030517578</text:p>
          </table:table-cell>
          <table:table-cell/>
          <table:table-cell table:formula="of:=[.H281] - [.$H$366]" office:value-type="float" office:value="0.289999961853027" calcext:value-type="float">
            <text:p>0.28999996185302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55.826" calcext:value-type="float">
            <text:p>1739056055.826</text:p>
          </table:table-cell>
          <table:table-cell office:value-type="float" office:value="1739056056.892" calcext:value-type="float">
            <text:p>1739056056.89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2]-[.A282]" office:value-type="float" office:value="1.06599998474121" calcext:value-type="float">
            <text:p>1.06599998474121</text:p>
          </table:table-cell>
          <table:table-cell/>
          <table:table-cell table:formula="of:=[.H282] - [.$H$366]" office:value-type="float" office:value="0.48799991607666" calcext:value-type="float">
            <text:p>0.4879999160766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56.893" calcext:value-type="float">
            <text:p>1739056056.893</text:p>
          </table:table-cell>
          <table:table-cell office:value-type="float" office:value="1739056057.877" calcext:value-type="float">
            <text:p>1739056057.87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3]-[.A283]" office:value-type="float" office:value="0.984000205993652" calcext:value-type="float">
            <text:p>0.984000205993652</text:p>
          </table:table-cell>
          <table:table-cell/>
          <table:table-cell table:formula="of:=[.H283] - [.$H$366]" office:value-type="float" office:value="0.406000137329101" calcext:value-type="float">
            <text:p>0.40600013732910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57.793" calcext:value-type="float">
            <text:p>1739056057.793</text:p>
          </table:table-cell>
          <table:table-cell office:value-type="float" office:value="1739056058.819" calcext:value-type="float">
            <text:p>1739056058.81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4]-[.A284]" office:value-type="float" office:value="1.02600002288818" calcext:value-type="float">
            <text:p>1.02600002288818</text:p>
          </table:table-cell>
          <table:table-cell/>
          <table:table-cell table:formula="of:=[.H284] - [.$H$366]" office:value-type="float" office:value="0.447999954223633" calcext:value-type="float">
            <text:p>0.44799995422363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58.859" calcext:value-type="float">
            <text:p>1739056058.859</text:p>
          </table:table-cell>
          <table:table-cell office:value-type="float" office:value="1739056059.772" calcext:value-type="float">
            <text:p>1739056059.77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5]-[.A285]" office:value-type="float" office:value="0.913000106811523" calcext:value-type="float">
            <text:p>0.913000106811523</text:p>
          </table:table-cell>
          <table:table-cell/>
          <table:table-cell table:formula="of:=[.H285] - [.$H$366]" office:value-type="float" office:value="0.335000038146972" calcext:value-type="float">
            <text:p>0.33500003814697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59.826" calcext:value-type="float">
            <text:p>1739056059.826</text:p>
          </table:table-cell>
          <table:table-cell office:value-type="float" office:value="1739056060.773" calcext:value-type="float">
            <text:p>1739056060.77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6]-[.A286]" office:value-type="float" office:value="0.947000026702881" calcext:value-type="float">
            <text:p>0.947000026702881</text:p>
          </table:table-cell>
          <table:table-cell/>
          <table:table-cell table:formula="of:=[.H286] - [.$H$366]" office:value-type="float" office:value="0.36899995803833" calcext:value-type="float">
            <text:p>0.3689999580383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60.859" calcext:value-type="float">
            <text:p>1739056060.859</text:p>
          </table:table-cell>
          <table:table-cell office:value-type="float" office:value="1739056061.781" calcext:value-type="float">
            <text:p>1739056061.78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7]-[.A287]" office:value-type="float" office:value="0.921999931335449" calcext:value-type="float">
            <text:p>0.921999931335449</text:p>
          </table:table-cell>
          <table:table-cell/>
          <table:table-cell table:formula="of:=[.H287] - [.$H$366]" office:value-type="float" office:value="0.343999862670898" calcext:value-type="float">
            <text:p>0.34399986267089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61.826" calcext:value-type="float">
            <text:p>1739056061.826</text:p>
          </table:table-cell>
          <table:table-cell office:value-type="float" office:value="1739056062.777" calcext:value-type="float">
            <text:p>1739056062.77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8]-[.A288]" office:value-type="float" office:value="0.950999975204468" calcext:value-type="float">
            <text:p>0.950999975204468</text:p>
          </table:table-cell>
          <table:table-cell/>
          <table:table-cell table:formula="of:=[.H288] - [.$H$366]" office:value-type="float" office:value="0.372999906539917" calcext:value-type="float">
            <text:p>0.37299990653991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62.893" calcext:value-type="float">
            <text:p>1739056062.893</text:p>
          </table:table-cell>
          <table:table-cell office:value-type="float" office:value="1739056063.794" calcext:value-type="float">
            <text:p>1739056063.79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9]-[.A289]" office:value-type="float" office:value="0.901000022888184" calcext:value-type="float">
            <text:p>0.901000022888184</text:p>
          </table:table-cell>
          <table:table-cell/>
          <table:table-cell table:formula="of:=[.H289] - [.$H$366]" office:value-type="float" office:value="0.322999954223633" calcext:value-type="float">
            <text:p>0.32299995422363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63.826" calcext:value-type="float">
            <text:p>1739056063.826</text:p>
          </table:table-cell>
          <table:table-cell office:value-type="float" office:value="1739056064.903" calcext:value-type="float">
            <text:p>1739056064.90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0]-[.A290]" office:value-type="float" office:value="1.0770001411438" calcext:value-type="float">
            <text:p>1.0770001411438</text:p>
          </table:table-cell>
          <table:table-cell/>
          <table:table-cell table:formula="of:=[.H290] - [.$H$366]" office:value-type="float" office:value="0.499000072479248" calcext:value-type="float">
            <text:p>0.49900007247924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64.926" calcext:value-type="float">
            <text:p>1739056064.926</text:p>
          </table:table-cell>
          <table:table-cell office:value-type="float" office:value="1739056065.796" calcext:value-type="float">
            <text:p>1739056065.79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1]-[.A291]" office:value-type="float" office:value="0.869999885559082" calcext:value-type="float">
            <text:p>0.869999885559082</text:p>
          </table:table-cell>
          <table:table-cell/>
          <table:table-cell table:formula="of:=[.H291] - [.$H$366]" office:value-type="float" office:value="0.291999816894531" calcext:value-type="float">
            <text:p>0.29199981689453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65.826" calcext:value-type="float">
            <text:p>1739056065.826</text:p>
          </table:table-cell>
          <table:table-cell office:value-type="float" office:value="1739056066.792" calcext:value-type="float">
            <text:p>1739056066.79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2]-[.A292]" office:value-type="float" office:value="0.966000080108643" calcext:value-type="float">
            <text:p>0.966000080108643</text:p>
          </table:table-cell>
          <table:table-cell/>
          <table:table-cell table:formula="of:=[.H292] - [.$H$366]" office:value-type="float" office:value="0.388000011444092" calcext:value-type="float">
            <text:p>0.38800001144409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66.859" calcext:value-type="float">
            <text:p>1739056066.859</text:p>
          </table:table-cell>
          <table:table-cell office:value-type="float" office:value="1739056067.872" calcext:value-type="float">
            <text:p>1739056067.87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3]-[.A293]" office:value-type="float" office:value="1.01300001144409" calcext:value-type="float">
            <text:p>1.01300001144409</text:p>
          </table:table-cell>
          <table:table-cell/>
          <table:table-cell table:formula="of:=[.H293] - [.$H$366]" office:value-type="float" office:value="0.434999942779541" calcext:value-type="float">
            <text:p>0.43499994277954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67.926" calcext:value-type="float">
            <text:p>1739056067.926</text:p>
          </table:table-cell>
          <table:table-cell office:value-type="float" office:value="1739056068.804" calcext:value-type="float">
            <text:p>1739056068.80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4]-[.A294]" office:value-type="float" office:value="0.877999782562256" calcext:value-type="float">
            <text:p>0.877999782562256</text:p>
          </table:table-cell>
          <table:table-cell/>
          <table:table-cell table:formula="of:=[.H294] - [.$H$366]" office:value-type="float" office:value="0.299999713897705" calcext:value-type="float">
            <text:p>0.29999971389770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68.893" calcext:value-type="float">
            <text:p>1739056068.893</text:p>
          </table:table-cell>
          <table:table-cell office:value-type="float" office:value="1739056069.801" calcext:value-type="float">
            <text:p>1739056069.80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5]-[.A295]" office:value-type="float" office:value="0.908000230789185" calcext:value-type="float">
            <text:p>0.908000230789185</text:p>
          </table:table-cell>
          <table:table-cell/>
          <table:table-cell table:formula="of:=[.H295] - [.$H$366]" office:value-type="float" office:value="0.330000162124634" calcext:value-type="float">
            <text:p>0.33000016212463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69.893" calcext:value-type="float">
            <text:p>1739056069.893</text:p>
          </table:table-cell>
          <table:table-cell office:value-type="float" office:value="1739056070.801" calcext:value-type="float">
            <text:p>1739056070.80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6]-[.A296]" office:value-type="float" office:value="0.908000230789185" calcext:value-type="float">
            <text:p>0.908000230789185</text:p>
          </table:table-cell>
          <table:table-cell/>
          <table:table-cell table:formula="of:=[.H296] - [.$H$366]" office:value-type="float" office:value="0.330000162124634" calcext:value-type="float">
            <text:p>0.33000016212463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70.893" calcext:value-type="float">
            <text:p>1739056070.893</text:p>
          </table:table-cell>
          <table:table-cell office:value-type="float" office:value="1739056071.818" calcext:value-type="float">
            <text:p>1739056071.81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7]-[.A297]" office:value-type="float" office:value="0.925000190734863" calcext:value-type="float">
            <text:p>0.925000190734863</text:p>
          </table:table-cell>
          <table:table-cell/>
          <table:table-cell table:formula="of:=[.H297] - [.$H$366]" office:value-type="float" office:value="0.347000122070312" calcext:value-type="float">
            <text:p>0.34700012207031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71.893" calcext:value-type="float">
            <text:p>1739056071.893</text:p>
          </table:table-cell>
          <table:table-cell office:value-type="float" office:value="1739056072.838" calcext:value-type="float">
            <text:p>1739056072.83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8]-[.A298]" office:value-type="float" office:value="0.945000171661377" calcext:value-type="float">
            <text:p>0.945000171661377</text:p>
          </table:table-cell>
          <table:table-cell/>
          <table:table-cell table:formula="of:=[.H298] - [.$H$366]" office:value-type="float" office:value="0.367000102996826" calcext:value-type="float">
            <text:p>0.36700010299682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72.926" calcext:value-type="float">
            <text:p>1739056072.926</text:p>
          </table:table-cell>
          <table:table-cell office:value-type="float" office:value="1739056073.829" calcext:value-type="float">
            <text:p>1739056073.82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9]-[.A299]" office:value-type="float" office:value="0.902999877929688" calcext:value-type="float">
            <text:p>0.902999877929688</text:p>
          </table:table-cell>
          <table:table-cell/>
          <table:table-cell table:formula="of:=[.H299] - [.$H$366]" office:value-type="float" office:value="0.324999809265136" calcext:value-type="float">
            <text:p>0.32499980926513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73.859" calcext:value-type="float">
            <text:p>1739056073.859</text:p>
          </table:table-cell>
          <table:table-cell office:value-type="float" office:value="1739056074.827" calcext:value-type="float">
            <text:p>1739056074.82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0]-[.A300]" office:value-type="float" office:value="0.967999935150147" calcext:value-type="float">
            <text:p>0.967999935150147</text:p>
          </table:table-cell>
          <table:table-cell/>
          <table:table-cell table:formula="of:=[.H300] - [.$H$366]" office:value-type="float" office:value="0.389999866485595" calcext:value-type="float">
            <text:p>0.38999986648559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74.959" calcext:value-type="float">
            <text:p>1739056074.959</text:p>
          </table:table-cell>
          <table:table-cell office:value-type="float" office:value="1739056075.835" calcext:value-type="float">
            <text:p>1739056075.83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1]-[.A301]" office:value-type="float" office:value="0.875999927520752" calcext:value-type="float">
            <text:p>0.875999927520752</text:p>
          </table:table-cell>
          <table:table-cell/>
          <table:table-cell table:formula="of:=[.H301] - [.$H$366]" office:value-type="float" office:value="0.297999858856201" calcext:value-type="float">
            <text:p>0.29799985885620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75.893" calcext:value-type="float">
            <text:p>1739056075.893</text:p>
          </table:table-cell>
          <table:table-cell office:value-type="float" office:value="1739056076.829" calcext:value-type="float">
            <text:p>1739056076.82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2]-[.A302]" office:value-type="float" office:value="0.936000108718872" calcext:value-type="float">
            <text:p>0.936000108718872</text:p>
          </table:table-cell>
          <table:table-cell/>
          <table:table-cell table:formula="of:=[.H302] - [.$H$366]" office:value-type="float" office:value="0.358000040054321" calcext:value-type="float">
            <text:p>0.35800004005432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76.893" calcext:value-type="float">
            <text:p>1739056076.893</text:p>
          </table:table-cell>
          <table:table-cell office:value-type="float" office:value="1739056077.835" calcext:value-type="float">
            <text:p>1739056077.83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3]-[.A303]" office:value-type="float" office:value="0.942000150680542" calcext:value-type="float">
            <text:p>0.942000150680542</text:p>
          </table:table-cell>
          <table:table-cell/>
          <table:table-cell table:formula="of:=[.H303] - [.$H$366]" office:value-type="float" office:value="0.364000082015991" calcext:value-type="float">
            <text:p>0.36400008201599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77.893" calcext:value-type="float">
            <text:p>1739056077.893</text:p>
          </table:table-cell>
          <table:table-cell office:value-type="float" office:value="1739056078.839" calcext:value-type="float">
            <text:p>1739056078.83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4]-[.A304]" office:value-type="float" office:value="0.946000099182129" calcext:value-type="float">
            <text:p>0.946000099182129</text:p>
          </table:table-cell>
          <table:table-cell/>
          <table:table-cell table:formula="of:=[.H304] - [.$H$366]" office:value-type="float" office:value="0.368000030517578" calcext:value-type="float">
            <text:p>0.36800003051757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78.893" calcext:value-type="float">
            <text:p>1739056078.893</text:p>
          </table:table-cell>
          <table:table-cell office:value-type="float" office:value="1739056079.834" calcext:value-type="float">
            <text:p>1739056079.83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5]-[.A305]" office:value-type="float" office:value="0.94100022315979" calcext:value-type="float">
            <text:p>0.94100022315979</text:p>
          </table:table-cell>
          <table:table-cell/>
          <table:table-cell table:formula="of:=[.H305] - [.$H$366]" office:value-type="float" office:value="0.363000154495239" calcext:value-type="float">
            <text:p>0.36300015449523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79.959" calcext:value-type="float">
            <text:p>1739056079.959</text:p>
          </table:table-cell>
          <table:table-cell office:value-type="float" office:value="1739056080.853" calcext:value-type="float">
            <text:p>1739056080.85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6]-[.A306]" office:value-type="float" office:value="0.893999814987183" calcext:value-type="float">
            <text:p>0.893999814987183</text:p>
          </table:table-cell>
          <table:table-cell/>
          <table:table-cell table:formula="of:=[.H306] - [.$H$366]" office:value-type="float" office:value="0.315999746322632" calcext:value-type="float">
            <text:p>0.31599974632263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80.959" calcext:value-type="float">
            <text:p>1739056080.959</text:p>
          </table:table-cell>
          <table:table-cell office:value-type="float" office:value="1739056081.847" calcext:value-type="float">
            <text:p>1739056081.84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7]-[.A307]" office:value-type="float" office:value="0.887999773025513" calcext:value-type="float">
            <text:p>0.887999773025513</text:p>
          </table:table-cell>
          <table:table-cell/>
          <table:table-cell table:formula="of:=[.H307] - [.$H$366]" office:value-type="float" office:value="0.309999704360962" calcext:value-type="float">
            <text:p>0.30999970436096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81.926" calcext:value-type="float">
            <text:p>1739056081.926</text:p>
          </table:table-cell>
          <table:table-cell office:value-type="float" office:value="1739056082.96" calcext:value-type="float">
            <text:p>1739056082.9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8]-[.A308]" office:value-type="float" office:value="1.03399991989136" calcext:value-type="float">
            <text:p>1.03399991989136</text:p>
          </table:table-cell>
          <table:table-cell/>
          <table:table-cell table:formula="of:=[.H308] - [.$H$366]" office:value-type="float" office:value="0.455999851226806" calcext:value-type="float">
            <text:p>0.45599985122680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82.826" calcext:value-type="float">
            <text:p>1739056082.826</text:p>
          </table:table-cell>
          <table:table-cell office:value-type="float" office:value="1739056083.851" calcext:value-type="float">
            <text:p>1739056083.85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9]-[.A309]" office:value-type="float" office:value="1.02500009536743" calcext:value-type="float">
            <text:p>1.02500009536743</text:p>
          </table:table-cell>
          <table:table-cell/>
          <table:table-cell table:formula="of:=[.H309] - [.$H$366]" office:value-type="float" office:value="0.447000026702881" calcext:value-type="float">
            <text:p>0.44700002670288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83.893" calcext:value-type="float">
            <text:p>1739056083.893</text:p>
          </table:table-cell>
          <table:table-cell office:value-type="float" office:value="1739056084.863" calcext:value-type="float">
            <text:p>1739056084.8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0]-[.A310]" office:value-type="float" office:value="0.97000002861023" calcext:value-type="float">
            <text:p>0.97000002861023</text:p>
          </table:table-cell>
          <table:table-cell/>
          <table:table-cell table:formula="of:=[.H310] - [.$H$366]" office:value-type="float" office:value="0.391999959945678" calcext:value-type="float">
            <text:p>0.39199995994567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84.859" calcext:value-type="float">
            <text:p>1739056084.859</text:p>
          </table:table-cell>
          <table:table-cell office:value-type="float" office:value="1739056085.876" calcext:value-type="float">
            <text:p>1739056085.87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1]-[.A311]" office:value-type="float" office:value="1.01699995994568" calcext:value-type="float">
            <text:p>1.01699995994568</text:p>
          </table:table-cell>
          <table:table-cell/>
          <table:table-cell table:formula="of:=[.H311] - [.$H$366]" office:value-type="float" office:value="0.438999891281128" calcext:value-type="float">
            <text:p>0.43899989128112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85.859" calcext:value-type="float">
            <text:p>1739056085.859</text:p>
          </table:table-cell>
          <table:table-cell office:value-type="float" office:value="1739056086.888" calcext:value-type="float">
            <text:p>1739056086.88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2]-[.A312]" office:value-type="float" office:value="1.02900004386902" calcext:value-type="float">
            <text:p>1.02900004386902</text:p>
          </table:table-cell>
          <table:table-cell/>
          <table:table-cell table:formula="of:=[.H312] - [.$H$366]" office:value-type="float" office:value="0.450999975204468" calcext:value-type="float">
            <text:p>0.45099997520446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86.993" calcext:value-type="float">
            <text:p>1739056086.993</text:p>
          </table:table-cell>
          <table:table-cell office:value-type="float" office:value="1739056087.865" calcext:value-type="float">
            <text:p>1739056087.86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3]-[.A313]" office:value-type="float" office:value="0.871999979019165" calcext:value-type="float">
            <text:p>0.871999979019165</text:p>
          </table:table-cell>
          <table:table-cell/>
          <table:table-cell table:formula="of:=[.H313] - [.$H$366]" office:value-type="float" office:value="0.293999910354614" calcext:value-type="float">
            <text:p>0.29399991035461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87.926" calcext:value-type="float">
            <text:p>1739056087.926</text:p>
          </table:table-cell>
          <table:table-cell office:value-type="float" office:value="1739056088.864" calcext:value-type="float">
            <text:p>1739056088.86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4]-[.A314]" office:value-type="float" office:value="0.937999963760376" calcext:value-type="float">
            <text:p>0.937999963760376</text:p>
          </table:table-cell>
          <table:table-cell/>
          <table:table-cell table:formula="of:=[.H314] - [.$H$366]" office:value-type="float" office:value="0.359999895095825" calcext:value-type="float">
            <text:p>0.35999989509582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88.959" calcext:value-type="float">
            <text:p>1739056088.959</text:p>
          </table:table-cell>
          <table:table-cell office:value-type="float" office:value="1739056089.863" calcext:value-type="float">
            <text:p>1739056089.8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5]-[.A315]" office:value-type="float" office:value="0.903999805450439" calcext:value-type="float">
            <text:p>0.903999805450439</text:p>
          </table:table-cell>
          <table:table-cell/>
          <table:table-cell table:formula="of:=[.H315] - [.$H$366]" office:value-type="float" office:value="0.325999736785888" calcext:value-type="float">
            <text:p>0.32599973678588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89.993" calcext:value-type="float">
            <text:p>1739056089.993</text:p>
          </table:table-cell>
          <table:table-cell office:value-type="float" office:value="1739056090.878" calcext:value-type="float">
            <text:p>1739056090.87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6]-[.A316]" office:value-type="float" office:value="0.884999990463257" calcext:value-type="float">
            <text:p>0.884999990463257</text:p>
          </table:table-cell>
          <table:table-cell/>
          <table:table-cell table:formula="of:=[.H316] - [.$H$366]" office:value-type="float" office:value="0.306999921798706" calcext:value-type="float">
            <text:p>0.30699992179870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90.926" calcext:value-type="float">
            <text:p>1739056090.926</text:p>
          </table:table-cell>
          <table:table-cell office:value-type="float" office:value="1739056091.874" calcext:value-type="float">
            <text:p>1739056091.87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7]-[.A317]" office:value-type="float" office:value="0.947999954223633" calcext:value-type="float">
            <text:p>0.947999954223633</text:p>
          </table:table-cell>
          <table:table-cell/>
          <table:table-cell table:formula="of:=[.H317] - [.$H$366]" office:value-type="float" office:value="0.369999885559082" calcext:value-type="float">
            <text:p>0.36999988555908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91.993" calcext:value-type="float">
            <text:p>1739056091.993</text:p>
          </table:table-cell>
          <table:table-cell office:value-type="float" office:value="1739056092.886" calcext:value-type="float">
            <text:p>1739056092.88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8]-[.A318]" office:value-type="float" office:value="0.892999887466431" calcext:value-type="float">
            <text:p>0.892999887466431</text:p>
          </table:table-cell>
          <table:table-cell/>
          <table:table-cell table:formula="of:=[.H318] - [.$H$366]" office:value-type="float" office:value="0.31499981880188" calcext:value-type="float">
            <text:p>0.3149998188018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93.026" calcext:value-type="float">
            <text:p>1739056093.026</text:p>
          </table:table-cell>
          <table:table-cell office:value-type="float" office:value="1739056093.863" calcext:value-type="float">
            <text:p>1739056093.8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9]-[.A319]" office:value-type="float" office:value="0.836999893188477" calcext:value-type="float">
            <text:p>0.836999893188477</text:p>
          </table:table-cell>
          <table:table-cell/>
          <table:table-cell table:formula="of:=[.H319] - [.$H$366]" office:value-type="float" office:value="0.258999824523926" calcext:value-type="float">
            <text:p>0.25899982452392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93.959" calcext:value-type="float">
            <text:p>1739056093.959</text:p>
          </table:table-cell>
          <table:table-cell office:value-type="float" office:value="1739056094.869" calcext:value-type="float">
            <text:p>1739056094.86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0]-[.A320]" office:value-type="float" office:value="0.909999847412109" calcext:value-type="float">
            <text:p>0.909999847412109</text:p>
          </table:table-cell>
          <table:table-cell/>
          <table:table-cell table:formula="of:=[.H320] - [.$H$366]" office:value-type="float" office:value="0.331999778747558" calcext:value-type="float">
            <text:p>0.33199977874755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94.959" calcext:value-type="float">
            <text:p>1739056094.959</text:p>
          </table:table-cell>
          <table:table-cell office:value-type="float" office:value="1739056095.882" calcext:value-type="float">
            <text:p>1739056095.88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1]-[.A321]" office:value-type="float" office:value="0.922999858856201" calcext:value-type="float">
            <text:p>0.922999858856201</text:p>
          </table:table-cell>
          <table:table-cell/>
          <table:table-cell table:formula="of:=[.H321] - [.$H$366]" office:value-type="float" office:value="0.34499979019165" calcext:value-type="float">
            <text:p>0.3449997901916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95.893" calcext:value-type="float">
            <text:p>1739056095.893</text:p>
          </table:table-cell>
          <table:table-cell office:value-type="float" office:value="1739056096.872" calcext:value-type="float">
            <text:p>1739056096.87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2]-[.A322]" office:value-type="float" office:value="0.979000091552734" calcext:value-type="float">
            <text:p>0.979000091552734</text:p>
          </table:table-cell>
          <table:table-cell/>
          <table:table-cell table:formula="of:=[.H322] - [.$H$366]" office:value-type="float" office:value="0.401000022888183" calcext:value-type="float">
            <text:p>0.40100002288818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97.026" calcext:value-type="float">
            <text:p>1739056097.026</text:p>
          </table:table-cell>
          <table:table-cell office:value-type="float" office:value="1739056097.882" calcext:value-type="float">
            <text:p>1739056097.88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3]-[.A323]" office:value-type="float" office:value="0.855999946594238" calcext:value-type="float">
            <text:p>0.855999946594238</text:p>
          </table:table-cell>
          <table:table-cell/>
          <table:table-cell table:formula="of:=[.H323] - [.$H$366]" office:value-type="float" office:value="0.277999877929687" calcext:value-type="float">
            <text:p>0.27799987792968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97.926" calcext:value-type="float">
            <text:p>1739056097.926</text:p>
          </table:table-cell>
          <table:table-cell office:value-type="float" office:value="1739056098.884" calcext:value-type="float">
            <text:p>1739056098.88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4]-[.A324]" office:value-type="float" office:value="0.95799994468689" calcext:value-type="float">
            <text:p>0.95799994468689</text:p>
          </table:table-cell>
          <table:table-cell/>
          <table:table-cell table:formula="of:=[.H324] - [.$H$366]" office:value-type="float" office:value="0.379999876022339" calcext:value-type="float">
            <text:p>0.37999987602233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98.926" calcext:value-type="float">
            <text:p>1739056098.926</text:p>
          </table:table-cell>
          <table:table-cell office:value-type="float" office:value="1739056099.884" calcext:value-type="float">
            <text:p>1739056099.88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5]-[.A325]" office:value-type="float" office:value="0.95799994468689" calcext:value-type="float">
            <text:p>0.95799994468689</text:p>
          </table:table-cell>
          <table:table-cell/>
          <table:table-cell table:formula="of:=[.H325] - [.$H$366]" office:value-type="float" office:value="0.379999876022339" calcext:value-type="float">
            <text:p>0.37999987602233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099.959" calcext:value-type="float">
            <text:p>1739056099.959</text:p>
          </table:table-cell>
          <table:table-cell office:value-type="float" office:value="1739056100.896" calcext:value-type="float">
            <text:p>1739056100.89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6]-[.A326]" office:value-type="float" office:value="0.936999797821045" calcext:value-type="float">
            <text:p>0.936999797821045</text:p>
          </table:table-cell>
          <table:table-cell/>
          <table:table-cell table:formula="of:=[.H326] - [.$H$366]" office:value-type="float" office:value="0.358999729156494" calcext:value-type="float">
            <text:p>0.35899972915649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00.993" calcext:value-type="float">
            <text:p>1739056100.993</text:p>
          </table:table-cell>
          <table:table-cell office:value-type="float" office:value="1739056101.897" calcext:value-type="float">
            <text:p>1739056101.89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7]-[.A327]" office:value-type="float" office:value="0.904000043869019" calcext:value-type="float">
            <text:p>0.904000043869019</text:p>
          </table:table-cell>
          <table:table-cell/>
          <table:table-cell table:formula="of:=[.H327] - [.$H$366]" office:value-type="float" office:value="0.325999975204468" calcext:value-type="float">
            <text:p>0.32599997520446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01.993" calcext:value-type="float">
            <text:p>1739056101.993</text:p>
          </table:table-cell>
          <table:table-cell office:value-type="float" office:value="1739056102.893" calcext:value-type="float">
            <text:p>1739056102.8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8]-[.A328]" office:value-type="float" office:value="0.899999856948853" calcext:value-type="float">
            <text:p>0.899999856948853</text:p>
          </table:table-cell>
          <table:table-cell/>
          <table:table-cell table:formula="of:=[.H328] - [.$H$366]" office:value-type="float" office:value="0.321999788284302" calcext:value-type="float">
            <text:p>0.32199978828430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02.959" calcext:value-type="float">
            <text:p>1739056102.959</text:p>
          </table:table-cell>
          <table:table-cell office:value-type="float" office:value="1739056103.927" calcext:value-type="float">
            <text:p>1739056103.92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9]-[.A329]" office:value-type="float" office:value="0.967999935150147" calcext:value-type="float">
            <text:p>0.967999935150147</text:p>
          </table:table-cell>
          <table:table-cell/>
          <table:table-cell table:formula="of:=[.H329] - [.$H$366]" office:value-type="float" office:value="0.389999866485595" calcext:value-type="float">
            <text:p>0.38999986648559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04.026" calcext:value-type="float">
            <text:p>1739056104.026</text:p>
          </table:table-cell>
          <table:table-cell office:value-type="float" office:value="1739056104.909" calcext:value-type="float">
            <text:p>1739056104.90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0]-[.A330]" office:value-type="float" office:value="0.882999897003174" calcext:value-type="float">
            <text:p>0.882999897003174</text:p>
          </table:table-cell>
          <table:table-cell/>
          <table:table-cell table:formula="of:=[.H330] - [.$H$366]" office:value-type="float" office:value="0.304999828338623" calcext:value-type="float">
            <text:p>0.30499982833862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05.026" calcext:value-type="float">
            <text:p>1739056105.026</text:p>
          </table:table-cell>
          <table:table-cell office:value-type="float" office:value="1739056105.893" calcext:value-type="float">
            <text:p>1739056105.8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1]-[.A331]" office:value-type="float" office:value="0.866999864578247" calcext:value-type="float">
            <text:p>0.866999864578247</text:p>
          </table:table-cell>
          <table:table-cell/>
          <table:table-cell table:formula="of:=[.H331] - [.$H$366]" office:value-type="float" office:value="0.288999795913696" calcext:value-type="float">
            <text:p>0.28899979591369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05.926" calcext:value-type="float">
            <text:p>1739056105.926</text:p>
          </table:table-cell>
          <table:table-cell office:value-type="float" office:value="1739056106.91" calcext:value-type="float">
            <text:p>1739056106.9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2]-[.A332]" office:value-type="float" office:value="0.983999967575073" calcext:value-type="float">
            <text:p>0.983999967575073</text:p>
          </table:table-cell>
          <table:table-cell/>
          <table:table-cell table:formula="of:=[.H332] - [.$H$366]" office:value-type="float" office:value="0.405999898910522" calcext:value-type="float">
            <text:p>0.405999898910522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07.026" calcext:value-type="float">
            <text:p>1739056107.026</text:p>
          </table:table-cell>
          <table:table-cell office:value-type="float" office:value="1739056107.91" calcext:value-type="float">
            <text:p>1739056107.9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3]-[.A333]" office:value-type="float" office:value="0.884000062942505" calcext:value-type="float">
            <text:p>0.884000062942505</text:p>
          </table:table-cell>
          <table:table-cell/>
          <table:table-cell table:formula="of:=[.H333] - [.$H$366]" office:value-type="float" office:value="0.305999994277954" calcext:value-type="float">
            <text:p>0.30599999427795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07.993" calcext:value-type="float">
            <text:p>1739056107.993</text:p>
          </table:table-cell>
          <table:table-cell office:value-type="float" office:value="1739056108.924" calcext:value-type="float">
            <text:p>1739056108.92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4]-[.A334]" office:value-type="float" office:value="0.930999994277954" calcext:value-type="float">
            <text:p>0.930999994277954</text:p>
          </table:table-cell>
          <table:table-cell/>
          <table:table-cell table:formula="of:=[.H334] - [.$H$366]" office:value-type="float" office:value="0.352999925613403" calcext:value-type="float">
            <text:p>0.35299992561340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09.026" calcext:value-type="float">
            <text:p>1739056109.026</text:p>
          </table:table-cell>
          <table:table-cell office:value-type="float" office:value="1739056109.913" calcext:value-type="float">
            <text:p>1739056109.91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5]-[.A335]" office:value-type="float" office:value="0.88700008392334" calcext:value-type="float">
            <text:p>0.88700008392334</text:p>
          </table:table-cell>
          <table:table-cell/>
          <table:table-cell table:formula="of:=[.H335] - [.$H$366]" office:value-type="float" office:value="0.309000015258789" calcext:value-type="float">
            <text:p>0.30900001525878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09.959" calcext:value-type="float">
            <text:p>1739056109.959</text:p>
          </table:table-cell>
          <table:table-cell office:value-type="float" office:value="1739056110.909" calcext:value-type="float">
            <text:p>1739056110.90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6]-[.A336]" office:value-type="float" office:value="0.949999809265137" calcext:value-type="float">
            <text:p>0.949999809265137</text:p>
          </table:table-cell>
          <table:table-cell/>
          <table:table-cell table:formula="of:=[.H336] - [.$H$366]" office:value-type="float" office:value="0.371999740600586" calcext:value-type="float">
            <text:p>0.37199974060058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11.026" calcext:value-type="float">
            <text:p>1739056111.026</text:p>
          </table:table-cell>
          <table:table-cell office:value-type="float" office:value="1739056111.93" calcext:value-type="float">
            <text:p>1739056111.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7]-[.A337]" office:value-type="float" office:value="0.904000043869019" calcext:value-type="float">
            <text:p>0.904000043869019</text:p>
          </table:table-cell>
          <table:table-cell/>
          <table:table-cell table:formula="of:=[.H337] - [.$H$366]" office:value-type="float" office:value="0.325999975204468" calcext:value-type="float">
            <text:p>0.32599997520446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11.993" calcext:value-type="float">
            <text:p>1739056111.993</text:p>
          </table:table-cell>
          <table:table-cell office:value-type="float" office:value="1739056112.927" calcext:value-type="float">
            <text:p>1739056112.92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8]-[.A338]" office:value-type="float" office:value="0.934000015258789" calcext:value-type="float">
            <text:p>0.934000015258789</text:p>
          </table:table-cell>
          <table:table-cell/>
          <table:table-cell table:formula="of:=[.H338] - [.$H$366]" office:value-type="float" office:value="0.355999946594238" calcext:value-type="float">
            <text:p>0.35599994659423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12.959" calcext:value-type="float">
            <text:p>1739056112.959</text:p>
          </table:table-cell>
          <table:table-cell office:value-type="float" office:value="1739056113.923" calcext:value-type="float">
            <text:p>1739056113.92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9]-[.A339]" office:value-type="float" office:value="0.96399998664856" calcext:value-type="float">
            <text:p>0.96399998664856</text:p>
          </table:table-cell>
          <table:table-cell/>
          <table:table-cell table:formula="of:=[.H339] - [.$H$366]" office:value-type="float" office:value="0.385999917984009" calcext:value-type="float">
            <text:p>0.38599991798400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13.993" calcext:value-type="float">
            <text:p>1739056113.993</text:p>
          </table:table-cell>
          <table:table-cell office:value-type="float" office:value="1739056114.946" calcext:value-type="float">
            <text:p>1739056114.94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0]-[.A340]" office:value-type="float" office:value="0.953000068664551" calcext:value-type="float">
            <text:p>0.953000068664551</text:p>
          </table:table-cell>
          <table:table-cell/>
          <table:table-cell table:formula="of:=[.H340] - [.$H$366]" office:value-type="float" office:value="0.375" calcext:value-type="float">
            <text:p>0.37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14.993" calcext:value-type="float">
            <text:p>1739056114.993</text:p>
          </table:table-cell>
          <table:table-cell office:value-type="float" office:value="1739056115.928" calcext:value-type="float">
            <text:p>1739056115.92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1]-[.A341]" office:value-type="float" office:value="0.934999942779541" calcext:value-type="float">
            <text:p>0.934999942779541</text:p>
          </table:table-cell>
          <table:table-cell/>
          <table:table-cell table:formula="of:=[.H341] - [.$H$366]" office:value-type="float" office:value="0.35699987411499" calcext:value-type="float">
            <text:p>0.3569998741149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15.993" calcext:value-type="float">
            <text:p>1739056115.993</text:p>
          </table:table-cell>
          <table:table-cell office:value-type="float" office:value="1739056116.932" calcext:value-type="float">
            <text:p>1739056116.93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2]-[.A342]" office:value-type="float" office:value="0.938999891281128" calcext:value-type="float">
            <text:p>0.938999891281128</text:p>
          </table:table-cell>
          <table:table-cell/>
          <table:table-cell table:formula="of:=[.H342] - [.$H$366]" office:value-type="float" office:value="0.360999822616577" calcext:value-type="float">
            <text:p>0.36099982261657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16.993" calcext:value-type="float">
            <text:p>1739056116.993</text:p>
          </table:table-cell>
          <table:table-cell office:value-type="float" office:value="1739056117.95" calcext:value-type="float">
            <text:p>1739056117.9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3]-[.A343]" office:value-type="float" office:value="0.957000017166138" calcext:value-type="float">
            <text:p>0.957000017166138</text:p>
          </table:table-cell>
          <table:table-cell/>
          <table:table-cell table:formula="of:=[.H343] - [.$H$366]" office:value-type="float" office:value="0.378999948501587" calcext:value-type="float">
            <text:p>0.378999948501587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18.059" calcext:value-type="float">
            <text:p>1739056118.059</text:p>
          </table:table-cell>
          <table:table-cell office:value-type="float" office:value="1739056118.949" calcext:value-type="float">
            <text:p>1739056118.94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4]-[.A344]" office:value-type="float" office:value="0.889999866485596" calcext:value-type="float">
            <text:p>0.889999866485596</text:p>
          </table:table-cell>
          <table:table-cell/>
          <table:table-cell table:formula="of:=[.H344] - [.$H$366]" office:value-type="float" office:value="0.311999797821045" calcext:value-type="float">
            <text:p>0.31199979782104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18.959" calcext:value-type="float">
            <text:p>1739056118.959</text:p>
          </table:table-cell>
          <table:table-cell office:value-type="float" office:value="1739056119.954" calcext:value-type="float">
            <text:p>1739056119.95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5]-[.A345]" office:value-type="float" office:value="0.994999885559082" calcext:value-type="float">
            <text:p>0.994999885559082</text:p>
          </table:table-cell>
          <table:table-cell/>
          <table:table-cell table:formula="of:=[.H345] - [.$H$366]" office:value-type="float" office:value="0.416999816894531" calcext:value-type="float">
            <text:p>0.41699981689453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20.059" calcext:value-type="float">
            <text:p>1739056120.059</text:p>
          </table:table-cell>
          <table:table-cell office:value-type="float" office:value="1739056120.942" calcext:value-type="float">
            <text:p>1739056120.94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6]-[.A346]" office:value-type="float" office:value="0.882999897003174" calcext:value-type="float">
            <text:p>0.882999897003174</text:p>
          </table:table-cell>
          <table:table-cell/>
          <table:table-cell table:formula="of:=[.H346] - [.$H$366]" office:value-type="float" office:value="0.304999828338623" calcext:value-type="float">
            <text:p>0.30499982833862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21.059" calcext:value-type="float">
            <text:p>1739056121.059</text:p>
          </table:table-cell>
          <table:table-cell office:value-type="float" office:value="1739056121.95" calcext:value-type="float">
            <text:p>1739056121.9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7]-[.A347]" office:value-type="float" office:value="0.891000032424927" calcext:value-type="float">
            <text:p>0.891000032424927</text:p>
          </table:table-cell>
          <table:table-cell/>
          <table:table-cell table:formula="of:=[.H347] - [.$H$366]" office:value-type="float" office:value="0.312999963760376" calcext:value-type="float">
            <text:p>0.31299996376037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22.059" calcext:value-type="float">
            <text:p>1739056122.059</text:p>
          </table:table-cell>
          <table:table-cell office:value-type="float" office:value="1739056123.044" calcext:value-type="float">
            <text:p>1739056123.04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8]-[.A348]" office:value-type="float" office:value="0.984999895095825" calcext:value-type="float">
            <text:p>0.984999895095825</text:p>
          </table:table-cell>
          <table:table-cell/>
          <table:table-cell table:formula="of:=[.H348] - [.$H$366]" office:value-type="float" office:value="0.406999826431274" calcext:value-type="float">
            <text:p>0.406999826431274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23.059" calcext:value-type="float">
            <text:p>1739056123.059</text:p>
          </table:table-cell>
          <table:table-cell office:value-type="float" office:value="1739056124" calcext:value-type="float">
            <text:p>173905612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9]-[.A349]" office:value-type="float" office:value="0.940999984741211" calcext:value-type="float">
            <text:p>0.940999984741211</text:p>
          </table:table-cell>
          <table:table-cell/>
          <table:table-cell table:formula="of:=[.H349] - [.$H$366]" office:value-type="float" office:value="0.36299991607666" calcext:value-type="float">
            <text:p>0.3629999160766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24.026" calcext:value-type="float">
            <text:p>1739056124.026</text:p>
          </table:table-cell>
          <table:table-cell office:value-type="float" office:value="1739056124.967" calcext:value-type="float">
            <text:p>1739056124.96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0]-[.A350]" office:value-type="float" office:value="0.940999984741211" calcext:value-type="float">
            <text:p>0.940999984741211</text:p>
          </table:table-cell>
          <table:table-cell/>
          <table:table-cell table:formula="of:=[.H350] - [.$H$366]" office:value-type="float" office:value="0.36299991607666" calcext:value-type="float">
            <text:p>0.3629999160766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24.993" calcext:value-type="float">
            <text:p>1739056124.993</text:p>
          </table:table-cell>
          <table:table-cell office:value-type="float" office:value="1739056125.958" calcext:value-type="float">
            <text:p>1739056125.95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1]-[.A351]" office:value-type="float" office:value="0.964999914169312" calcext:value-type="float">
            <text:p>0.964999914169312</text:p>
          </table:table-cell>
          <table:table-cell/>
          <table:table-cell table:formula="of:=[.H351] - [.$H$366]" office:value-type="float" office:value="0.386999845504761" calcext:value-type="float">
            <text:p>0.38699984550476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26.06" calcext:value-type="float">
            <text:p>1739056126.06</text:p>
          </table:table-cell>
          <table:table-cell office:value-type="float" office:value="1739056126.964" calcext:value-type="float">
            <text:p>1739056126.96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2]-[.A352]" office:value-type="float" office:value="0.904000043869019" calcext:value-type="float">
            <text:p>0.904000043869019</text:p>
          </table:table-cell>
          <table:table-cell/>
          <table:table-cell table:formula="of:=[.H352] - [.$H$366]" office:value-type="float" office:value="0.325999975204468" calcext:value-type="float">
            <text:p>0.32599997520446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27.06" calcext:value-type="float">
            <text:p>1739056127.06</text:p>
          </table:table-cell>
          <table:table-cell office:value-type="float" office:value="1739056127.969" calcext:value-type="float">
            <text:p>1739056127.96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3]-[.A353]" office:value-type="float" office:value="0.909000158309937" calcext:value-type="float">
            <text:p>0.909000158309937</text:p>
          </table:table-cell>
          <table:table-cell/>
          <table:table-cell table:formula="of:=[.H353] - [.$H$366]" office:value-type="float" office:value="0.331000089645386" calcext:value-type="float">
            <text:p>0.33100008964538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28.026" calcext:value-type="float">
            <text:p>1739056128.026</text:p>
          </table:table-cell>
          <table:table-cell office:value-type="float" office:value="1739056129.037" calcext:value-type="float">
            <text:p>1739056129.03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4]-[.A354]" office:value-type="float" office:value="1.01099991798401" calcext:value-type="float">
            <text:p>1.01099991798401</text:p>
          </table:table-cell>
          <table:table-cell/>
          <table:table-cell table:formula="of:=[.H354] - [.$H$366]" office:value-type="float" office:value="0.432999849319458" calcext:value-type="float">
            <text:p>0.43299984931945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29.093" calcext:value-type="float">
            <text:p>1739056129.093</text:p>
          </table:table-cell>
          <table:table-cell office:value-type="float" office:value="1739056130.079" calcext:value-type="float">
            <text:p>1739056130.07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5]-[.A355]" office:value-type="float" office:value="0.986000061035156" calcext:value-type="float">
            <text:p>0.986000061035156</text:p>
          </table:table-cell>
          <table:table-cell/>
          <table:table-cell table:formula="of:=[.H355] - [.$H$366]" office:value-type="float" office:value="0.407999992370605" calcext:value-type="float">
            <text:p>0.407999992370605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30.126" calcext:value-type="float">
            <text:p>1739056130.126</text:p>
          </table:table-cell>
          <table:table-cell office:value-type="float" office:value="1739056131.232" calcext:value-type="float">
            <text:p>1739056131.23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6]-[.A356]" office:value-type="float" office:value="1.10600018501282" calcext:value-type="float">
            <text:p>1.10600018501282</text:p>
          </table:table-cell>
          <table:table-cell/>
          <table:table-cell table:formula="of:=[.H356] - [.$H$366]" office:value-type="float" office:value="0.528000116348266" calcext:value-type="float">
            <text:p>0.52800011634826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30.96" calcext:value-type="float">
            <text:p>1739056130.96</text:p>
          </table:table-cell>
          <table:table-cell office:value-type="float" office:value="1739056131.992" calcext:value-type="float">
            <text:p>1739056131.99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7]-[.A357]" office:value-type="float" office:value="1.03200006484985" calcext:value-type="float">
            <text:p>1.03200006484985</text:p>
          </table:table-cell>
          <table:table-cell/>
          <table:table-cell table:formula="of:=[.H357] - [.$H$366]" office:value-type="float" office:value="0.453999996185303" calcext:value-type="float">
            <text:p>0.453999996185303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32.06" calcext:value-type="float">
            <text:p>1739056132.06</text:p>
          </table:table-cell>
          <table:table-cell office:value-type="float" office:value="1739056132.987" calcext:value-type="float">
            <text:p>1739056132.98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8]-[.A358]" office:value-type="float" office:value="0.927000045776367" calcext:value-type="float">
            <text:p>0.927000045776367</text:p>
          </table:table-cell>
          <table:table-cell/>
          <table:table-cell table:formula="of:=[.H358] - [.$H$366]" office:value-type="float" office:value="0.348999977111816" calcext:value-type="float">
            <text:p>0.348999977111816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32.96" calcext:value-type="float">
            <text:p>1739056132.96</text:p>
          </table:table-cell>
          <table:table-cell office:value-type="float" office:value="1739056134.299" calcext:value-type="float">
            <text:p>1739056134.29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9]-[.A359]" office:value-type="float" office:value="1.33899998664856" calcext:value-type="float">
            <text:p>1.33899998664856</text:p>
          </table:table-cell>
          <table:table-cell/>
          <table:table-cell table:formula="of:=[.H359] - [.$H$366]" office:value-type="float" office:value="0.760999917984009" calcext:value-type="float">
            <text:p>0.760999917984009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office:value-type="float" office:value="1739056133.993" calcext:value-type="float">
            <text:p>1739056133.993</text:p>
          </table:table-cell>
          <table:table-cell office:value-type="float" office:value="1739056135.006" calcext:value-type="float">
            <text:p>1739056135.0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60]-[.A360]" office:value-type="float" office:value="1.01300001144409" calcext:value-type="float">
            <text:p>1.01300001144409</text:p>
          </table:table-cell>
          <table:table-cell/>
          <table:table-cell table:formula="of:=[.H360] - [.$H$366]" office:value-type="float" office:value="0.434999942779541" calcext:value-type="float">
            <text:p>0.434999942779541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number-columns-repeated="1013"/>
        </table:table-row>
        <table:table-row table:style-name="ro1">
          <table:table-cell table:style-name="ce2" office:value-type="float" office:value="1739056135.026" calcext:value-type="float">
            <text:p>1739056135.026</text:p>
          </table:table-cell>
          <table:table-cell table:style-name="ce2" office:value-type="float" office:value="1739056136.002" calcext:value-type="float">
            <text:p>1739056136.002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280" calcext:value-type="float">
            <text:p>1280</text:p>
          </table:table-cell>
          <table:table-cell table:style-name="ce2" office:value-type="float" office:value="2560" calcext:value-type="float">
            <text:p>2560</text:p>
          </table:table-cell>
          <table:table-cell table:style-name="ce2" office:value-type="float" office:value="1843200" calcext:value-type="float">
            <text:p>1843200</text:p>
          </table:table-cell>
          <table:table-cell table:style-name="ce2"/>
          <table:table-cell table:formula="of:=[.B361]-[.A361]" office:value-type="float" office:value="0.976000070571899" calcext:value-type="float">
            <text:p>0.976000070571899</text:p>
          </table:table-cell>
          <table:table-cell table:style-name="ce2"/>
          <table:table-cell table:formula="of:=[.H361] - [.$H$366]" office:value-type="float" office:value="0.398000001907348" calcext:value-type="float">
            <text:p>0.398000001907348</text:p>
          </table:table-cell>
          <table:table-cell table:formula="of:=[.$J$363]" office:value-type="float" office:value="0.367500066757202" calcext:value-type="float">
            <text:p>0.367500066757202</text:p>
          </table:table-cell>
          <table:table-cell table:style-name="ce2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Median latency of rap (s)</text:p>
          </table:table-cell>
          <table:table-cell table:formula="of:=MEDIAN([.H54:.H361])" office:value-type="float" office:value="0.945500135421753" calcext:value-type="float">
            <text:p>0.945500135421753</text:p>
          </table:table-cell>
          <table:table-cell/>
          <table:table-cell table:formula="of:=[.H363] - [.$H$366]" office:value-type="float" office:value="0.367500066757202" calcext:value-type="float">
            <text:p>0.36750006675720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ean frequency rap for 5 mins (Hz)</text:p>
          </table:table-cell>
          <table:table-cell table:formula="of:=COUNT([.H54:.H361]) / ([.A361] - [.A54])" office:value-type="float" office:value="1.02700557842919" calcext:value-type="float">
            <text:p>1.0270055784291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Median latency of robot (s)</text:p>
          </table:table-cell>
          <table:table-cell office:value-type="float" office:value="0.578000068664551" calcext:value-type="float">
            <text:p>0.578000068664551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2-09T23:20:42.948902842</dc:date>
    <meta:editing-duration>PT42M2S</meta:editing-duration>
    <meta:editing-cycles>7</meta:editing-cycles>
    <meta:generator>LibreOffice/6.4.7.2$Linux_X86_64 LibreOffice_project/40$Build-2</meta:generator>
    <meta:document-statistic meta:table-count="1" meta:cell-count="3256" meta:object-count="0"/>
  </office:meta>
</office:document-meta>
</file>